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214cm"/>
    </style:style>
    <style:style style:name="co11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ing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moothing Radius</text:p>
          </table:table-cell>
          <table:table-cell office:value-type="string" calcext:value-type="string">
            <text:p>Table Size</text:p>
          </table:table-cell>
          <table:table-cell office:value-type="string" calcext:value-type="string">
            <text:p>Viscosity Kernel</text:p>
          </table:table-cell>
          <table:table-cell office:value-type="string" calcext:value-type="string">
            <text:p>Update Positions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Pressure Kernel</text:p>
          </table:table-cell>
          <table:table-cell office:value-type="string" calcext:value-type="string">
            <text:p>Predict Postions</text:p>
          </table:table-cell>
          <table:table-cell office:value-type="string" calcext:value-type="string">
            <text:p>External Forces</text:p>
          </table:table-cell>
          <table:table-cell office:value-type="string" calcext:value-type="string">
            <text:p>Density Kernel</text:p>
          </table:table-cell>
          <table:table-cell office:value-type="string" calcext:value-type="string">
            <text:p>Hash Table Creation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58" calcext:value-type="float">
            <text:p>2.6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4.057" calcext:value-type="float">
            <text:p>4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.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67" calcext:value-type="float">
            <text:p>2.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4.057" calcext:value-type="float">
            <text:p>4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88" calcext:value-type="float">
            <text:p>2.48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75" calcext:value-type="float">
            <text:p>2.6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4.058" calcext:value-type="float">
            <text:p>4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88" calcext:value-type="float">
            <text:p>2.48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61" calcext:value-type="float">
            <text:p>2.6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4.059" calcext:value-type="float">
            <text:p>4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89" calcext:value-type="float">
            <text:p>2.48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669" calcext:value-type="float">
            <text:p>2.66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4.061" calcext:value-type="float">
            <text:p>4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3.293" calcext:value-type="float">
            <text:p>3.29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306" calcext:value-type="float">
            <text:p>6.3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8" calcext:value-type="float">
            <text:p>0.098</text:p>
          </table:table-cell>
          <table:table-cell office:value-type="float" office:value="6.691" calcext:value-type="float">
            <text:p>6.69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251" calcext:value-type="float">
            <text:p>6.2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5" calcext:value-type="float">
            <text:p>0.095</text:p>
          </table:table-cell>
          <table:table-cell office:value-type="float" office:value="6.586" calcext:value-type="float">
            <text:p>6.58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144" calcext:value-type="float">
            <text:p>4.14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234" calcext:value-type="float">
            <text:p>6.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1" calcext:value-type="float">
            <text:p>0.101</text:p>
          </table:table-cell>
          <table:table-cell office:value-type="float" office:value="6.529" calcext:value-type="float">
            <text:p>6.52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237" calcext:value-type="float">
            <text:p>4.23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243" calcext:value-type="float">
            <text:p>6.2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6" calcext:value-type="float">
            <text:p>0.096</text:p>
          </table:table-cell>
          <table:table-cell office:value-type="float" office:value="6.534" calcext:value-type="float">
            <text:p>6.5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4.573" calcext:value-type="float">
            <text:p>4.57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329" calcext:value-type="float">
            <text:p>6.3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6" calcext:value-type="float">
            <text:p>0.096</text:p>
          </table:table-cell>
          <table:table-cell office:value-type="float" office:value="6.571" calcext:value-type="float">
            <text:p>6.57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165" calcext:value-type="float">
            <text:p>4.165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14" calcext:value-type="float">
            <text:p>2.1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1" calcext:value-type="float">
            <text:p>0.111</text:p>
          </table:table-cell>
          <table:table-cell office:value-type="float" office:value="2.514" calcext:value-type="float">
            <text:p>2.51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.913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36" calcext:value-type="float">
            <text:p>2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" calcext:value-type="float">
            <text:p>0.11</text:p>
          </table:table-cell>
          <table:table-cell office:value-type="float" office:value="2.525" calcext:value-type="float">
            <text:p>2.52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903" calcext:value-type="float">
            <text:p>1.903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2" calcext:value-type="float">
            <text:p>2.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7" calcext:value-type="float">
            <text:p>0.117</text:p>
          </table:table-cell>
          <table:table-cell office:value-type="float" office:value="2.493" calcext:value-type="float">
            <text:p>2.49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903" calcext:value-type="float">
            <text:p>1.903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16" calcext:value-type="float">
            <text:p>2.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3" calcext:value-type="float">
            <text:p>0.103</text:p>
          </table:table-cell>
          <table:table-cell office:value-type="float" office:value="2.488" calcext:value-type="float">
            <text:p>2.48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915" calcext:value-type="float">
            <text:p>1.915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55" calcext:value-type="float">
            <text:p>2.1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1" calcext:value-type="float">
            <text:p>0.111</text:p>
          </table:table-cell>
          <table:table-cell office:value-type="float" office:value="2.513" calcext:value-type="float">
            <text:p>2.51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.913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" calcext:value-type="float">
            <text:p>0.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603" calcext:value-type="float">
            <text:p>0.60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3" calcext:value-type="float">
            <text:p>0.003</text:p>
          </table:table-cell>
          <table:table-cell office:value-type="float" office:value="0.175" calcext:value-type="float">
            <text:p>0.175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9" calcext:value-type="float">
            <text:p>0.169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511" calcext:value-type="float">
            <text:p>0.5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9" calcext:value-type="float">
            <text:p>0.50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359" calcext:value-type="float">
            <text:p>0.35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348" calcext:value-type="float">
            <text:p>0.3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3" calcext:value-type="float">
            <text:p>0.213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6" calcext:value-type="float">
            <text:p>0.206</text:p>
          </table:table-cell>
          <table:table-cell office:value-type="float" office:value="2.685" calcext:value-type="float">
            <text:p>2.68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3" calcext:value-type="float">
            <text:p>0.213</text:p>
          </table:table-cell>
          <table:table-cell office:value-type="float" office:value="0.351" calcext:value-type="float">
            <text:p>0.35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4" calcext:value-type="float">
            <text:p>2.9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5.182" calcext:value-type="float">
            <text:p>5.18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646" calcext:value-type="float">
            <text:p>2.64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3" calcext:value-type="float">
            <text:p>2.9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5.177" calcext:value-type="float">
            <text:p>5.17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649" calcext:value-type="float">
            <text:p>2.64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7" calcext:value-type="float">
            <text:p>2.9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5.192" calcext:value-type="float">
            <text:p>5.19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644" calcext:value-type="float">
            <text:p>2.64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5" calcext:value-type="float">
            <text:p>2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5.177" calcext:value-type="float">
            <text:p>5.17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644" calcext:value-type="float">
            <text:p>2.6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8" calcext:value-type="float">
            <text:p>2.9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5.187" calcext:value-type="float">
            <text:p>5.18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643" calcext:value-type="float">
            <text:p>2.6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579" calcext:value-type="float">
            <text:p>6.5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5" calcext:value-type="float">
            <text:p>0.095</text:p>
          </table:table-cell>
          <table:table-cell office:value-type="float" office:value="7.165" calcext:value-type="float">
            <text:p>7.16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228" calcext:value-type="float">
            <text:p>4.228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684" calcext:value-type="float">
            <text:p>6.6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5" calcext:value-type="float">
            <text:p>0.095</text:p>
          </table:table-cell>
          <table:table-cell office:value-type="float" office:value="7.221" calcext:value-type="float">
            <text:p>7.22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365" calcext:value-type="float">
            <text:p>4.365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558" calcext:value-type="float">
            <text:p>6.5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5" calcext:value-type="float">
            <text:p>0.095</text:p>
          </table:table-cell>
          <table:table-cell office:value-type="float" office:value="7.154" calcext:value-type="float">
            <text:p>7.15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619" calcext:value-type="float">
            <text:p>4.61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627" calcext:value-type="float">
            <text:p>6.6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3" calcext:value-type="float">
            <text:p>0.093</text:p>
          </table:table-cell>
          <table:table-cell office:value-type="float" office:value="7.382" calcext:value-type="float">
            <text:p>7.3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303" calcext:value-type="float">
            <text:p>4.303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525" calcext:value-type="float">
            <text:p>6.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7" calcext:value-type="float">
            <text:p>0.097</text:p>
          </table:table-cell>
          <table:table-cell office:value-type="float" office:value="7.255" calcext:value-type="float">
            <text:p>7.25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4.21" calcext:value-type="float">
            <text:p>4.2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67" calcext:value-type="float">
            <text:p>2.4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3.09" calcext:value-type="float">
            <text:p>3.0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137" calcext:value-type="float">
            <text:p>2.13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83" calcext:value-type="float">
            <text:p>2.4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4" calcext:value-type="float">
            <text:p>0.114</text:p>
          </table:table-cell>
          <table:table-cell office:value-type="float" office:value="3.113" calcext:value-type="float">
            <text:p>3.11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144" calcext:value-type="float">
            <text:p>2.14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31" calcext:value-type="float">
            <text:p>2.4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2" calcext:value-type="float">
            <text:p>0.122</text:p>
          </table:table-cell>
          <table:table-cell office:value-type="float" office:value="3.034" calcext:value-type="float">
            <text:p>3.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087" calcext:value-type="float">
            <text:p>2.08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2" calcext:value-type="float">
            <text:p>2.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6" calcext:value-type="float">
            <text:p>0.106</text:p>
          </table:table-cell>
          <table:table-cell office:value-type="float" office:value="3.047" calcext:value-type="float">
            <text:p>3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117" calcext:value-type="float">
            <text:p>2.11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13" calcext:value-type="float">
            <text:p>2.4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5" calcext:value-type="float">
            <text:p>0.115</text:p>
          </table:table-cell>
          <table:table-cell office:value-type="float" office:value="3.056" calcext:value-type="float">
            <text:p>3.05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092" calcext:value-type="float">
            <text:p>2.09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2" calcext:value-type="float">
            <text:p>0.162</text:p>
          </table:table-cell>
          <table:table-cell office:value-type="float" office:value="1.18" calcext:value-type="float">
            <text:p>1.1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8" calcext:value-type="float">
            <text:p>0.168</text:p>
          </table:table-cell>
          <table:table-cell office:value-type="float" office:value="1.196" calcext:value-type="float">
            <text:p>1.19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68" calcext:value-type="float">
            <text:p>0.168</text:p>
          </table:table-cell>
          <table:table-cell office:value-type="float" office:value="1.185" calcext:value-type="float">
            <text:p>1.18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1" calcext:value-type="float">
            <text:p>0.151</text:p>
          </table:table-cell>
          <table:table-cell office:value-type="float" office:value="1.189" calcext:value-type="float">
            <text:p>1.18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5" calcext:value-type="float">
            <text:p>0.175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422" calcext:value-type="float">
            <text:p>0.42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76" calcext:value-type="float">
            <text:p>0.4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" calcext:value-type="float">
            <text:p>0.18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81" calcext:value-type="float">
            <text:p>0.48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" calcext:value-type="float">
            <text:p>0.175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82" calcext:value-type="float">
            <text:p>0.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" calcext:value-type="float">
            <text:p>0.18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423" calcext:value-type="float">
            <text:p>0.42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82" calcext:value-type="float">
            <text:p>0.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" calcext:value-type="float">
            <text:p>0.18</text:p>
          </table:table-cell>
          <table:table-cell office:value-type="float" office:value="0.557" calcext:value-type="float">
            <text:p>0.5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9" calcext:value-type="float">
            <text:p>0.189</text:p>
          </table:table-cell>
          <table:table-cell office:value-type="float" office:value="0.553" calcext:value-type="float">
            <text:p>0.55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3" calcext:value-type="float">
            <text:p>0.3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7" calcext:value-type="float">
            <text:p>1.017</text:p>
          </table:table-cell>
          <table:table-cell office:value-type="float" office:value="0.563" calcext:value-type="float">
            <text:p>0.563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3" calcext:value-type="float">
            <text:p>0.32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561" calcext:value-type="float">
            <text:p>0.56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" calcext:value-type="float">
            <text:p>0.3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" calcext:value-type="float">
            <text:p>0.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5" calcext:value-type="float">
            <text:p>0.9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1" calcext:value-type="float">
            <text:p>0.57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1" calcext:value-type="float">
            <text:p>0.761</text:p>
          </table:table-cell>
          <table:table-cell office:value-type="float" office:value="0.572" calcext:value-type="float">
            <text:p>0.57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3" calcext:value-type="float">
            <text:p>0.323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569" calcext:value-type="float">
            <text:p>0.56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4" calcext:value-type="float">
            <text:p>3.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.935" calcext:value-type="float">
            <text:p>5.93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783" calcext:value-type="float">
            <text:p>2.78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.942" calcext:value-type="float">
            <text:p>5.94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784" calcext:value-type="float">
            <text:p>2.78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1" calcext:value-type="float">
            <text:p>3.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.937" calcext:value-type="float">
            <text:p>5.9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4" calcext:value-type="float">
            <text:p>3.14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.933" calcext:value-type="float">
            <text:p>5.93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784" calcext:value-type="float">
            <text:p>2.78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9" calcext:value-type="float">
            <text:p>3.1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5.946" calcext:value-type="float">
            <text:p>5.94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791" calcext:value-type="float">
            <text:p>2.79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551" calcext:value-type="float">
            <text:p>7.5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7" calcext:value-type="float">
            <text:p>0.097</text:p>
          </table:table-cell>
          <table:table-cell office:value-type="float" office:value="9.512" calcext:value-type="float">
            <text:p>9.51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821" calcext:value-type="float">
            <text:p>4.821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544" calcext:value-type="float">
            <text:p>7.5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4" calcext:value-type="float">
            <text:p>0.094</text:p>
          </table:table-cell>
          <table:table-cell office:value-type="float" office:value="9.314" calcext:value-type="float">
            <text:p>9.3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941" calcext:value-type="float">
            <text:p>4.941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316" calcext:value-type="float">
            <text:p>7.3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8" calcext:value-type="float">
            <text:p>0.098</text:p>
          </table:table-cell>
          <table:table-cell office:value-type="float" office:value="9.431" calcext:value-type="float">
            <text:p>9.43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576" calcext:value-type="float">
            <text:p>4.576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532" calcext:value-type="float">
            <text:p>7.5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9" calcext:value-type="float">
            <text:p>0.099</text:p>
          </table:table-cell>
          <table:table-cell office:value-type="float" office:value="9.409" calcext:value-type="float">
            <text:p>9.4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4.858" calcext:value-type="float">
            <text:p>4.858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.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7" calcext:value-type="float">
            <text:p>0.097</text:p>
          </table:table-cell>
          <table:table-cell office:value-type="float" office:value="9.382" calcext:value-type="float">
            <text:p>9.3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573" calcext:value-type="float">
            <text:p>4.573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76" calcext:value-type="float">
            <text:p>2.7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2" calcext:value-type="float">
            <text:p>0.102</text:p>
          </table:table-cell>
          <table:table-cell office:value-type="float" office:value="3.78" calcext:value-type="float">
            <text:p>3.7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301" calcext:value-type="float">
            <text:p>2.30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64" calcext:value-type="float">
            <text:p>2.7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8" calcext:value-type="float">
            <text:p>0.108</text:p>
          </table:table-cell>
          <table:table-cell office:value-type="float" office:value="3.767" calcext:value-type="float">
            <text:p>3.76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285" calcext:value-type="float">
            <text:p>2.28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77" calcext:value-type="float">
            <text:p>2.7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8" calcext:value-type="float">
            <text:p>0.108</text:p>
          </table:table-cell>
          <table:table-cell office:value-type="float" office:value="3.761" calcext:value-type="float">
            <text:p>3.76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.29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56" calcext:value-type="float">
            <text:p>2.7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8" calcext:value-type="float">
            <text:p>0.108</text:p>
          </table:table-cell>
          <table:table-cell office:value-type="float" office:value="3.708" calcext:value-type="float">
            <text:p>3.7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277" calcext:value-type="float">
            <text:p>2.27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44" calcext:value-type="float">
            <text:p>2.7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2" calcext:value-type="float">
            <text:p>0.102</text:p>
          </table:table-cell>
          <table:table-cell office:value-type="float" office:value="3.698" calcext:value-type="float">
            <text:p>3.6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.26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75" calcext:value-type="float">
            <text:p>1.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5" calcext:value-type="float">
            <text:p>0.125</text:p>
          </table:table-cell>
          <table:table-cell office:value-type="float" office:value="2.022" calcext:value-type="float">
            <text:p>2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284" calcext:value-type="float">
            <text:p>1.284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1" calcext:value-type="float">
            <text:p>0.121</text:p>
          </table:table-cell>
          <table:table-cell office:value-type="float" office:value="2.026" calcext:value-type="float">
            <text:p>2.02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286" calcext:value-type="float">
            <text:p>1.28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4" calcext:value-type="float">
            <text:p>0.124</text:p>
          </table:table-cell>
          <table:table-cell office:value-type="float" office:value="1.988" calcext:value-type="float">
            <text:p>1.98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5" calcext:value-type="float">
            <text:p>0.125</text:p>
          </table:table-cell>
          <table:table-cell office:value-type="float" office:value="2.003" calcext:value-type="float">
            <text:p>2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276" calcext:value-type="float">
            <text:p>1.27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3" calcext:value-type="float">
            <text:p>0.123</text:p>
          </table:table-cell>
          <table:table-cell office:value-type="float" office:value="1.999" calcext:value-type="float">
            <text:p>1.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8" calcext:value-type="float">
            <text:p>0.128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1" calcext:value-type="float">
            <text:p>0.131</text:p>
          </table:table-cell>
          <table:table-cell office:value-type="float" office:value="1.491" calcext:value-type="float">
            <text:p>1.49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7" calcext:value-type="float">
            <text:p>1.0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5" calcext:value-type="float">
            <text:p>0.145</text:p>
          </table:table-cell>
          <table:table-cell office:value-type="float" office:value="1.499" calcext:value-type="float">
            <text:p>1.49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3" calcext:value-type="float">
            <text:p>0.143</text:p>
          </table:table-cell>
          <table:table-cell office:value-type="float" office:value="1.483" calcext:value-type="float">
            <text:p>1.48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8" calcext:value-type="float">
            <text:p>0.13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8" calcext:value-type="float">
            <text:p>0.128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1" calcext:value-type="float">
            <text:p>0.131</text:p>
          </table:table-cell>
          <table:table-cell office:value-type="float" office:value="1.491" calcext:value-type="float">
            <text:p>1.49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7" calcext:value-type="float">
            <text:p>1.0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5" calcext:value-type="float">
            <text:p>0.145</text:p>
          </table:table-cell>
          <table:table-cell office:value-type="float" office:value="1.499" calcext:value-type="float">
            <text:p>1.49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3" calcext:value-type="float">
            <text:p>0.143</text:p>
          </table:table-cell>
          <table:table-cell office:value-type="float" office:value="1.483" calcext:value-type="float">
            <text:p>1.48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8" calcext:value-type="float">
            <text:p>0.138</text:p>
          </table:table-cell>
          <table:table-cell office:value-type="float" office:value="1.0482" calcext:value-type="float">
            <text:p>1.0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3" calcext:value-type="float">
            <text:p>0.143</text:p>
          </table:table-cell>
          <table:table-cell office:value-type="float" office:value="1.395" calcext:value-type="float">
            <text:p>1.3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office:value-type="float" office:value="2.596" calcext:value-type="float">
            <text:p>2.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7" calcext:value-type="float">
            <text:p>0.137</text:p>
          </table:table-cell>
          <table:table-cell office:value-type="float" office:value="1.382" calcext:value-type="float">
            <text:p>1.38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4" calcext:value-type="float">
            <text:p>0.784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" calcext:value-type="float">
            <text:p>0.13</text:p>
          </table:table-cell>
          <table:table-cell office:value-type="float" office:value="1.371" calcext:value-type="float">
            <text:p>1.37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778" calcext:value-type="float">
            <text:p>0.778</text:p>
          </table:table-cell>
          <table:table-cell office:value-type="float" office:value="2.657" calcext:value-type="float">
            <text:p>2.6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3" calcext:value-type="float">
            <text:p>0.703</text:p>
          </table:table-cell>
          <table:table-cell office:value-type="float" office:value="1.38" calcext:value-type="float">
            <text:p>1.3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8" calcext:value-type="float">
            <text:p>0.138</text:p>
          </table:table-cell>
          <table:table-cell office:value-type="float" office:value="1.378" calcext:value-type="float">
            <text:p>1.37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79" calcext:value-type="float">
            <text:p>0.779</text:p>
          </table:table-cell>
          <table:table-cell office:value-type="float" office:value="1.801" calcext:value-type="float">
            <text:p>1.801</text:p>
          </table:table-cell>
        </table:table-row>
      </table:table>
      <table:table table:name="Pivot Table_Hashing_1" table:style-name="ta1">
        <table:shapes>
          <draw:frame draw:z-index="0" draw:style-name="gr1" draw:text-style-name="P1" svg:width="15.999cm" svg:height="8.999cm" svg:x="25.682cm" svg:y="11.837cm">
            <draw:object draw:notify-on-update-of-ranges="'Pivot Table_Hashing_1'.B28:'Pivot Table_Hashing_1'.B28 'Pivot Table_Hashing_1'.B29:'Pivot Table_Hashing_1'.B35 'Pivot Table_Hashing_1'.C28:'Pivot Table_Hashing_1'.C28 'Pivot Table_Hashing_1'.C29:'Pivot Table_Hashing_1'.C35 'Pivot Table_Hashing_1'.D28:'Pivot Table_Hashing_1'.D28 'Pivot Table_Hashing_1'.D29:'Pivot Table_Hashing_1'.D35 'Pivot Table_Hashing_1'.E28:'Pivot Table_Hashing_1'.E28 'Pivot Table_Hashing_1'.E29:'Pivot Table_Hashing_1'.E35 'Pivot Table_Hashing_1'.F28:'Pivot Table_Hashing_1'.F28 'Pivot Table_Hashing_1'.F29:'Pivot Table_Hashing_1'.F35 'Pivot Table_Hashing_1'.G28:'Pivot Table_Hashing_1'.G28 'Pivot Table_Hashing_1'.G29:'Pivot Table_Hashing_1'.G35 'Pivot Table_Hashing_1'.H28:'Pivot Table_Hashing_1'.H28 'Pivot Table_Hashing_1'.H29:'Pivot Table_Hashing_1'.H35 'Pivot Table_Hashing_1'.I28:'Pivot Table_Hashing_1'.I28 'Pivot Table_Hashing_1'.I29:'Pivot Table_Hashing_1'.I35 'Pivot Table_Hashing_1'.J28:'Pivot Table_Hashing_1'.J28 'Pivot Table_Hashing_1'.J29:'Pivot Table_Hashing_1'.J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9.005cm" svg:x="41.906cm" svg:y="11.767cm">
            <draw:object draw:notify-on-update-of-ranges="'Pivot Table_Hashing_1'.B28:'Pivot Table_Hashing_1'.B28 'Pivot Table_Hashing_1'.B29:'Pivot Table_Hashing_1'.B35 'Pivot Table_Hashing_1'.C28:'Pivot Table_Hashing_1'.C28 'Pivot Table_Hashing_1'.C29:'Pivot Table_Hashing_1'.C35 'Pivot Table_Hashing_1'.D28:'Pivot Table_Hashing_1'.D28 'Pivot Table_Hashing_1'.D29:'Pivot Table_Hashing_1'.D35 'Pivot Table_Hashing_1'.E28:'Pivot Table_Hashing_1'.E28 'Pivot Table_Hashing_1'.E29:'Pivot Table_Hashing_1'.E35 'Pivot Table_Hashing_1'.F28:'Pivot Table_Hashing_1'.F28 'Pivot Table_Hashing_1'.F29:'Pivot Table_Hashing_1'.F35 'Pivot Table_Hashing_1'.G28:'Pivot Table_Hashing_1'.G28 'Pivot Table_Hashing_1'.G29:'Pivot Table_Hashing_1'.G35 'Pivot Table_Hashing_1'.H28:'Pivot Table_Hashing_1'.H28 'Pivot Table_Hashing_1'.H29:'Pivot Table_Hashing_1'.H35 'Pivot Table_Hashing_1'.I28:'Pivot Table_Hashing_1'.I28 'Pivot Table_Hashing_1'.I29:'Pivot Table_Hashing_1'.I35 'Pivot Table_Hashing_1'.J28:'Pivot Table_Hashing_1'.J28 'Pivot Table_Hashing_1'.J29:'Pivot Table_Hashing_1'.J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58.969cm" svg:y="11.813cm">
            <draw:object draw:notify-on-update-of-ranges="'Pivot Table_Hashing_1'.B28:'Pivot Table_Hashing_1'.B28 'Pivot Table_Hashing_1'.B29:'Pivot Table_Hashing_1'.B35 'Pivot Table_Hashing_1'.C28:'Pivot Table_Hashing_1'.C28 'Pivot Table_Hashing_1'.C29:'Pivot Table_Hashing_1'.C35 'Pivot Table_Hashing_1'.D28:'Pivot Table_Hashing_1'.D28 'Pivot Table_Hashing_1'.D29:'Pivot Table_Hashing_1'.D35 'Pivot Table_Hashing_1'.E28:'Pivot Table_Hashing_1'.E28 'Pivot Table_Hashing_1'.E29:'Pivot Table_Hashing_1'.E35 'Pivot Table_Hashing_1'.F28:'Pivot Table_Hashing_1'.F28 'Pivot Table_Hashing_1'.F29:'Pivot Table_Hashing_1'.F35 'Pivot Table_Hashing_1'.G28:'Pivot Table_Hashing_1'.G28 'Pivot Table_Hashing_1'.G29:'Pivot Table_Hashing_1'.G35 'Pivot Table_Hashing_1'.H28:'Pivot Table_Hashing_1'.H28 'Pivot Table_Hashing_1'.H29:'Pivot Table_Hashing_1'.H35 'Pivot Table_Hashing_1'.I28:'Pivot Table_Hashing_1'.I28 'Pivot Table_Hashing_1'.I29:'Pivot Table_Hashing_1'.I35 'Pivot Table_Hashing_1'.J28:'Pivot Table_Hashing_1'.J28 'Pivot Table_Hashing_1'.J29:'Pivot Table_Hashing_1'.J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draw:transform="rotate (-0.00680678408277771) translate (25.529cm 22.316cm)">
            <draw:object draw:notify-on-update-of-ranges="'Pivot Table_Hashing_1'.B37:'Pivot Table_Hashing_1'.B37 'Pivot Table_Hashing_1'.B38:'Pivot Table_Hashing_1'.B44 'Pivot Table_Hashing_1'.C37:'Pivot Table_Hashing_1'.C37 'Pivot Table_Hashing_1'.C38:'Pivot Table_Hashing_1'.C44 'Pivot Table_Hashing_1'.D37:'Pivot Table_Hashing_1'.D37 'Pivot Table_Hashing_1'.D38:'Pivot Table_Hashing_1'.D44 'Pivot Table_Hashing_1'.E37:'Pivot Table_Hashing_1'.E37 'Pivot Table_Hashing_1'.E38:'Pivot Table_Hashing_1'.E44 'Pivot Table_Hashing_1'.F37:'Pivot Table_Hashing_1'.F37 'Pivot Table_Hashing_1'.F38:'Pivot Table_Hashing_1'.F44 'Pivot Table_Hashing_1'.G37:'Pivot Table_Hashing_1'.G37 'Pivot Table_Hashing_1'.G38:'Pivot Table_Hashing_1'.G44 'Pivot Table_Hashing_1'.H37:'Pivot Table_Hashing_1'.H37 'Pivot Table_Hashing_1'.H38:'Pivot Table_Hashing_1'.H44 'Pivot Table_Hashing_1'.I37:'Pivot Table_Hashing_1'.I37 'Pivot Table_Hashing_1'.I38:'Pivot Table_Hashing_1'.I44 'Pivot Table_Hashing_1'.J37:'Pivot Table_Hashing_1'.J37 'Pivot Table_Hashing_1'.J38:'Pivot Table_Hashing_1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.997cm" svg:height="9.005cm" svg:x="42.952cm" svg:y="22.685cm">
            <draw:object draw:notify-on-update-of-ranges="'Pivot Table_Hashing_1'.B37:'Pivot Table_Hashing_1'.B37 'Pivot Table_Hashing_1'.B38:'Pivot Table_Hashing_1'.B44 'Pivot Table_Hashing_1'.C37:'Pivot Table_Hashing_1'.C37 'Pivot Table_Hashing_1'.C38:'Pivot Table_Hashing_1'.C44 'Pivot Table_Hashing_1'.D37:'Pivot Table_Hashing_1'.D37 'Pivot Table_Hashing_1'.D38:'Pivot Table_Hashing_1'.D44 'Pivot Table_Hashing_1'.E37:'Pivot Table_Hashing_1'.E37 'Pivot Table_Hashing_1'.E38:'Pivot Table_Hashing_1'.E44 'Pivot Table_Hashing_1'.F37:'Pivot Table_Hashing_1'.F37 'Pivot Table_Hashing_1'.F38:'Pivot Table_Hashing_1'.F44 'Pivot Table_Hashing_1'.G37:'Pivot Table_Hashing_1'.G37 'Pivot Table_Hashing_1'.G38:'Pivot Table_Hashing_1'.G44 'Pivot Table_Hashing_1'.H37:'Pivot Table_Hashing_1'.H37 'Pivot Table_Hashing_1'.H38:'Pivot Table_Hashing_1'.H44 'Pivot Table_Hashing_1'.I37:'Pivot Table_Hashing_1'.I37 'Pivot Table_Hashing_1'.I38:'Pivot Table_Hashing_1'.I44 'Pivot Table_Hashing_1'.J37:'Pivot Table_Hashing_1'.J37 'Pivot Table_Hashing_1'.J38:'Pivot Table_Hashing_1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.997cm" svg:height="9.005cm" svg:x="60.326cm" svg:y="22.712cm">
            <draw:object draw:notify-on-update-of-ranges="'Pivot Table_Hashing_1'.B37:'Pivot Table_Hashing_1'.B37 'Pivot Table_Hashing_1'.B38:'Pivot Table_Hashing_1'.B44 'Pivot Table_Hashing_1'.C37:'Pivot Table_Hashing_1'.C37 'Pivot Table_Hashing_1'.C38:'Pivot Table_Hashing_1'.C44 'Pivot Table_Hashing_1'.D37:'Pivot Table_Hashing_1'.D37 'Pivot Table_Hashing_1'.D38:'Pivot Table_Hashing_1'.D44 'Pivot Table_Hashing_1'.E37:'Pivot Table_Hashing_1'.E37 'Pivot Table_Hashing_1'.E38:'Pivot Table_Hashing_1'.E44 'Pivot Table_Hashing_1'.F37:'Pivot Table_Hashing_1'.F37 'Pivot Table_Hashing_1'.F38:'Pivot Table_Hashing_1'.F44 'Pivot Table_Hashing_1'.G37:'Pivot Table_Hashing_1'.G37 'Pivot Table_Hashing_1'.G38:'Pivot Table_Hashing_1'.G44 'Pivot Table_Hashing_1'.H37:'Pivot Table_Hashing_1'.H37 'Pivot Table_Hashing_1'.H38:'Pivot Table_Hashing_1'.H44 'Pivot Table_Hashing_1'.I37:'Pivot Table_Hashing_1'.I37 'Pivot Table_Hashing_1'.I38:'Pivot Table_Hashing_1'.I44 'Pivot Table_Hashing_1'.J37:'Pivot Table_Hashing_1'.J37 'Pivot Table_Hashing_1'.J38:'Pivot Table_Hashing_1'.J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15.997cm" svg:height="9.005cm" svg:x="25.744cm" svg:y="32.035cm">
            <draw:object draw:notify-on-update-of-ranges="'Pivot Table_Hashing_1'.B46:'Pivot Table_Hashing_1'.B46 'Pivot Table_Hashing_1'.B47:'Pivot Table_Hashing_1'.B53 'Pivot Table_Hashing_1'.C46:'Pivot Table_Hashing_1'.C46 'Pivot Table_Hashing_1'.C47:'Pivot Table_Hashing_1'.C53 'Pivot Table_Hashing_1'.D46:'Pivot Table_Hashing_1'.D46 'Pivot Table_Hashing_1'.D47:'Pivot Table_Hashing_1'.D53 'Pivot Table_Hashing_1'.E46:'Pivot Table_Hashing_1'.E46 'Pivot Table_Hashing_1'.E47:'Pivot Table_Hashing_1'.E53 'Pivot Table_Hashing_1'.F46:'Pivot Table_Hashing_1'.F46 'Pivot Table_Hashing_1'.F47:'Pivot Table_Hashing_1'.F53 'Pivot Table_Hashing_1'.G46:'Pivot Table_Hashing_1'.G46 'Pivot Table_Hashing_1'.G47:'Pivot Table_Hashing_1'.G53 'Pivot Table_Hashing_1'.H46:'Pivot Table_Hashing_1'.H46 'Pivot Table_Hashing_1'.H47:'Pivot Table_Hashing_1'.H53 'Pivot Table_Hashing_1'.I46:'Pivot Table_Hashing_1'.I46 'Pivot Table_Hashing_1'.I47:'Pivot Table_Hashing_1'.I53 'Pivot Table_Hashing_1'.J46:'Pivot Table_Hashing_1'.J46 'Pivot Table_Hashing_1'.J47:'Pivot Table_Hashing_1'.J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15.997cm" svg:height="9.005cm" svg:x="43.228cm" svg:y="32.088cm">
            <draw:object draw:notify-on-update-of-ranges="'Pivot Table_Hashing_1'.B46:'Pivot Table_Hashing_1'.B46 'Pivot Table_Hashing_1'.B47:'Pivot Table_Hashing_1'.B53 'Pivot Table_Hashing_1'.C46:'Pivot Table_Hashing_1'.C46 'Pivot Table_Hashing_1'.C47:'Pivot Table_Hashing_1'.C53 'Pivot Table_Hashing_1'.D46:'Pivot Table_Hashing_1'.D46 'Pivot Table_Hashing_1'.D47:'Pivot Table_Hashing_1'.D53 'Pivot Table_Hashing_1'.E46:'Pivot Table_Hashing_1'.E46 'Pivot Table_Hashing_1'.E47:'Pivot Table_Hashing_1'.E53 'Pivot Table_Hashing_1'.F46:'Pivot Table_Hashing_1'.F46 'Pivot Table_Hashing_1'.F47:'Pivot Table_Hashing_1'.F53 'Pivot Table_Hashing_1'.G46:'Pivot Table_Hashing_1'.G46 'Pivot Table_Hashing_1'.G47:'Pivot Table_Hashing_1'.G53 'Pivot Table_Hashing_1'.H46:'Pivot Table_Hashing_1'.H46 'Pivot Table_Hashing_1'.H47:'Pivot Table_Hashing_1'.H53 'Pivot Table_Hashing_1'.I46:'Pivot Table_Hashing_1'.I46 'Pivot Table_Hashing_1'.I47:'Pivot Table_Hashing_1'.I53 'Pivot Table_Hashing_1'.J46:'Pivot Table_Hashing_1'.J46 'Pivot Table_Hashing_1'.J47:'Pivot Table_Hashing_1'.J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15.999cm" svg:height="8.999cm" svg:x="60.154cm" svg:y="32.347cm">
            <draw:object draw:notify-on-update-of-ranges="'Pivot Table_Hashing_1'.B46:'Pivot Table_Hashing_1'.B46 'Pivot Table_Hashing_1'.B47:'Pivot Table_Hashing_1'.B53 'Pivot Table_Hashing_1'.C46:'Pivot Table_Hashing_1'.C46 'Pivot Table_Hashing_1'.C47:'Pivot Table_Hashing_1'.C53 'Pivot Table_Hashing_1'.D46:'Pivot Table_Hashing_1'.D46 'Pivot Table_Hashing_1'.D47:'Pivot Table_Hashing_1'.D53 'Pivot Table_Hashing_1'.E46:'Pivot Table_Hashing_1'.E46 'Pivot Table_Hashing_1'.E47:'Pivot Table_Hashing_1'.E53 'Pivot Table_Hashing_1'.F46:'Pivot Table_Hashing_1'.F46 'Pivot Table_Hashing_1'.F47:'Pivot Table_Hashing_1'.F53 'Pivot Table_Hashing_1'.G46:'Pivot Table_Hashing_1'.G46 'Pivot Table_Hashing_1'.G47:'Pivot Table_Hashing_1'.G53 'Pivot Table_Hashing_1'.H46:'Pivot Table_Hashing_1'.H46 'Pivot Table_Hashing_1'.H47:'Pivot Table_Hashing_1'.H53 'Pivot Table_Hashing_1'.I46:'Pivot Table_Hashing_1'.I46 'Pivot Table_Hashing_1'.I47:'Pivot Table_Hashing_1'.I53 'Pivot Table_Hashing_1'.J46:'Pivot Table_Hashing_1'.J46 'Pivot Table_Hashing_1'.J47:'Pivot Table_Hashing_1'.J5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15.999cm" svg:height="8.999cm" svg:x="0.9cm" svg:y="30.301cm">
            <draw:object draw:notify-on-update-of-ranges="'Pivot Table_Hashing_1'.A58:'Pivot Table_Hashing_1'.A58 'Pivot Table_Hashing_1'.A59:'Pivot Table_Hashing_1'.A65 'Pivot Table_Hashing_1'.B58:'Pivot Table_Hashing_1'.B58 'Pivot Table_Hashing_1'.B59:'Pivot Table_Hashing_1'.B65 'Pivot Table_Hashing_1'.C58:'Pivot Table_Hashing_1'.C58 'Pivot Table_Hashing_1'.C59:'Pivot Table_Hashing_1'.C65 'Pivot Table_Hashing_1'.D58:'Pivot Table_Hashing_1'.D58 'Pivot Table_Hashing_1'.D59:'Pivot Table_Hashing_1'.D6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11"/>
          <table:table-cell table:style-name="ce13" office:value-type="string" calcext:value-type="string">
            <text:p>Data</text:p>
          </table:table-cell>
          <table:table-cell table:style-name="ce19" table:number-columns-repeated="6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14" office:value-type="string" calcext:value-type="string">
            <text:p>Average - Viscosity Kernel</text:p>
          </table:table-cell>
          <table:table-cell table:style-name="ce20" office:value-type="string" calcext:value-type="string">
            <text:p>Average - Update Positions</text:p>
          </table:table-cell>
          <table:table-cell table:style-name="ce20" office:value-type="string" calcext:value-type="string">
            <text:p>Average - Pressure Kernel</text:p>
          </table:table-cell>
          <table:table-cell table:style-name="ce20" office:value-type="string" calcext:value-type="string">
            <text:p>Average - Predict Postions</text:p>
          </table:table-cell>
          <table:table-cell table:style-name="ce20" office:value-type="string" calcext:value-type="string">
            <text:p>Average - External Forces</text:p>
          </table:table-cell>
          <table:table-cell table:style-name="ce20" office:value-type="string" calcext:value-type="string">
            <text:p>Average - Density Kernel</text:p>
          </table:table-cell>
          <table:table-cell table:style-name="ce20" office:value-type="string" calcext:value-type="string">
            <text:p>Average - Hash Table Creation</text:p>
          </table:table-cell>
          <table:table-cell table:style-name="ce26" office:value-type="string" calcext:value-type="string">
            <text:p>Average - Sorting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0.415" calcext:value-type="float">
            <text:p>0.41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.66558" calcext:value-type="float">
            <text:p>2.6655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.0584" calcext:value-type="float">
            <text:p>4.0584</text:p>
          </table:table-cell>
          <table:table-cell table:style-name="ce21" office:value-type="float" office:value="0.0022" calcext:value-type="float">
            <text:p>0.00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498" calcext:value-type="float">
            <text:p>2.6498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7" office:value-type="float" office:value="0.004" calcext:value-type="float">
            <text:p>0.004</text:p>
          </table:table-cell>
          <table:table-cell table:formula="of:=SUM([.C3:.J3])" office:value-type="float" office:value="9.38218" calcext:value-type="float">
            <text:p>9.382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6.2726" calcext:value-type="float">
            <text:p>6.272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6.5822" calcext:value-type="float">
            <text:p>6.5822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4" calcext:value-type="float">
            <text:p>0.0004</text:p>
          </table:table-cell>
          <table:table-cell table:style-name="ce22" office:value-type="float" office:value="4.2758" calcext:value-type="float">
            <text:p>4.2758</text:p>
          </table:table-cell>
          <table:table-cell table:style-name="ce22" office:value-type="float" office:value="1.0494" calcext:value-type="float">
            <text:p>1.0494</text:p>
          </table:table-cell>
          <table:table-cell table:style-name="ce28" office:value-type="float" office:value="0.0972" calcext:value-type="float">
            <text:p>0.0972</text:p>
          </table:table-cell>
          <table:table-cell table:formula="of:=SUM([.C4:.J4])" office:value-type="float" office:value="18.2816" calcext:value-type="float">
            <text:p>18.2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1282" calcext:value-type="float">
            <text:p>2.1282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2.5066" calcext:value-type="float">
            <text:p>2.506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1.9094" calcext:value-type="float">
            <text:p>1.9094</text:p>
          </table:table-cell>
          <table:table-cell table:style-name="ce22" office:value-type="float" office:value="1.2684" calcext:value-type="float">
            <text:p>1.2684</text:p>
          </table:table-cell>
          <table:table-cell table:style-name="ce28" office:value-type="float" office:value="0.1104" calcext:value-type="float">
            <text:p>0.1104</text:p>
          </table:table-cell>
          <table:table-cell table:formula="of:=SUM([.C5:.J5])" office:value-type="float" office:value="7.9278" calcext:value-type="float">
            <text:p>7.9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0.6834" calcext:value-type="float">
            <text:p>0.6834</text:p>
          </table:table-cell>
          <table:table-cell table:style-name="ce22" office:value-type="float" office:value="0.0018" calcext:value-type="float">
            <text:p>0.0018</text:p>
          </table:table-cell>
          <table:table-cell table:style-name="ce22" office:value-type="float" office:value="0.9216" calcext:value-type="float">
            <text:p>0.9216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6026" calcext:value-type="float">
            <text:p>0.6026</text:p>
          </table:table-cell>
          <table:table-cell table:style-name="ce22" office:value-type="float" office:value="1.3202" calcext:value-type="float">
            <text:p>1.3202</text:p>
          </table:table-cell>
          <table:table-cell table:style-name="ce28" office:value-type="float" office:value="0.1702" calcext:value-type="float">
            <text:p>0.1702</text:p>
          </table:table-cell>
          <table:table-cell table:formula="of:=SUM([.C6:.J6])" office:value-type="float" office:value="3.7022" calcext:value-type="float">
            <text:p>3.7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0.3502" calcext:value-type="float">
            <text:p>0.3502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0.4506" calcext:value-type="float">
            <text:p>0.4506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3088" calcext:value-type="float">
            <text:p>0.3088</text:p>
          </table:table-cell>
          <table:table-cell table:style-name="ce22" office:value-type="float" office:value="1.4878" calcext:value-type="float">
            <text:p>1.4878</text:p>
          </table:table-cell>
          <table:table-cell table:style-name="ce28" office:value-type="float" office:value="0.2038" calcext:value-type="float">
            <text:p>0.2038</text:p>
          </table:table-cell>
          <table:table-cell table:formula="of:=SUM([.C7:.J7])" office:value-type="float" office:value="2.805" calcext:value-type="float">
            <text:p>2.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0.2686" calcext:value-type="float">
            <text:p>0.2686</text:p>
          </table:table-cell>
          <table:table-cell table:style-name="ce22" office:value-type="float" office:value="0.0012" calcext:value-type="float">
            <text:p>0.0012</text:p>
          </table:table-cell>
          <table:table-cell table:style-name="ce22" office:value-type="float" office:value="0.3606" calcext:value-type="float">
            <text:p>0.3606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2262" calcext:value-type="float">
            <text:p>0.2262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2096" calcext:value-type="float">
            <text:p>0.2096</text:p>
          </table:table-cell>
          <table:table-cell table:formula="of:=SUM([.C8:.J8])" office:value-type="float" office:value="2.3886" calcext:value-type="float">
            <text:p>2.3886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2336" calcext:value-type="float">
            <text:p>0.2336</text:p>
          </table:table-cell>
          <table:table-cell table:style-name="ce23" office:value-type="float" office:value="0.0012" calcext:value-type="float">
            <text:p>0.0012</text:p>
          </table:table-cell>
          <table:table-cell table:style-name="ce23" office:value-type="float" office:value="0.3494" calcext:value-type="float">
            <text:p>0.3494</text:p>
          </table:table-cell>
          <table:table-cell table:style-name="ce23" office:value-type="float" office:value="0.0028" calcext:value-type="float">
            <text:p>0.0028</text:p>
          </table:table-cell>
          <table:table-cell table:style-name="ce23" office:value-type="float" office:value="0.0004" calcext:value-type="float">
            <text:p>0.0004</text:p>
          </table:table-cell>
          <table:table-cell table:style-name="ce23" office:value-type="float" office:value="0.2038" calcext:value-type="float">
            <text:p>0.2038</text:p>
          </table:table-cell>
          <table:table-cell table:style-name="ce23" office:value-type="float" office:value="1.9764" calcext:value-type="float">
            <text:p>1.9764</text:p>
          </table:table-cell>
          <table:table-cell table:style-name="ce29" office:value-type="float" office:value="0.2124" calcext:value-type="float">
            <text:p>0.2124</text:p>
          </table:table-cell>
          <table:table-cell table:formula="of:=SUM([.C9:.J9])"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.9254" calcext:value-type="float">
            <text:p>2.925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.183" calcext:value-type="float">
            <text:p>5.183</text:p>
          </table:table-cell>
          <table:table-cell table:style-name="ce21" office:value-type="float" office:value="0.0024" calcext:value-type="float">
            <text:p>0.0024</text:p>
          </table:table-cell>
          <table:table-cell table:style-name="ce21" office:value-type="float" office:value="0.0002" calcext:value-type="float">
            <text:p>0.0002</text:p>
          </table:table-cell>
          <table:table-cell table:style-name="ce21" office:value-type="float" office:value="2.6452" calcext:value-type="float">
            <text:p>2.6452</text:p>
          </table:table-cell>
          <table:table-cell table:style-name="ce21" office:value-type="float" office:value="0.0014" calcext:value-type="float">
            <text:p>0.0014</text:p>
          </table:table-cell>
          <table:table-cell table:style-name="ce27" office:value-type="float" office:value="0.005" calcext:value-type="float">
            <text:p>0.005</text:p>
          </table:table-cell>
          <table:table-cell table:formula="of:=SUM([.C10:.J10])" office:value-type="float" office:value="10.7636" calcext:value-type="float">
            <text:p>10.7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6.5946" calcext:value-type="float">
            <text:p>6.5946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7.2354" calcext:value-type="float">
            <text:p>7.2354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4.345" calcext:value-type="float">
            <text:p>4.345</text:p>
          </table:table-cell>
          <table:table-cell table:style-name="ce22" office:value-type="float" office:value="1.2062" calcext:value-type="float">
            <text:p>1.2062</text:p>
          </table:table-cell>
          <table:table-cell table:style-name="ce28" office:value-type="float" office:value="0.095" calcext:value-type="float">
            <text:p>0.095</text:p>
          </table:table-cell>
          <table:table-cell table:formula="of:=SUM([.C11:.J11])" office:value-type="float" office:value="19.4806" calcext:value-type="float">
            <text:p>19.48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4428" calcext:value-type="float">
            <text:p>2.4428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3.068" calcext:value-type="float">
            <text:p>3.068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.1154" calcext:value-type="float">
            <text:p>2.115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15" calcext:value-type="float">
            <text:p>0.115</text:p>
          </table:table-cell>
          <table:table-cell table:formula="of:=SUM([.C12:.J12])" office:value-type="float" office:value="9.0644" calcext:value-type="float">
            <text:p>9.06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0.862" calcext:value-type="float">
            <text:p>0.862</text:p>
          </table:table-cell>
          <table:table-cell table:style-name="ce22" office:value-type="float" office:value="0.0018" calcext:value-type="float">
            <text:p>0.0018</text:p>
          </table:table-cell>
          <table:table-cell table:style-name="ce22" office:value-type="float" office:value="1.1734" calcext:value-type="float">
            <text:p>1.1734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7498" calcext:value-type="float">
            <text:p>0.7498</text:p>
          </table:table-cell>
          <table:table-cell table:style-name="ce22" office:value-type="float" office:value="1.3192" calcext:value-type="float">
            <text:p>1.3192</text:p>
          </table:table-cell>
          <table:table-cell table:style-name="ce28" office:value-type="float" office:value="0.1598" calcext:value-type="float">
            <text:p>0.1598</text:p>
          </table:table-cell>
          <table:table-cell table:formula="of:=SUM([.C13:.J13])" office:value-type="float" office:value="4.2686" calcext:value-type="float">
            <text:p>4.2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0.48" calcext:value-type="float">
            <text:p>0.48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0.7238" calcext:value-type="float">
            <text:p>0.7238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4212" calcext:value-type="float">
            <text:p>0.4212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768" calcext:value-type="float">
            <text:p>0.1768</text:p>
          </table:table-cell>
          <table:table-cell table:formula="of:=SUM([.C14:.J14])" office:value-type="float" office:value="3.1258" calcext:value-type="float">
            <text:p>3.1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0.383" calcext:value-type="float">
            <text:p>0.383</text:p>
          </table:table-cell>
          <table:table-cell table:style-name="ce22" office:value-type="float" office:value="0.0012" calcext:value-type="float">
            <text:p>0.0012</text:p>
          </table:table-cell>
          <table:table-cell table:style-name="ce22" office:value-type="float" office:value="0.5586" calcext:value-type="float">
            <text:p>0.5586</text:p>
          </table:table-cell>
          <table:table-cell table:style-name="ce22" office:value-type="float" office:value="0.0042" calcext:value-type="float">
            <text:p>0.0042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3244" calcext:value-type="float">
            <text:p>0.324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352" calcext:value-type="float">
            <text:p>0.352</text:p>
          </table:table-cell>
          <table:table-cell table:formula="of:=SUM([.C15:.J15])" office:value-type="float" office:value="2.9444" calcext:value-type="float">
            <text:p>2.944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3748" calcext:value-type="float">
            <text:p>0.3748</text:p>
          </table:table-cell>
          <table:table-cell table:style-name="ce23" office:value-type="float" office:value="0.0012" calcext:value-type="float">
            <text:p>0.0012</text:p>
          </table:table-cell>
          <table:table-cell table:style-name="ce23" office:value-type="float" office:value="0.569" calcext:value-type="float">
            <text:p>0.569</text:p>
          </table:table-cell>
          <table:table-cell table:style-name="ce23" office:value-type="float" office:value="0.0026" calcext:value-type="float">
            <text:p>0.0026</text:p>
          </table:table-cell>
          <table:table-cell table:style-name="ce23" office:value-type="float" office:value="0.0002" calcext:value-type="float">
            <text:p>0.0002</text:p>
          </table:table-cell>
          <table:table-cell table:style-name="ce23" office:value-type="float" office:value="0.3226" calcext:value-type="float">
            <text:p>0.3226</text:p>
          </table:table-cell>
          <table:table-cell table:style-name="ce23" office:value-type="float" office:value="1.8744" calcext:value-type="float">
            <text:p>1.8744</text:p>
          </table:table-cell>
          <table:table-cell table:style-name="ce29" office:value-type="float" office:value="0.4464" calcext:value-type="float">
            <text:p>0.4464</text:p>
          </table:table-cell>
          <table:table-cell table:formula="of:=SUM([.C16:.J16])" office:value-type="float" office:value="3.5912" calcext:value-type="float">
            <text:p>3.5912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.1436" calcext:value-type="float">
            <text:p>3.143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.9386" calcext:value-type="float">
            <text:p>5.9386</text:p>
          </table:table-cell>
          <table:table-cell table:style-name="ce21" office:value-type="float" office:value="0.0026" calcext:value-type="float">
            <text:p>0.0026</text:p>
          </table:table-cell>
          <table:table-cell table:style-name="ce21" office:value-type="float" office:value="0.0002" calcext:value-type="float">
            <text:p>0.0002</text:p>
          </table:table-cell>
          <table:table-cell table:style-name="ce21" office:value-type="float" office:value="2.9572" calcext:value-type="float">
            <text:p>2.9572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7" office:value-type="float" office:value="0.0032" calcext:value-type="float">
            <text:p>0.0032</text:p>
          </table:table-cell>
          <table:table-cell table:formula="of:=SUM([.C17:.J17])" office:value-type="float" office:value="12.0474" calcext:value-type="float">
            <text:p>12.0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7.4746" calcext:value-type="float">
            <text:p>7.474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9.4096" calcext:value-type="float">
            <text:p>9.409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4.7538" calcext:value-type="float">
            <text:p>4.7538</text:p>
          </table:table-cell>
          <table:table-cell table:style-name="ce22" office:value-type="float" office:value="1.3918" calcext:value-type="float">
            <text:p>1.3918</text:p>
          </table:table-cell>
          <table:table-cell table:style-name="ce28" office:value-type="float" office:value="0.097" calcext:value-type="float">
            <text:p>0.097</text:p>
          </table:table-cell>
          <table:table-cell table:formula="of:=SUM([.C18:.J18])" office:value-type="float" office:value="23.131" calcext:value-type="float">
            <text:p>23.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7634" calcext:value-type="float">
            <text:p>2.763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3.7428" calcext:value-type="float">
            <text:p>3.7428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.2844" calcext:value-type="float">
            <text:p>2.284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056" calcext:value-type="float">
            <text:p>0.1056</text:p>
          </table:table-cell>
          <table:table-cell table:formula="of:=SUM([.C19:.J19])" office:value-type="float" office:value="10.2208" calcext:value-type="float">
            <text:p>10.2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1.4676" calcext:value-type="float">
            <text:p>1.467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2.0076" calcext:value-type="float">
            <text:p>2.007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2766" calcext:value-type="float">
            <text:p>1.2766</text:p>
          </table:table-cell>
          <table:table-cell table:style-name="ce22" office:value-type="float" office:value="1.4918" calcext:value-type="float">
            <text:p>1.4918</text:p>
          </table:table-cell>
          <table:table-cell table:style-name="ce28" office:value-type="float" office:value="0.1236" calcext:value-type="float">
            <text:p>0.1236</text:p>
          </table:table-cell>
          <table:table-cell table:formula="of:=SUM([.C20:.J20])" office:value-type="float" office:value="6.3712" calcext:value-type="float">
            <text:p>6.3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1.0184" calcext:value-type="float">
            <text:p>1.0184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1.4794" calcext:value-type="float">
            <text:p>1.479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862" calcext:value-type="float">
            <text:p>0.8862</text:p>
          </table:table-cell>
          <table:table-cell table:style-name="ce22" office:value-type="float" office:value="1.3204" calcext:value-type="float">
            <text:p>1.3204</text:p>
          </table:table-cell>
          <table:table-cell table:style-name="ce28" office:value-type="float" office:value="0.137" calcext:value-type="float">
            <text:p>0.137</text:p>
          </table:table-cell>
          <table:table-cell table:formula="of:=SUM([.C21:.J21])" office:value-type="float" office:value="4.845" calcext:value-type="float">
            <text:p>4.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1.0184" calcext:value-type="float">
            <text:p>1.0184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1.39264" calcext:value-type="float">
            <text:p>1.3926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862" calcext:value-type="float">
            <text:p>0.8862</text:p>
          </table:table-cell>
          <table:table-cell table:style-name="ce22" office:value-type="float" office:value="1.3204" calcext:value-type="float">
            <text:p>1.3204</text:p>
          </table:table-cell>
          <table:table-cell table:style-name="ce28" office:value-type="float" office:value="0.137" calcext:value-type="float">
            <text:p>0.137</text:p>
          </table:table-cell>
          <table:table-cell table:formula="of:=SUM([.C22:.J22])" office:value-type="float" office:value="4.75824" calcext:value-type="float">
            <text:p>4.7582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916" calcext:value-type="float">
            <text:p>0.916</text:p>
          </table:table-cell>
          <table:table-cell table:style-name="ce23" office:value-type="float" office:value="0.0016" calcext:value-type="float">
            <text:p>0.0016</text:p>
          </table:table-cell>
          <table:table-cell table:style-name="ce23" office:value-type="float" office:value="1.3812" calcext:value-type="float">
            <text:p>1.3812</text:p>
          </table:table-cell>
          <table:table-cell table:style-name="ce23" office:value-type="float" office:value="0.0042" calcext:value-type="float">
            <text:p>0.0042</text:p>
          </table:table-cell>
          <table:table-cell table:style-name="ce23" office:value-type="float" office:value="0.0006" calcext:value-type="float">
            <text:p>0.0006</text:p>
          </table:table-cell>
          <table:table-cell table:style-name="ce23" office:value-type="float" office:value="0.7812" calcext:value-type="float">
            <text:p>0.7812</text:p>
          </table:table-cell>
          <table:table-cell table:style-name="ce23" office:value-type="float" office:value="2.1308" calcext:value-type="float">
            <text:p>2.1308</text:p>
          </table:table-cell>
          <table:table-cell table:style-name="ce29" office:value-type="float" office:value="0.2502" calcext:value-type="float">
            <text:p>0.2502</text:p>
          </table:table-cell>
          <table:table-cell table:formula="of:=SUM([.C23:.J23])" office:value-type="float" office:value="5.4658" calcext:value-type="float">
            <text:p>5.4658</text:p>
          </table:table-cell>
          <table:table-cell/>
          <table:table-cell office:value-type="string" calcext:value-type="string">
            <text:p>For particle count = 8096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2.11746571428571" calcext:value-type="float">
            <text:p>2.11746571428571</text:p>
          </table:table-cell>
          <table:table-cell table:style-name="ce24" office:value-type="float" office:value="0.00142857142857143" calcext:value-type="float">
            <text:p>0.00142857142857143</text:p>
          </table:table-cell>
          <table:table-cell table:style-name="ce24" office:value-type="float" office:value="2.81392571428572" calcext:value-type="float">
            <text:p>2.81392571428572</text:p>
          </table:table-cell>
          <table:table-cell table:style-name="ce24" office:value-type="float" office:value="0.00261904761904762" calcext:value-type="float">
            <text:p>0.00261904761904762</text:p>
          </table:table-cell>
          <table:table-cell table:style-name="ce24" office:value-type="float" office:value="0.000171428571428571" calcext:value-type="float">
            <text:p>0.000171428571428571</text:p>
          </table:table-cell>
          <table:table-cell table:style-name="ce24" office:value-type="float" office:value="1.66312380952381" calcext:value-type="float">
            <text:p>1.66312380952381</text:p>
          </table:table-cell>
          <table:table-cell table:style-name="ce24" office:value-type="float" office:value="1.22670476190476" calcext:value-type="float">
            <text:p>1.22670476190476</text:p>
          </table:table-cell>
          <table:table-cell table:style-name="ce30" office:value-type="float" office:value="0.152914285714286" calcext:value-type="float">
            <text:p>0.15291428571428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table:style-name="ce11"/>
          <table:table-cell table:style-name="ce13" office:value-type="string" calcext:value-type="string">
            <text:p>Data</text:p>
          </table:table-cell>
          <table:table-cell table:style-name="ce19" table:number-columns-repeated="6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14" office:value-type="string" calcext:value-type="string">
            <text:p>Average - Viscosity Kernel</text:p>
          </table:table-cell>
          <table:table-cell table:style-name="ce20" office:value-type="string" calcext:value-type="string">
            <text:p>Average - Update Positions</text:p>
          </table:table-cell>
          <table:table-cell table:style-name="ce20" office:value-type="string" calcext:value-type="string">
            <text:p>Average - Pressure Kernel</text:p>
          </table:table-cell>
          <table:table-cell table:style-name="ce20" office:value-type="string" calcext:value-type="string">
            <text:p>Average - Predict Postions</text:p>
          </table:table-cell>
          <table:table-cell table:style-name="ce20" office:value-type="string" calcext:value-type="string">
            <text:p>Average - External Forces</text:p>
          </table:table-cell>
          <table:table-cell table:style-name="ce20" office:value-type="string" calcext:value-type="string">
            <text:p>Average - Density Kernel</text:p>
          </table:table-cell>
          <table:table-cell table:style-name="ce20" office:value-type="string" calcext:value-type="string">
            <text:p>Average - Hash Table Creation</text:p>
          </table:table-cell>
          <table:table-cell table:style-name="ce26" office:value-type="string" calcext:value-type="string">
            <text:p>Average - Sorting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0.415" calcext:value-type="float">
            <text:p>0.41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.66558" calcext:value-type="float">
            <text:p>2.6655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.0584" calcext:value-type="float">
            <text:p>4.0584</text:p>
          </table:table-cell>
          <table:table-cell table:style-name="ce21" office:value-type="float" office:value="0.0022" calcext:value-type="float">
            <text:p>0.00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498" calcext:value-type="float">
            <text:p>2.6498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7" office:value-type="float" office:value="0.004" calcext:value-type="float">
            <text:p>0.004</text:p>
          </table:table-cell>
          <table:table-cell table:formula="of:=SUM([.C29:.J29])" office:value-type="float" office:value="9.38218" calcext:value-type="float">
            <text:p>9.382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6.2726" calcext:value-type="float">
            <text:p>6.272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6.5822" calcext:value-type="float">
            <text:p>6.5822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4" calcext:value-type="float">
            <text:p>0.0004</text:p>
          </table:table-cell>
          <table:table-cell table:style-name="ce22" office:value-type="float" office:value="4.2758" calcext:value-type="float">
            <text:p>4.2758</text:p>
          </table:table-cell>
          <table:table-cell table:style-name="ce22" office:value-type="float" office:value="1.0494" calcext:value-type="float">
            <text:p>1.0494</text:p>
          </table:table-cell>
          <table:table-cell table:style-name="ce28" office:value-type="float" office:value="0.0972" calcext:value-type="float">
            <text:p>0.0972</text:p>
          </table:table-cell>
          <table:table-cell table:formula="of:=SUM([.C30:.J30])" office:value-type="float" office:value="18.2816" calcext:value-type="float">
            <text:p>18.2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1282" calcext:value-type="float">
            <text:p>2.1282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2.5066" calcext:value-type="float">
            <text:p>2.506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1.9094" calcext:value-type="float">
            <text:p>1.9094</text:p>
          </table:table-cell>
          <table:table-cell table:style-name="ce22" office:value-type="float" office:value="1.2684" calcext:value-type="float">
            <text:p>1.2684</text:p>
          </table:table-cell>
          <table:table-cell table:style-name="ce28" office:value-type="float" office:value="0.1104" calcext:value-type="float">
            <text:p>0.1104</text:p>
          </table:table-cell>
          <table:table-cell table:formula="of:=SUM([.C31:.J31])" office:value-type="float" office:value="7.9278" calcext:value-type="float">
            <text:p>7.9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0.6834" calcext:value-type="float">
            <text:p>0.6834</text:p>
          </table:table-cell>
          <table:table-cell table:style-name="ce22" office:value-type="float" office:value="0.0018" calcext:value-type="float">
            <text:p>0.0018</text:p>
          </table:table-cell>
          <table:table-cell table:style-name="ce22" office:value-type="float" office:value="0.9216" calcext:value-type="float">
            <text:p>0.9216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6026" calcext:value-type="float">
            <text:p>0.6026</text:p>
          </table:table-cell>
          <table:table-cell table:style-name="ce22" office:value-type="float" office:value="1.3202" calcext:value-type="float">
            <text:p>1.3202</text:p>
          </table:table-cell>
          <table:table-cell table:style-name="ce28" office:value-type="float" office:value="0.1702" calcext:value-type="float">
            <text:p>0.1702</text:p>
          </table:table-cell>
          <table:table-cell table:formula="of:=SUM([.C32:.J32])" office:value-type="float" office:value="3.7022" calcext:value-type="float">
            <text:p>3.7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0.3502" calcext:value-type="float">
            <text:p>0.3502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0.4506" calcext:value-type="float">
            <text:p>0.4506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3088" calcext:value-type="float">
            <text:p>0.3088</text:p>
          </table:table-cell>
          <table:table-cell table:style-name="ce22" office:value-type="float" office:value="1.4878" calcext:value-type="float">
            <text:p>1.4878</text:p>
          </table:table-cell>
          <table:table-cell table:style-name="ce28" office:value-type="float" office:value="0.2038" calcext:value-type="float">
            <text:p>0.2038</text:p>
          </table:table-cell>
          <table:table-cell table:formula="of:=SUM([.C33:.J33])" office:value-type="float" office:value="2.805" calcext:value-type="float">
            <text:p>2.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0.2686" calcext:value-type="float">
            <text:p>0.2686</text:p>
          </table:table-cell>
          <table:table-cell table:style-name="ce22" office:value-type="float" office:value="0.0012" calcext:value-type="float">
            <text:p>0.0012</text:p>
          </table:table-cell>
          <table:table-cell table:style-name="ce22" office:value-type="float" office:value="0.3606" calcext:value-type="float">
            <text:p>0.3606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2262" calcext:value-type="float">
            <text:p>0.2262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2096" calcext:value-type="float">
            <text:p>0.2096</text:p>
          </table:table-cell>
          <table:table-cell table:formula="of:=SUM([.C34:.J34])" office:value-type="float" office:value="2.3886" calcext:value-type="float">
            <text:p>2.3886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2336" calcext:value-type="float">
            <text:p>0.2336</text:p>
          </table:table-cell>
          <table:table-cell table:style-name="ce23" office:value-type="float" office:value="0.0012" calcext:value-type="float">
            <text:p>0.0012</text:p>
          </table:table-cell>
          <table:table-cell table:style-name="ce23" office:value-type="float" office:value="0.3494" calcext:value-type="float">
            <text:p>0.3494</text:p>
          </table:table-cell>
          <table:table-cell table:style-name="ce23" office:value-type="float" office:value="0.0028" calcext:value-type="float">
            <text:p>0.0028</text:p>
          </table:table-cell>
          <table:table-cell table:style-name="ce23" office:value-type="float" office:value="0.0004" calcext:value-type="float">
            <text:p>0.0004</text:p>
          </table:table-cell>
          <table:table-cell table:style-name="ce23" office:value-type="float" office:value="0.2038" calcext:value-type="float">
            <text:p>0.2038</text:p>
          </table:table-cell>
          <table:table-cell table:style-name="ce23" office:value-type="float" office:value="1.9764" calcext:value-type="float">
            <text:p>1.9764</text:p>
          </table:table-cell>
          <table:table-cell table:style-name="ce29" office:value-type="float" office:value="0.2124" calcext:value-type="float">
            <text:p>0.2124</text:p>
          </table:table-cell>
          <table:table-cell table:formula="of:=SUM([.C35:.J35])"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1"/>
          <table:table-cell table:style-name="ce13" office:value-type="string" calcext:value-type="string">
            <text:p>Data</text:p>
          </table:table-cell>
          <table:table-cell table:style-name="ce19" table:number-columns-repeated="6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14" office:value-type="string" calcext:value-type="string">
            <text:p>Average - Viscosity Kernel</text:p>
          </table:table-cell>
          <table:table-cell table:style-name="ce20" office:value-type="string" calcext:value-type="string">
            <text:p>Average - Update Positions</text:p>
          </table:table-cell>
          <table:table-cell table:style-name="ce20" office:value-type="string" calcext:value-type="string">
            <text:p>Average - Pressure Kernel</text:p>
          </table:table-cell>
          <table:table-cell table:style-name="ce20" office:value-type="string" calcext:value-type="string">
            <text:p>Average - Predict Postions</text:p>
          </table:table-cell>
          <table:table-cell table:style-name="ce20" office:value-type="string" calcext:value-type="string">
            <text:p>Average - External Forces</text:p>
          </table:table-cell>
          <table:table-cell table:style-name="ce20" office:value-type="string" calcext:value-type="string">
            <text:p>Average - Density Kernel</text:p>
          </table:table-cell>
          <table:table-cell table:style-name="ce20" office:value-type="string" calcext:value-type="string">
            <text:p>Average - Hash Table Creation</text:p>
          </table:table-cell>
          <table:table-cell table:style-name="ce26" office:value-type="string" calcext:value-type="string">
            <text:p>Average - Sorting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.9254" calcext:value-type="float">
            <text:p>2.925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.183" calcext:value-type="float">
            <text:p>5.183</text:p>
          </table:table-cell>
          <table:table-cell table:style-name="ce21" office:value-type="float" office:value="0.0024" calcext:value-type="float">
            <text:p>0.0024</text:p>
          </table:table-cell>
          <table:table-cell table:style-name="ce21" office:value-type="float" office:value="0.0002" calcext:value-type="float">
            <text:p>0.0002</text:p>
          </table:table-cell>
          <table:table-cell table:style-name="ce21" office:value-type="float" office:value="2.6452" calcext:value-type="float">
            <text:p>2.6452</text:p>
          </table:table-cell>
          <table:table-cell table:style-name="ce21" office:value-type="float" office:value="0.0014" calcext:value-type="float">
            <text:p>0.0014</text:p>
          </table:table-cell>
          <table:table-cell table:style-name="ce27" office:value-type="float" office:value="0.005" calcext:value-type="float">
            <text:p>0.005</text:p>
          </table:table-cell>
          <table:table-cell table:formula="of:=SUM([.C38:.J38])" office:value-type="float" office:value="10.7636" calcext:value-type="float">
            <text:p>10.7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6.5946" calcext:value-type="float">
            <text:p>6.5946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7.2354" calcext:value-type="float">
            <text:p>7.2354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4.345" calcext:value-type="float">
            <text:p>4.345</text:p>
          </table:table-cell>
          <table:table-cell table:style-name="ce22" office:value-type="float" office:value="1.2062" calcext:value-type="float">
            <text:p>1.2062</text:p>
          </table:table-cell>
          <table:table-cell table:style-name="ce28" office:value-type="float" office:value="0.095" calcext:value-type="float">
            <text:p>0.095</text:p>
          </table:table-cell>
          <table:table-cell table:formula="of:=SUM([.C39:.J39])" office:value-type="float" office:value="19.4806" calcext:value-type="float">
            <text:p>19.48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4428" calcext:value-type="float">
            <text:p>2.4428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3.068" calcext:value-type="float">
            <text:p>3.068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.1154" calcext:value-type="float">
            <text:p>2.115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15" calcext:value-type="float">
            <text:p>0.115</text:p>
          </table:table-cell>
          <table:table-cell table:formula="of:=SUM([.C40:.J40])" office:value-type="float" office:value="9.0644" calcext:value-type="float">
            <text:p>9.06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0.862" calcext:value-type="float">
            <text:p>0.862</text:p>
          </table:table-cell>
          <table:table-cell table:style-name="ce22" office:value-type="float" office:value="0.0018" calcext:value-type="float">
            <text:p>0.0018</text:p>
          </table:table-cell>
          <table:table-cell table:style-name="ce22" office:value-type="float" office:value="1.1734" calcext:value-type="float">
            <text:p>1.1734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7498" calcext:value-type="float">
            <text:p>0.7498</text:p>
          </table:table-cell>
          <table:table-cell table:style-name="ce22" office:value-type="float" office:value="1.3192" calcext:value-type="float">
            <text:p>1.3192</text:p>
          </table:table-cell>
          <table:table-cell table:style-name="ce28" office:value-type="float" office:value="0.1598" calcext:value-type="float">
            <text:p>0.1598</text:p>
          </table:table-cell>
          <table:table-cell table:formula="of:=SUM([.C41:.J41])" office:value-type="float" office:value="4.2686" calcext:value-type="float">
            <text:p>4.2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0.48" calcext:value-type="float">
            <text:p>0.48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0.7238" calcext:value-type="float">
            <text:p>0.7238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4212" calcext:value-type="float">
            <text:p>0.4212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768" calcext:value-type="float">
            <text:p>0.1768</text:p>
          </table:table-cell>
          <table:table-cell table:formula="of:=SUM([.C42:.J42])" office:value-type="float" office:value="3.1258" calcext:value-type="float">
            <text:p>3.1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0.383" calcext:value-type="float">
            <text:p>0.383</text:p>
          </table:table-cell>
          <table:table-cell table:style-name="ce22" office:value-type="float" office:value="0.0012" calcext:value-type="float">
            <text:p>0.0012</text:p>
          </table:table-cell>
          <table:table-cell table:style-name="ce22" office:value-type="float" office:value="0.5586" calcext:value-type="float">
            <text:p>0.5586</text:p>
          </table:table-cell>
          <table:table-cell table:style-name="ce22" office:value-type="float" office:value="0.0042" calcext:value-type="float">
            <text:p>0.0042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3244" calcext:value-type="float">
            <text:p>0.324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352" calcext:value-type="float">
            <text:p>0.352</text:p>
          </table:table-cell>
          <table:table-cell table:formula="of:=SUM([.C43:.J43])" office:value-type="float" office:value="2.9444" calcext:value-type="float">
            <text:p>2.944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3748" calcext:value-type="float">
            <text:p>0.3748</text:p>
          </table:table-cell>
          <table:table-cell table:style-name="ce23" office:value-type="float" office:value="0.0012" calcext:value-type="float">
            <text:p>0.0012</text:p>
          </table:table-cell>
          <table:table-cell table:style-name="ce23" office:value-type="float" office:value="0.569" calcext:value-type="float">
            <text:p>0.569</text:p>
          </table:table-cell>
          <table:table-cell table:style-name="ce23" office:value-type="float" office:value="0.0026" calcext:value-type="float">
            <text:p>0.0026</text:p>
          </table:table-cell>
          <table:table-cell table:style-name="ce23" office:value-type="float" office:value="0.0002" calcext:value-type="float">
            <text:p>0.0002</text:p>
          </table:table-cell>
          <table:table-cell table:style-name="ce23" office:value-type="float" office:value="0.3226" calcext:value-type="float">
            <text:p>0.3226</text:p>
          </table:table-cell>
          <table:table-cell table:style-name="ce23" office:value-type="float" office:value="1.8744" calcext:value-type="float">
            <text:p>1.8744</text:p>
          </table:table-cell>
          <table:table-cell table:style-name="ce29" office:value-type="float" office:value="0.4464" calcext:value-type="float">
            <text:p>0.4464</text:p>
          </table:table-cell>
          <table:table-cell table:formula="of:=SUM([.C44:.J44])" office:value-type="float" office:value="3.5912" calcext:value-type="float">
            <text:p>3.591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1"/>
          <table:table-cell table:style-name="ce13" office:value-type="string" calcext:value-type="string">
            <text:p>Data</text:p>
          </table:table-cell>
          <table:table-cell table:style-name="ce19" table:number-columns-repeated="6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14" office:value-type="string" calcext:value-type="string">
            <text:p>Average - Viscosity Kernel</text:p>
          </table:table-cell>
          <table:table-cell table:style-name="ce20" office:value-type="string" calcext:value-type="string">
            <text:p>Average - Update Positions</text:p>
          </table:table-cell>
          <table:table-cell table:style-name="ce20" office:value-type="string" calcext:value-type="string">
            <text:p>Average - Pressure Kernel</text:p>
          </table:table-cell>
          <table:table-cell table:style-name="ce20" office:value-type="string" calcext:value-type="string">
            <text:p>Average - Predict Postions</text:p>
          </table:table-cell>
          <table:table-cell table:style-name="ce20" office:value-type="string" calcext:value-type="string">
            <text:p>Average - External Forces</text:p>
          </table:table-cell>
          <table:table-cell table:style-name="ce20" office:value-type="string" calcext:value-type="string">
            <text:p>Average - Density Kernel</text:p>
          </table:table-cell>
          <table:table-cell table:style-name="ce20" office:value-type="string" calcext:value-type="string">
            <text:p>Average - Hash Table Creation</text:p>
          </table:table-cell>
          <table:table-cell table:style-name="ce26" office:value-type="string" calcext:value-type="string">
            <text:p>Average - Sorting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.1436" calcext:value-type="float">
            <text:p>3.143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.9386" calcext:value-type="float">
            <text:p>5.9386</text:p>
          </table:table-cell>
          <table:table-cell table:style-name="ce21" office:value-type="float" office:value="0.0026" calcext:value-type="float">
            <text:p>0.0026</text:p>
          </table:table-cell>
          <table:table-cell table:style-name="ce21" office:value-type="float" office:value="0.0002" calcext:value-type="float">
            <text:p>0.0002</text:p>
          </table:table-cell>
          <table:table-cell table:style-name="ce21" office:value-type="float" office:value="2.9572" calcext:value-type="float">
            <text:p>2.9572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7" office:value-type="float" office:value="0.0032" calcext:value-type="float">
            <text:p>0.0032</text:p>
          </table:table-cell>
          <table:table-cell table:formula="of:=SUM([.C47:.J47])" office:value-type="float" office:value="12.0474" calcext:value-type="float">
            <text:p>12.0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7.4746" calcext:value-type="float">
            <text:p>7.474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9.4096" calcext:value-type="float">
            <text:p>9.409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4.7538" calcext:value-type="float">
            <text:p>4.7538</text:p>
          </table:table-cell>
          <table:table-cell table:style-name="ce22" office:value-type="float" office:value="1.3918" calcext:value-type="float">
            <text:p>1.3918</text:p>
          </table:table-cell>
          <table:table-cell table:style-name="ce28" office:value-type="float" office:value="0.097" calcext:value-type="float">
            <text:p>0.097</text:p>
          </table:table-cell>
          <table:table-cell table:formula="of:=SUM([.C48:.J48])" office:value-type="float" office:value="23.131" calcext:value-type="float">
            <text:p>23.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7634" calcext:value-type="float">
            <text:p>2.763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3.7428" calcext:value-type="float">
            <text:p>3.7428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.2844" calcext:value-type="float">
            <text:p>2.284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056" calcext:value-type="float">
            <text:p>0.1056</text:p>
          </table:table-cell>
          <table:table-cell table:formula="of:=SUM([.C49:.J49])" office:value-type="float" office:value="10.2208" calcext:value-type="float">
            <text:p>10.2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1.4676" calcext:value-type="float">
            <text:p>1.467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2.0076" calcext:value-type="float">
            <text:p>2.007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2766" calcext:value-type="float">
            <text:p>1.2766</text:p>
          </table:table-cell>
          <table:table-cell table:style-name="ce22" office:value-type="float" office:value="1.4918" calcext:value-type="float">
            <text:p>1.4918</text:p>
          </table:table-cell>
          <table:table-cell table:style-name="ce28" office:value-type="float" office:value="0.1236" calcext:value-type="float">
            <text:p>0.1236</text:p>
          </table:table-cell>
          <table:table-cell table:formula="of:=SUM([.C50:.J50])" office:value-type="float" office:value="6.3712" calcext:value-type="float">
            <text:p>6.3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1.0184" calcext:value-type="float">
            <text:p>1.0184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1.4794" calcext:value-type="float">
            <text:p>1.479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862" calcext:value-type="float">
            <text:p>0.8862</text:p>
          </table:table-cell>
          <table:table-cell table:style-name="ce22" office:value-type="float" office:value="1.3204" calcext:value-type="float">
            <text:p>1.3204</text:p>
          </table:table-cell>
          <table:table-cell table:style-name="ce28" office:value-type="float" office:value="0.137" calcext:value-type="float">
            <text:p>0.137</text:p>
          </table:table-cell>
          <table:table-cell table:formula="of:=SUM([.C51:.J51])" office:value-type="float" office:value="4.845" calcext:value-type="float">
            <text:p>4.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1.0184" calcext:value-type="float">
            <text:p>1.0184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1.39264" calcext:value-type="float">
            <text:p>1.3926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862" calcext:value-type="float">
            <text:p>0.8862</text:p>
          </table:table-cell>
          <table:table-cell table:style-name="ce22" office:value-type="float" office:value="1.3204" calcext:value-type="float">
            <text:p>1.3204</text:p>
          </table:table-cell>
          <table:table-cell table:style-name="ce28" office:value-type="float" office:value="0.137" calcext:value-type="float">
            <text:p>0.137</text:p>
          </table:table-cell>
          <table:table-cell table:formula="of:=SUM([.C52:.J52])" office:value-type="float" office:value="4.75824" calcext:value-type="float">
            <text:p>4.7582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916" calcext:value-type="float">
            <text:p>0.916</text:p>
          </table:table-cell>
          <table:table-cell table:style-name="ce23" office:value-type="float" office:value="0.0016" calcext:value-type="float">
            <text:p>0.0016</text:p>
          </table:table-cell>
          <table:table-cell table:style-name="ce23" office:value-type="float" office:value="1.3812" calcext:value-type="float">
            <text:p>1.3812</text:p>
          </table:table-cell>
          <table:table-cell table:style-name="ce23" office:value-type="float" office:value="0.0042" calcext:value-type="float">
            <text:p>0.0042</text:p>
          </table:table-cell>
          <table:table-cell table:style-name="ce23" office:value-type="float" office:value="0.0006" calcext:value-type="float">
            <text:p>0.0006</text:p>
          </table:table-cell>
          <table:table-cell table:style-name="ce23" office:value-type="float" office:value="0.7812" calcext:value-type="float">
            <text:p>0.7812</text:p>
          </table:table-cell>
          <table:table-cell table:style-name="ce23" office:value-type="float" office:value="2.1308" calcext:value-type="float">
            <text:p>2.1308</text:p>
          </table:table-cell>
          <table:table-cell table:style-name="ce29" office:value-type="float" office:value="0.2502" calcext:value-type="float">
            <text:p>0.2502</text:p>
          </table:table-cell>
          <table:table-cell table:formula="of:=SUM([.C53:.J53])" office:value-type="float" office:value="5.4658" calcext:value-type="float">
            <text:p>5.465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2.11746571428571" calcext:value-type="float">
            <text:p>2.11746571428571</text:p>
          </table:table-cell>
          <table:table-cell table:style-name="ce24" office:value-type="float" office:value="0.00142857142857143" calcext:value-type="float">
            <text:p>0.00142857142857143</text:p>
          </table:table-cell>
          <table:table-cell table:style-name="ce24" office:value-type="float" office:value="2.81392571428572" calcext:value-type="float">
            <text:p>2.81392571428572</text:p>
          </table:table-cell>
          <table:table-cell table:style-name="ce24" office:value-type="float" office:value="0.00261904761904762" calcext:value-type="float">
            <text:p>0.00261904761904762</text:p>
          </table:table-cell>
          <table:table-cell table:style-name="ce24" office:value-type="float" office:value="0.000171428571428571" calcext:value-type="float">
            <text:p>0.000171428571428571</text:p>
          </table:table-cell>
          <table:table-cell table:style-name="ce24" office:value-type="float" office:value="1.66312380952381" calcext:value-type="float">
            <text:p>1.66312380952381</text:p>
          </table:table-cell>
          <table:table-cell table:style-name="ce24" office:value-type="float" office:value="1.22670476190476" calcext:value-type="float">
            <text:p>1.22670476190476</text:p>
          </table:table-cell>
          <table:table-cell table:style-name="ce30" office:value-type="float" office:value="0.152914285714286" calcext:value-type="float">
            <text:p>0.15291428571428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table:style-name="ce7"/>
          <table:table-cell table:number-columns-repeated="11"/>
        </table:table-row>
        <table:table-row table:style-name="ro1">
          <table:table-cell table:style-name="ce7" office:value-type="string" calcext:value-type="string">
            <text:p>Table Size</text:p>
          </table:table-cell>
          <table:table-cell table:style-name="Default" office:value-type="string" calcext:value-type="string">
            <text:p>R=0.415</text:p>
          </table:table-cell>
          <table:table-cell office:value-type="string" calcext:value-type="string">
            <text:p>R=0.6</text:p>
          </table:table-cell>
          <table:table-cell office:value-type="string" calcext:value-type="string">
            <text:p>R=1</text:p>
          </table:table-cell>
          <table:table-cell table:number-columns-repeated="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Default" office:value-type="float" office:value="9.38218" calcext:value-type="float">
            <text:p>9.38218</text:p>
          </table:table-cell>
          <table:table-cell office:value-type="float" office:value="10.7636" calcext:value-type="float">
            <text:p>10.7636</text:p>
          </table:table-cell>
          <table:table-cell office:value-type="float" office:value="12.0474" calcext:value-type="float">
            <text:p>12.0474</text:p>
          </table:table-cell>
          <table:table-cell table:number-columns-repeated="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Default" office:value-type="float" office:value="18.2816" calcext:value-type="float">
            <text:p>18.2816</text:p>
          </table:table-cell>
          <table:table-cell office:value-type="float" office:value="19.4806" calcext:value-type="float">
            <text:p>19.4806</text:p>
          </table:table-cell>
          <table:table-cell office:value-type="float" office:value="23.131" calcext:value-type="float">
            <text:p>23.131</text:p>
          </table:table-cell>
          <table:table-cell table:number-columns-repeated="9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Default" office:value-type="float" office:value="7.9278" calcext:value-type="float">
            <text:p>7.9278</text:p>
          </table:table-cell>
          <table:table-cell office:value-type="float" office:value="9.0644" calcext:value-type="float">
            <text:p>9.0644</text:p>
          </table:table-cell>
          <table:table-cell office:value-type="float" office:value="10.2208" calcext:value-type="float">
            <text:p>10.2208</text:p>
          </table:table-cell>
          <table:table-cell table:number-columns-repeated="9"/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Default" office:value-type="float" office:value="3.7022" calcext:value-type="float">
            <text:p>3.7022</text:p>
          </table:table-cell>
          <table:table-cell office:value-type="float" office:value="4.2686" calcext:value-type="float">
            <text:p>4.2686</text:p>
          </table:table-cell>
          <table:table-cell office:value-type="float" office:value="6.3712" calcext:value-type="float">
            <text:p>6.3712</text:p>
          </table:table-cell>
          <table:table-cell table:number-columns-repeated="9"/>
        </table:table-row>
        <table:table-row table:style-name="ro1">
          <table:table-cell table:style-name="ce9" office:value-type="float" office:value="625" calcext:value-type="float">
            <text:p>625</text:p>
          </table:table-cell>
          <table:table-cell table:style-name="Default" office:value-type="float" office:value="2.805" calcext:value-type="float">
            <text:p>2.805</text:p>
          </table:table-cell>
          <table:table-cell office:value-type="float" office:value="3.1258" calcext:value-type="float">
            <text:p>3.1258</text:p>
          </table:table-cell>
          <table:table-cell office:value-type="float" office:value="4.845" calcext:value-type="float">
            <text:p>4.845</text:p>
          </table:table-cell>
          <table:table-cell table:number-columns-repeated="9"/>
        </table:table-row>
        <table:table-row table:style-name="ro1">
          <table:table-cell table:style-name="ce9" office:value-type="float" office:value="3125" calcext:value-type="float">
            <text:p>3125</text:p>
          </table:table-cell>
          <table:table-cell table:style-name="Default" office:value-type="float" office:value="2.3886" calcext:value-type="float">
            <text:p>2.3886</text:p>
          </table:table-cell>
          <table:table-cell office:value-type="float" office:value="2.9444" calcext:value-type="float">
            <text:p>2.9444</text:p>
          </table:table-cell>
          <table:table-cell office:value-type="float" office:value="4.75824" calcext:value-type="float">
            <text:p>4.75824</text:p>
          </table:table-cell>
          <table:table-cell table:number-columns-repeated="9"/>
        </table:table-row>
        <table:table-row table:style-name="ro1">
          <table:table-cell table:style-name="ce10" office:value-type="float" office:value="15125" calcext:value-type="float">
            <text:p>15125</text:p>
          </table:table-cell>
          <table:table-cell table:style-name="Default" office:value-type="float" office:value="2.98" calcext:value-type="float">
            <text:p>2.98</text:p>
          </table:table-cell>
          <table:table-cell office:value-type="float" office:value="3.5912" calcext:value-type="float">
            <text:p>3.5912</text:p>
          </table:table-cell>
          <table:table-cell office:value-type="float" office:value="5.4658" calcext:value-type="float">
            <text:p>5.4658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8"/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5"/>
          <table:table-cell table:style-name="ce10"/>
          <table:table-cell table:number-columns-repeated="11"/>
        </table:table-row>
        <table:table-row table:style-name="ro1">
          <table:table-cell table:style-name="ce3"/>
          <table:table-cell table:style-name="ce8"/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5"/>
          <table:table-cell table:style-name="ce10"/>
          <table:table-cell table:number-columns-repeated="11"/>
        </table:table-row>
      </table:table>
      <table:table table:name="No Hashing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Viscosity Kernel</text:p>
          </table:table-cell>
          <table:table-cell office:value-type="string" calcext:value-type="string">
            <text:p>Update Positions</text:p>
          </table:table-cell>
          <table:table-cell office:value-type="string" calcext:value-type="string">
            <text:p>Pressure Kernel</text:p>
          </table:table-cell>
          <table:table-cell office:value-type="string" calcext:value-type="string">
            <text:p>Predict Postions</text:p>
          </table:table-cell>
          <table:table-cell office:value-type="string" calcext:value-type="string">
            <text:p>External Forces</text:p>
          </table:table-cell>
          <table:table-cell office:value-type="string" calcext:value-type="string">
            <text:p>Density Kern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75" calcext:value-type="float">
            <text:p>0.5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316" calcext:value-type="float">
            <text:p>0.3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27" calcext:value-type="float">
            <text:p>0.5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508" calcext:value-type="float">
            <text:p>0.50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3" calcext:value-type="float">
            <text:p>0.67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64" calcext:value-type="float">
            <text:p>0.5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6" calcext:value-type="float">
            <text:p>0.6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1" calcext:value-type="float">
            <text:p>0.55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546" calcext:value-type="float">
            <text:p>0.54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9" calcext:value-type="float">
            <text:p>1.18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3" calcext:value-type="float">
            <text:p>1.19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" calcext:value-type="float">
            <text:p>1.1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4" calcext:value-type="float">
            <text:p>0.004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3" calcext:value-type="float">
            <text:p>2.123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84" calcext:value-type="float">
            <text:p>2.5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" calcext:value-type="float">
            <text:p>3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2" calcext:value-type="float">
            <text:p>0.002</text:p>
          </table:table-cell>
          <table:table-cell office:value-type="float" office:value="3.018" calcext:value-type="float">
            <text:p>3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19" calcext:value-type="float">
            <text:p>3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4" calcext:value-type="float">
            <text:p>0.004</text:p>
          </table:table-cell>
          <table:table-cell office:value-type="float" office:value="3.022" calcext:value-type="float">
            <text:p>3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1" calcext:value-type="float">
            <text:p>2.121</text:p>
          </table:table-cell>
          <table:table-cell office:value-type="float" office:value="0.004" calcext:value-type="float">
            <text:p>0.004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533" calcext:value-type="float">
            <text:p>2.5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82" calcext:value-type="float">
            <text:p>2.5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6" calcext:value-type="float">
            <text:p>2.116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2" calcext:value-type="float">
            <text:p>3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33" calcext:value-type="float">
            <text:p>2.5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2" calcext:value-type="float">
            <text:p>2.122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" calcext:value-type="float">
            <text:p>2.12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7" calcext:value-type="float">
            <text:p>2.117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" calcext:value-type="float">
            <text:p>3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2" calcext:value-type="float">
            <text:p>3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7" calcext:value-type="float">
            <text:p>2.117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5" calcext:value-type="float">
            <text:p>2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5" calcext:value-type="float">
            <text:p>3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5" calcext:value-type="float">
            <text:p>3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7" calcext:value-type="float">
            <text:p>2.117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98" calcext:value-type="float">
            <text:p>2.5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49" calcext:value-type="float">
            <text:p>7.74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7" calcext:value-type="float">
            <text:p>5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71" calcext:value-type="float">
            <text:p>7.771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3" calcext:value-type="float">
            <text:p>7.7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7" calcext:value-type="float">
            <text:p>5.0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" calcext:value-type="float">
            <text:p>5.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66" calcext:value-type="float">
            <text:p>7.7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4" calcext:value-type="float">
            <text:p>5.674</text:p>
          </table:table-cell>
          <table:table-cell office:value-type="float" office:value="0.004" calcext:value-type="float">
            <text:p>0.004</text:p>
          </table:table-cell>
          <table:table-cell office:value-type="float" office:value="7.763" calcext:value-type="float">
            <text:p>7.76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7" calcext:value-type="float">
            <text:p>5.0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63" calcext:value-type="float">
            <text:p>7.76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103" calcext:value-type="float">
            <text:p>5.10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1" calcext:value-type="float">
            <text:p>5.671</text:p>
          </table:table-cell>
          <table:table-cell office:value-type="float" office:value="0.005" calcext:value-type="float">
            <text:p>0.005</text:p>
          </table:table-cell>
          <table:table-cell office:value-type="float" office:value="7.761" calcext:value-type="float">
            <text:p>7.7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8" calcext:value-type="float">
            <text:p>7.7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" calcext:value-type="float">
            <text:p>5.67</text:p>
          </table:table-cell>
          <table:table-cell office:value-type="float" office:value="0.003" calcext:value-type="float">
            <text:p>0.003</text:p>
          </table:table-cell>
          <table:table-cell office:value-type="float" office:value="7.758" calcext:value-type="float">
            <text:p>7.7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2" calcext:value-type="float">
            <text:p>5.672</text:p>
          </table:table-cell>
          <table:table-cell office:value-type="float" office:value="0.005" calcext:value-type="float">
            <text:p>0.005</text:p>
          </table:table-cell>
          <table:table-cell office:value-type="float" office:value="7.752" calcext:value-type="float">
            <text:p>7.75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5.098" calcext:value-type="float">
            <text:p>5.0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7.743" calcext:value-type="float">
            <text:p>7.74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9" calcext:value-type="float">
            <text:p>5.0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6" calcext:value-type="float">
            <text:p>7.7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5" calcext:value-type="float">
            <text:p>0.005</text:p>
          </table:table-cell>
          <table:table-cell office:value-type="float" office:value="7.736" calcext:value-type="float">
            <text:p>7.7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" calcext:value-type="float">
            <text:p>5.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" calcext:value-type="float">
            <text:p>7.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8" calcext:value-type="float">
            <text:p>5.0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5" calcext:value-type="float">
            <text:p>5.665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7" calcext:value-type="float">
            <text:p>7.73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7" calcext:value-type="float">
            <text:p>5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1" calcext:value-type="float">
            <text:p>7.75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9" calcext:value-type="float">
            <text:p>5.669</text:p>
          </table:table-cell>
          <table:table-cell office:value-type="float" office:value="0.005" calcext:value-type="float">
            <text:p>0.005</text:p>
          </table:table-cell>
          <table:table-cell office:value-type="float" office:value="7.732" calcext:value-type="float">
            <text:p>7.73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5.092" calcext:value-type="float">
            <text:p>5.0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3" calcext:value-type="float">
            <text:p>5.66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" calcext:value-type="float">
            <text:p>7.7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3" calcext:value-type="float">
            <text:p>5.0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5" calcext:value-type="float">
            <text:p>5.665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7" calcext:value-type="float">
            <text:p>7.73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43" calcext:value-type="float">
            <text:p>7.7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3" calcext:value-type="float">
            <text:p>5.0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707" calcext:value-type="float">
            <text:p>21.707</text:p>
          </table:table-cell>
          <table:table-cell office:value-type="float" office:value="0.02" calcext:value-type="float">
            <text:p>0.02</text:p>
          </table:table-cell>
          <table:table-cell office:value-type="float" office:value="26.583" calcext:value-type="float">
            <text:p>26.58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33" calcext:value-type="float">
            <text:p>18.93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81" calcext:value-type="float">
            <text:p>21.681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86" calcext:value-type="float">
            <text:p>26.58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772" calcext:value-type="float">
            <text:p>19.7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33" calcext:value-type="float">
            <text:p>21.633</text:p>
          </table:table-cell>
          <table:table-cell office:value-type="float" office:value="0.022" calcext:value-type="float">
            <text:p>0.022</text:p>
          </table:table-cell>
          <table:table-cell office:value-type="float" office:value="26.583" calcext:value-type="float">
            <text:p>26.58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37" calcext:value-type="float">
            <text:p>21.637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92" calcext:value-type="float">
            <text:p>26.59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9.782" calcext:value-type="float">
            <text:p>19.78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21" calcext:value-type="float">
            <text:p>21.621</text:p>
          </table:table-cell>
          <table:table-cell office:value-type="float" office:value="0.021" calcext:value-type="float">
            <text:p>0.021</text:p>
          </table:table-cell>
          <table:table-cell office:value-type="float" office:value="26.589" calcext:value-type="float">
            <text:p>26.5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45" calcext:value-type="float">
            <text:p>18.94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72" calcext:value-type="float">
            <text:p>21.67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639" calcext:value-type="float">
            <text:p>26.6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17" calcext:value-type="float">
            <text:p>21.617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35" calcext:value-type="float">
            <text:p>26.53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18.918" calcext:value-type="float">
            <text:p>18.9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" calcext:value-type="float">
            <text:p>21.6</text:p>
          </table:table-cell>
          <table:table-cell office:value-type="float" office:value="0.01" calcext:value-type="float">
            <text:p>0.01</text:p>
          </table:table-cell>
          <table:table-cell office:value-type="float" office:value="26.604" calcext:value-type="float">
            <text:p>26.6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934" calcext:value-type="float">
            <text:p>19.93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02" calcext:value-type="float">
            <text:p>21.60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25" calcext:value-type="float">
            <text:p>26.5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689" calcext:value-type="float">
            <text:p>19.68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22" calcext:value-type="float">
            <text:p>21.62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12" calcext:value-type="float">
            <text:p>26.5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18.925" calcext:value-type="float">
            <text:p>18.9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88" calcext:value-type="float">
            <text:p>21.588</text:p>
          </table:table-cell>
          <table:table-cell office:value-type="float" office:value="0.013" calcext:value-type="float">
            <text:p>0.013</text:p>
          </table:table-cell>
          <table:table-cell office:value-type="float" office:value="26.49" calcext:value-type="float">
            <text:p>26.4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21" calcext:value-type="float">
            <text:p>18.92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14" calcext:value-type="float">
            <text:p>21.614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81" calcext:value-type="float">
            <text:p>26.58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769" calcext:value-type="float">
            <text:p>19.7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81" calcext:value-type="float">
            <text:p>21.581</text:p>
          </table:table-cell>
          <table:table-cell office:value-type="float" office:value="0.021" calcext:value-type="float">
            <text:p>0.021</text:p>
          </table:table-cell>
          <table:table-cell office:value-type="float" office:value="26.542" calcext:value-type="float">
            <text:p>26.54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49" calcext:value-type="float">
            <text:p>21.649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47" calcext:value-type="float">
            <text:p>26.54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07" calcext:value-type="float">
            <text:p>18.9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54" calcext:value-type="float">
            <text:p>21.554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33" calcext:value-type="float">
            <text:p>26.5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03" calcext:value-type="float">
            <text:p>21.603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22" calcext:value-type="float">
            <text:p>26.5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12" calcext:value-type="float">
            <text:p>18.91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26" calcext:value-type="float">
            <text:p>21.626</text:p>
          </table:table-cell>
          <table:table-cell office:value-type="float" office:value="0.021" calcext:value-type="float">
            <text:p>0.021</text:p>
          </table:table-cell>
          <table:table-cell office:value-type="float" office:value="26.579" calcext:value-type="float">
            <text:p>26.57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6" calcext:value-type="float">
            <text:p>21.56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43" calcext:value-type="float">
            <text:p>26.54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18.906" calcext:value-type="float">
            <text:p>18.90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45" calcext:value-type="float">
            <text:p>21.545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56" calcext:value-type="float">
            <text:p>26.55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18.922" calcext:value-type="float">
            <text:p>18.92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82" calcext:value-type="float">
            <text:p>21.58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499" calcext:value-type="float">
            <text:p>26.4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11" calcext:value-type="float">
            <text:p>18.911</text:p>
          </table:table-cell>
        </table:table-row>
      </table:table>
      <table:table table:name="Pivot Table_No Hashing_1" table:style-name="ta1">
        <table:shapes>
          <draw:frame draw:z-index="0" draw:style-name="gr1" draw:text-style-name="P1" svg:width="19.381cm" svg:height="10.279cm" svg:x="22.354cm" svg:y="0.424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215cm" svg:height="10.838cm" svg:x="22.463cm" svg:y="11.316cm">
            <draw:object draw:notify-on-update-of-ranges="PT@categories PT@label 0 PT@data 0 PT@label 1 PT@data 1 PT@label 2 PT@data 2 PT@label 3 PT@data 3 PT@label 4 PT@data 4 PT@label 5 PT@data 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41cm" svg:height="10.035cm" svg:x="2.195cm" svg:y="9.877cm">
            <draw:object draw:notify-on-update-of-ranges="PT@categories PT@label 0 PT@data 0 PT@label 1 PT@data 1 PT@label 2 PT@data 2 PT@label 3 PT@data 3 PT@label 4 PT@data 4 PT@label 5 PT@data 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0" table:default-cell-style-name="ce16"/>
        <table:table-column table:style-name="co1" table:number-columns-repeated="4" table:default-cell-style-name="ce22"/>
        <table:table-column table:style-name="co1" table:default-cell-style-name="ce28"/>
        <table:table-column table:style-name="co11" table:default-cell-style-name="Default"/>
        <table:table-row table:style-name="ro1">
          <table:table-cell table:style-name="ce31"/>
          <table:table-cell table:style-name="ce13" office:value-type="string" calcext:value-type="string">
            <text:p>Data</text:p>
          </table:table-cell>
          <table:table-cell table:style-name="ce19" table:number-columns-repeated="4"/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Particles</text:p>
          </table:table-cell>
          <table:table-cell table:style-name="ce14" office:value-type="string" calcext:value-type="string">
            <text:p>Average - Viscosity Kernel</text:p>
          </table:table-cell>
          <table:table-cell table:style-name="ce20" office:value-type="string" calcext:value-type="string">
            <text:p>Average - Update Positions</text:p>
          </table:table-cell>
          <table:table-cell table:style-name="ce20" office:value-type="string" calcext:value-type="string">
            <text:p>Average - Pressure Kernel</text:p>
          </table:table-cell>
          <table:table-cell table:style-name="ce20" office:value-type="string" calcext:value-type="string">
            <text:p>Average - Predict Postions</text:p>
          </table:table-cell>
          <table:table-cell table:style-name="ce20" office:value-type="string" calcext:value-type="string">
            <text:p>Average - External Forces</text:p>
          </table:table-cell>
          <table:table-cell table:style-name="ce26" office:value-type="string" calcext:value-type="string">
            <text:p>Average - Density Kernel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1" office:value-type="float" office:value="0.0016" calcext:value-type="float">
            <text:p>0.0016</text:p>
          </table:table-cell>
          <table:table-cell table:style-name="ce21" office:value-type="float" office:value="0.002" calcext:value-type="float">
            <text:p>0.002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.001" calcext:value-type="float">
            <text:p>0.001</text:p>
          </table:table-cell>
          <table:table-cell table:formula="of:=SUM([.B3:.G3])"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7" calcext:value-type="float">
            <text:p>0.0017</text:p>
          </table:table-cell>
          <table:table-cell table:formula="of:=SUM([.B4:.G4])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50000000000001" calcext:value-type="float">
            <text:p>0.00095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formula="of:=SUM([.B5:.G5])" office:value-type="float" office:value="0.0074" calcext:value-type="float">
            <text:p>0.0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formula="of:=SUM([.B6:.G6])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0.00535" calcext:value-type="float">
            <text:p>0.00535</text:p>
          </table:table-cell>
          <table:table-cell table:formula="of:=SUM([.B7:.G7])" office:value-type="float" office:value="0.01926" calcext:value-type="float">
            <text:p>0.019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025" calcext:value-type="float">
            <text:p>0.01025</text:p>
          </table:table-cell>
          <table:table-cell table:formula="of:=SUM([.B8:.G8])" office:value-type="float" office:value="0.05555" calcext:value-type="float">
            <text:p>0.055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215" calcext:value-type="float">
            <text:p>0.01215</text:p>
          </table:table-cell>
          <table:table-cell table:formula="of:=SUM([.B9:.G9])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395" calcext:value-type="float">
            <text:p>0.02395</text:p>
          </table:table-cell>
          <table:table-cell table:formula="of:=SUM([.B10:.G10])" office:value-type="float" office:value="0.08735" calcext:value-type="float">
            <text:p>0.087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" calcext:value-type="float">
            <text:p>0</text:p>
          </table:table-cell>
          <table:table-cell office:value-type="float" office:value="0.05405" calcext:value-type="float">
            <text:p>0.05405</text:p>
          </table:table-cell>
          <table:table-cell table:formula="of:=SUM([.B11:.G11])" office:value-type="float" office:value="0.19655" calcext:value-type="float">
            <text:p>0.196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1543" calcext:value-type="float">
            <text:p>0.1543</text:p>
          </table:table-cell>
          <table:table-cell table:formula="of:=SUM([.B12:.G12])" office:value-type="float" office:value="0.59555" calcext:value-type="float">
            <text:p>0.595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8765" calcext:value-type="float">
            <text:p>0.28765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36955" calcext:value-type="float">
            <text:p>0.3695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45" calcext:value-type="float">
            <text:p>0.17945</text:p>
          </table:table-cell>
          <table:table-cell table:formula="of:=SUM([.B13:.G13])" office:value-type="float" office:value="0.8388" calcext:value-type="float">
            <text:p>0.83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55" calcext:value-type="float">
            <text:p>0.45355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7215" calcext:value-type="float">
            <text:p>0.7215</text:p>
          </table:table-cell>
          <table:table-cell table:formula="of:=SUM([.B14:.G14])" office:value-type="float" office:value="1.7559" calcext:value-type="float">
            <text:p>1.75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1.1951" calcext:value-type="float">
            <text:p>1.195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7195" calcext:value-type="float">
            <text:p>0.77195</text:p>
          </table:table-cell>
          <table:table-cell table:formula="of:=SUM([.B15:.G15])" office:value-type="float" office:value="2.9036" calcext:value-type="float">
            <text:p>2.90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55" calcext:value-type="float">
            <text:p>2.11855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11" calcext:value-type="float">
            <text:p>0.0011</text:p>
          </table:table-cell>
          <table:table-cell office:value-type="float" office:value="2.0324" calcext:value-type="float">
            <text:p>2.0324</text:p>
          </table:table-cell>
          <table:table-cell table:formula="of:=SUM([.B16:.G16])" office:value-type="float" office:value="7.1794" calcext:value-type="float">
            <text:p>7.17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935" calcext:value-type="float">
            <text:p>5.6693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7.74945" calcext:value-type="float">
            <text:p>7.7494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5.096" calcext:value-type="float">
            <text:p>5.096</text:p>
          </table:table-cell>
          <table:table-cell table:formula="of:=SUM([.B17:.G17])" office:value-type="float" office:value="18.52605" calcext:value-type="float">
            <text:p>18.5260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17" office:value-type="float" office:value="21.6147" calcext:value-type="float">
            <text:p>21.6147</text:p>
          </table:table-cell>
          <table:table-cell table:style-name="ce23" office:value-type="float" office:value="0.01375" calcext:value-type="float">
            <text:p>0.01375</text:p>
          </table:table-cell>
          <table:table-cell table:style-name="ce23" office:value-type="float" office:value="26.557" calcext:value-type="float">
            <text:p>26.557</text:p>
          </table:table-cell>
          <table:table-cell table:style-name="ce23" office:value-type="float" office:value="0.0133" calcext:value-type="float">
            <text:p>0.0133</text:p>
          </table:table-cell>
          <table:table-cell table:style-name="ce23" office:value-type="float" office:value="0.0055" calcext:value-type="float">
            <text:p>0.0055</text:p>
          </table:table-cell>
          <table:table-cell table:style-name="ce29" office:value-type="float" office:value="19.1859" calcext:value-type="float">
            <text:p>19.1859</text:p>
          </table:table-cell>
          <table:table-cell table:formula="of:=SUM([.B18:.G18])" office:value-type="float" office:value="67.39015" calcext:value-type="float">
            <text:p>67.39015</text:p>
          </table:table-cell>
        </table:table-row>
        <table:table-row table:style-name="ro1">
          <table:table-cell table:style-name="ce32" office:value-type="string" calcext:value-type="string">
            <text:p>Total Result</text:p>
          </table:table-cell>
          <table:table-cell table:style-name="ce18" office:value-type="float" office:value="1.96193125" calcext:value-type="float">
            <text:p>1.96193125</text:p>
          </table:table-cell>
          <table:table-cell table:style-name="ce24" office:value-type="float" office:value="0.002813125" calcext:value-type="float">
            <text:p>0.002813125</text:p>
          </table:table-cell>
          <table:table-cell table:style-name="ce24" office:value-type="float" office:value="2.4931875" calcext:value-type="float">
            <text:p>2.4931875</text:p>
          </table:table-cell>
          <table:table-cell table:style-name="ce24" office:value-type="float" office:value="0.002340625" calcext:value-type="float">
            <text:p>0.002340625</text:p>
          </table:table-cell>
          <table:table-cell table:style-name="ce24" office:value-type="float" office:value="0.0006125" calcext:value-type="float">
            <text:p>0.0006125</text:p>
          </table:table-cell>
          <table:table-cell table:style-name="ce30" office:value-type="float" office:value="1.765878125" calcext:value-type="float">
            <text:p>1.765878125</text:p>
          </table:table-cell>
          <table:table-cell/>
        </table:table-row>
      </table:table>
      <table:named-expressions/>
      <table:database-ranges>
        <table:database-range table:name="__Anonymous_Sheet_DB__0" table:target-range-address="Hashing.A1:Hashing.J106"/>
        <table:database-range table:name="__Anonymous_Sheet_DB__2" table:target-range-address="'No Hashing'.A1:'No Hashing'.G321"/>
      </table:database-ranges>
      <table:data-pilot-tables>
        <table:data-pilot-table table:name="DataPilot1" table:application-data="" table:target-range-address="'Pivot Table_No Hashing_1'.A1:'Pivot Table_No Hashing_1'.G19" table:buttons="'Pivot Table_No Hashing_1'.A2 'Pivot Table_No Hashing_1'.B1" table:show-filter-button="false" table:drill-down-on-double-click="false">
          <table:source-cell-range table:cell-range-address="'No Hashing'.A1:'No Hashing'.G321"/>
          <table:data-pilot-field table:source-field-name="Particl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sco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7" table:display="true" table:show-details="true"/>
                <table:data-pilot-member table:name="0.014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8" table:display="true" table:show-details="true"/>
                <table:data-pilot-member table:name="0.035" table:display="true" table:show-details="true"/>
                <table:data-pilot-member table:name="0.05" table:display="true" table:show-details="true"/>
                <table:data-pilot-member table:name="0.054" table:display="true" table:show-details="true"/>
                <table:data-pilot-member table:name="0.115" table:display="true" table:show-details="true"/>
                <table:data-pilot-member table:name="0.121" table:display="true" table:show-details="true"/>
                <table:data-pilot-member table:name="0.122" table:display="true" table:show-details="true"/>
                <table:data-pilot-member table:name="0.131" table:display="true" table:show-details="true"/>
                <table:data-pilot-member table:name="0.203" table:display="true" table:show-details="true"/>
                <table:data-pilot-member table:name="0.226" table:display="true" table:show-details="true"/>
                <table:data-pilot-member table:name="0.227" table:display="true" table:show-details="true"/>
                <table:data-pilot-member table:name="0.258" table:display="true" table:show-details="true"/>
                <table:data-pilot-member table:name="0.272" table:display="true" table:show-details="true"/>
                <table:data-pilot-member table:name="0.453" table:display="true" table:show-details="true"/>
                <table:data-pilot-member table:name="0.454" table:display="true" table:show-details="true"/>
                <table:data-pilot-member table:name="0.475" table:display="true" table:show-details="true"/>
                <table:data-pilot-member table:name="0.564" table:display="true" table:show-details="true"/>
                <table:data-pilot-member table:name="0.575" table:display="true" table:show-details="true"/>
                <table:data-pilot-member table:name="0.576" table:display="true" table:show-details="true"/>
                <table:data-pilot-member table:name="0.645" table:display="true" table:show-details="true"/>
                <table:data-pilot-member table:name="0.646" table:display="true" table:show-details="true"/>
                <table:data-pilot-member table:name="0.931" table:display="true" table:show-details="true"/>
                <table:data-pilot-member table:name="0.932" table:display="true" table:show-details="true"/>
                <table:data-pilot-member table:name="0.933" table:display="true" table:show-details="true"/>
                <table:data-pilot-member table:name="0.934" table:display="true" table:show-details="true"/>
                <table:data-pilot-member table:name="0.935" table:display="true" table:show-details="true"/>
                <table:data-pilot-member table:name="2.115" table:display="true" table:show-details="true"/>
                <table:data-pilot-member table:name="2.116" table:display="true" table:show-details="true"/>
                <table:data-pilot-member table:name="2.117" table:display="true" table:show-details="true"/>
                <table:data-pilot-member table:name="2.118" table:display="true" table:show-details="true"/>
                <table:data-pilot-member table:name="2.119" table:display="true" table:show-details="true"/>
                <table:data-pilot-member table:name="2.12" table:display="true" table:show-details="true"/>
                <table:data-pilot-member table:name="2.121" table:display="true" table:show-details="true"/>
                <table:data-pilot-member table:name="2.122" table:display="true" table:show-details="true"/>
                <table:data-pilot-member table:name="2.123" table:display="true" table:show-details="true"/>
                <table:data-pilot-member table:name="5.663" table:display="true" table:show-details="true"/>
                <table:data-pilot-member table:name="5.665" table:display="true" table:show-details="true"/>
                <table:data-pilot-member table:name="5.667" table:display="true" table:show-details="true"/>
                <table:data-pilot-member table:name="5.668" table:display="true" table:show-details="true"/>
                <table:data-pilot-member table:name="5.669" table:display="true" table:show-details="true"/>
                <table:data-pilot-member table:name="5.67" table:display="true" table:show-details="true"/>
                <table:data-pilot-member table:name="5.671" table:display="true" table:show-details="true"/>
                <table:data-pilot-member table:name="5.672" table:display="true" table:show-details="true"/>
                <table:data-pilot-member table:name="5.673" table:display="true" table:show-details="true"/>
                <table:data-pilot-member table:name="5.674" table:display="true" table:show-details="true"/>
                <table:data-pilot-member table:name="21.545" table:display="true" table:show-details="true"/>
                <table:data-pilot-member table:name="21.554" table:display="true" table:show-details="true"/>
                <table:data-pilot-member table:name="21.56" table:display="true" table:show-details="true"/>
                <table:data-pilot-member table:name="21.581" table:display="true" table:show-details="true"/>
                <table:data-pilot-member table:name="21.582" table:display="true" table:show-details="true"/>
                <table:data-pilot-member table:name="21.588" table:display="true" table:show-details="true"/>
                <table:data-pilot-member table:name="21.6" table:display="true" table:show-details="true"/>
                <table:data-pilot-member table:name="21.602" table:display="true" table:show-details="true"/>
                <table:data-pilot-member table:name="21.603" table:display="true" table:show-details="true"/>
                <table:data-pilot-member table:name="21.614" table:display="true" table:show-details="true"/>
                <table:data-pilot-member table:name="21.617" table:display="true" table:show-details="true"/>
                <table:data-pilot-member table:name="21.621" table:display="true" table:show-details="true"/>
                <table:data-pilot-member table:name="21.622" table:display="true" table:show-details="true"/>
                <table:data-pilot-member table:name="21.626" table:display="true" table:show-details="true"/>
                <table:data-pilot-member table:name="21.633" table:display="true" table:show-details="true"/>
                <table:data-pilot-member table:name="21.637" table:display="true" table:show-details="true"/>
                <table:data-pilot-member table:name="21.649" table:display="true" table:show-details="true"/>
                <table:data-pilot-member table:name="21.672" table:display="true" table:show-details="true"/>
                <table:data-pilot-member table:name="21.681" table:display="true" table:show-details="true"/>
                <table:data-pilot-member table:name="21.7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pdate Position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2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8" table:display="true" table:show-details="true"/>
                <table:data-pilot-member table:name="0.01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2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ssure Kernel" table:orientation="data" table:used-hierarchy="0" table:function="average">
            <table:data-pilot-level table:show-empty="false" calcext:repeat-item-labels="false">
              <table:data-pilot-members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2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4" table:display="true" table:show-details="true"/>
                <table:data-pilot-member table:name="0.062" table:display="true" table:show-details="true"/>
                <table:data-pilot-member table:name="0.063" table:display="true" table:show-details="true"/>
                <table:data-pilot-member table:name="0.134" table:display="true" table:show-details="true"/>
                <table:data-pilot-member table:name="0.135" table:display="true" table:show-details="true"/>
                <table:data-pilot-member table:name="0.136" table:display="true" table:show-details="true"/>
                <table:data-pilot-member table:name="0.142" table:display="true" table:show-details="true"/>
                <table:data-pilot-member table:name="0.269" table:display="true" table:show-details="true"/>
                <table:data-pilot-member table:name="0.27" table:display="true" table:show-details="true"/>
                <table:data-pilot-member table:name="0.271" table:display="true" table:show-details="true"/>
                <table:data-pilot-member table:name="0.309" table:display="true" table:show-details="true"/>
                <table:data-pilot-member table:name="0.316" table:display="true" table:show-details="true"/>
                <table:data-pilot-member table:name="0.4" table:display="true" table:show-details="true"/>
                <table:data-pilot-member table:name="0.431" table:display="true" table:show-details="true"/>
                <table:data-pilot-member table:name="0.508" table:display="true" table:show-details="true"/>
                <table:data-pilot-member table:name="0.527" table:display="true" table:show-details="true"/>
                <table:data-pilot-member table:name="0.546" table:display="true" table:show-details="true"/>
                <table:data-pilot-member table:name="0.547" table:display="true" table:show-details="true"/>
                <table:data-pilot-member table:name="0.548" table:display="true" table:show-details="true"/>
                <table:data-pilot-member table:name="0.551" table:display="true" table:show-details="true"/>
                <table:data-pilot-member table:name="0.6" table:display="true" table:show-details="true"/>
                <table:data-pilot-member table:name="0.606" table:display="true" table:show-details="true"/>
                <table:data-pilot-member table:name="0.658" table:display="true" table:show-details="true"/>
                <table:data-pilot-member table:name="0.672" table:display="true" table:show-details="true"/>
                <table:data-pilot-member table:name="0.673" table:display="true" table:show-details="true"/>
                <table:data-pilot-member table:name="0.736" table:display="true" table:show-details="true"/>
                <table:data-pilot-member table:name="0.795" table:display="true" table:show-details="true"/>
                <table:data-pilot-member table:name="0.825" table:display="true" table:show-details="true"/>
                <table:data-pilot-member table:name="1.077" table:display="true" table:show-details="true"/>
                <table:data-pilot-member table:name="1.189" table:display="true" table:show-details="true"/>
                <table:data-pilot-member table:name="1.19" table:display="true" table:show-details="true"/>
                <table:data-pilot-member table:name="1.191" table:display="true" table:show-details="true"/>
                <table:data-pilot-member table:name="1.193" table:display="true" table:show-details="true"/>
                <table:data-pilot-member table:name="1.194" table:display="true" table:show-details="true"/>
                <table:data-pilot-member table:name="1.195" table:display="true" table:show-details="true"/>
                <table:data-pilot-member table:name="1.196" table:display="true" table:show-details="true"/>
                <table:data-pilot-member table:name="1.197" table:display="true" table:show-details="true"/>
                <table:data-pilot-member table:name="1.198" table:display="true" table:show-details="true"/>
                <table:data-pilot-member table:name="3.018" table:display="true" table:show-details="true"/>
                <table:data-pilot-member table:name="3.019" table:display="true" table:show-details="true"/>
                <table:data-pilot-member table:name="3.02" table:display="true" table:show-details="true"/>
                <table:data-pilot-member table:name="3.021" table:display="true" table:show-details="true"/>
                <table:data-pilot-member table:name="3.022" table:display="true" table:show-details="true"/>
                <table:data-pilot-member table:name="3.023" table:display="true" table:show-details="true"/>
                <table:data-pilot-member table:name="3.025" table:display="true" table:show-details="true"/>
                <table:data-pilot-member table:name="7.73" table:display="true" table:show-details="true"/>
                <table:data-pilot-member table:name="7.732" table:display="true" table:show-details="true"/>
                <table:data-pilot-member table:name="7.736" table:display="true" table:show-details="true"/>
                <table:data-pilot-member table:name="7.737" table:display="true" table:show-details="true"/>
                <table:data-pilot-member table:name="7.738" table:display="true" table:show-details="true"/>
                <table:data-pilot-member table:name="7.743" table:display="true" table:show-details="true"/>
                <table:data-pilot-member table:name="7.749" table:display="true" table:show-details="true"/>
                <table:data-pilot-member table:name="7.75" table:display="true" table:show-details="true"/>
                <table:data-pilot-member table:name="7.751" table:display="true" table:show-details="true"/>
                <table:data-pilot-member table:name="7.752" table:display="true" table:show-details="true"/>
                <table:data-pilot-member table:name="7.753" table:display="true" table:show-details="true"/>
                <table:data-pilot-member table:name="7.756" table:display="true" table:show-details="true"/>
                <table:data-pilot-member table:name="7.758" table:display="true" table:show-details="true"/>
                <table:data-pilot-member table:name="7.761" table:display="true" table:show-details="true"/>
                <table:data-pilot-member table:name="7.763" table:display="true" table:show-details="true"/>
                <table:data-pilot-member table:name="7.766" table:display="true" table:show-details="true"/>
                <table:data-pilot-member table:name="7.771" table:display="true" table:show-details="true"/>
                <table:data-pilot-member table:name="26.49" table:display="true" table:show-details="true"/>
                <table:data-pilot-member table:name="26.499" table:display="true" table:show-details="true"/>
                <table:data-pilot-member table:name="26.512" table:display="true" table:show-details="true"/>
                <table:data-pilot-member table:name="26.522" table:display="true" table:show-details="true"/>
                <table:data-pilot-member table:name="26.525" table:display="true" table:show-details="true"/>
                <table:data-pilot-member table:name="26.533" table:display="true" table:show-details="true"/>
                <table:data-pilot-member table:name="26.535" table:display="true" table:show-details="true"/>
                <table:data-pilot-member table:name="26.542" table:display="true" table:show-details="true"/>
                <table:data-pilot-member table:name="26.543" table:display="true" table:show-details="true"/>
                <table:data-pilot-member table:name="26.547" table:display="true" table:show-details="true"/>
                <table:data-pilot-member table:name="26.556" table:display="true" table:show-details="true"/>
                <table:data-pilot-member table:name="26.579" table:display="true" table:show-details="true"/>
                <table:data-pilot-member table:name="26.581" table:display="true" table:show-details="true"/>
                <table:data-pilot-member table:name="26.583" table:display="true" table:show-details="true"/>
                <table:data-pilot-member table:name="26.586" table:display="true" table:show-details="true"/>
                <table:data-pilot-member table:name="26.589" table:display="true" table:show-details="true"/>
                <table:data-pilot-member table:name="26.592" table:display="true" table:show-details="true"/>
                <table:data-pilot-member table:name="26.604" table:display="true" table:show-details="true"/>
                <table:data-pilot-member table:name="26.6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dict Postion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8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ernal Force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n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7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5" table:display="true" table:show-details="true"/>
                <table:data-pilot-member table:name="0.018" table:display="true" table:show-details="true"/>
                <table:data-pilot-member table:name="0.0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34" table:display="true" table:show-details="true"/>
                <table:data-pilot-member table:name="0.045" table:display="true" table:show-details="true"/>
                <table:data-pilot-member table:name="0.091" table:display="true" table:show-details="true"/>
                <table:data-pilot-member table:name="0.095" table:display="true" table:show-details="true"/>
                <table:data-pilot-member table:name="0.179" table:display="true" table:show-details="true"/>
                <table:data-pilot-member table:name="0.18" table:display="true" table:show-details="true"/>
                <table:data-pilot-member table:name="0.226" table:display="true" table:show-details="true"/>
                <table:data-pilot-member table:name="0.298" table:display="true" table:show-details="true"/>
                <table:data-pilot-member table:name="0.355" table:display="true" table:show-details="true"/>
                <table:data-pilot-member table:name="0.356" table:display="true" table:show-details="true"/>
                <table:data-pilot-member table:name="0.377" table:display="true" table:show-details="true"/>
                <table:data-pilot-member table:name="0.417" table:display="true" table:show-details="true"/>
                <table:data-pilot-member table:name="0.455" table:display="true" table:show-details="true"/>
                <table:data-pilot-member table:name="0.456" table:display="true" table:show-details="true"/>
                <table:data-pilot-member table:name="0.729" table:display="true" table:show-details="true"/>
                <table:data-pilot-member table:name="0.73" table:display="true" table:show-details="true"/>
                <table:data-pilot-member table:name="0.731" table:display="true" table:show-details="true"/>
                <table:data-pilot-member table:name="0.732" table:display="true" table:show-details="true"/>
                <table:data-pilot-member table:name="0.733" table:display="true" table:show-details="true"/>
                <table:data-pilot-member table:name="0.789" table:display="true" table:show-details="true"/>
                <table:data-pilot-member table:name="0.937" table:display="true" table:show-details="true"/>
                <table:data-pilot-member table:name="0.968" table:display="true" table:show-details="true"/>
                <table:data-pilot-member table:name="1.049" table:display="true" table:show-details="true"/>
                <table:data-pilot-member table:name="1.07" table:display="true" table:show-details="true"/>
                <table:data-pilot-member table:name="1.109" table:display="true" table:show-details="true"/>
                <table:data-pilot-member table:name="1.142" table:display="true" table:show-details="true"/>
                <table:data-pilot-member table:name="1.168" table:display="true" table:show-details="true"/>
                <table:data-pilot-member table:name="1.18" table:display="true" table:show-details="true"/>
                <table:data-pilot-member table:name="1.189" table:display="true" table:show-details="true"/>
                <table:data-pilot-member table:name="1.209" table:display="true" table:show-details="true"/>
                <table:data-pilot-member table:name="1.324" table:display="true" table:show-details="true"/>
                <table:data-pilot-member table:name="1.742" table:display="true" table:show-details="true"/>
                <table:data-pilot-member table:name="1.743" table:display="true" table:show-details="true"/>
                <table:data-pilot-member table:name="1.744" table:display="true" table:show-details="true"/>
                <table:data-pilot-member table:name="1.745" table:display="true" table:show-details="true"/>
                <table:data-pilot-member table:name="1.746" table:display="true" table:show-details="true"/>
                <table:data-pilot-member table:name="1.75" table:display="true" table:show-details="true"/>
                <table:data-pilot-member table:name="2.533" table:display="true" table:show-details="true"/>
                <table:data-pilot-member table:name="2.538" table:display="true" table:show-details="true"/>
                <table:data-pilot-member table:name="2.582" table:display="true" table:show-details="true"/>
                <table:data-pilot-member table:name="2.584" table:display="true" table:show-details="true"/>
                <table:data-pilot-member table:name="2.598" table:display="true" table:show-details="true"/>
                <table:data-pilot-member table:name="2.6" table:display="true" table:show-details="true"/>
                <table:data-pilot-member table:name="5.092" table:display="true" table:show-details="true"/>
                <table:data-pilot-member table:name="5.093" table:display="true" table:show-details="true"/>
                <table:data-pilot-member table:name="5.094" table:display="true" table:show-details="true"/>
                <table:data-pilot-member table:name="5.095" table:display="true" table:show-details="true"/>
                <table:data-pilot-member table:name="5.096" table:display="true" table:show-details="true"/>
                <table:data-pilot-member table:name="5.097" table:display="true" table:show-details="true"/>
                <table:data-pilot-member table:name="5.098" table:display="true" table:show-details="true"/>
                <table:data-pilot-member table:name="5.099" table:display="true" table:show-details="true"/>
                <table:data-pilot-member table:name="5.1" table:display="true" table:show-details="true"/>
                <table:data-pilot-member table:name="5.103" table:display="true" table:show-details="true"/>
                <table:data-pilot-member table:name="18.906" table:display="true" table:show-details="true"/>
                <table:data-pilot-member table:name="18.907" table:display="true" table:show-details="true"/>
                <table:data-pilot-member table:name="18.911" table:display="true" table:show-details="true"/>
                <table:data-pilot-member table:name="18.912" table:display="true" table:show-details="true"/>
                <table:data-pilot-member table:name="18.918" table:display="true" table:show-details="true"/>
                <table:data-pilot-member table:name="18.921" table:display="true" table:show-details="true"/>
                <table:data-pilot-member table:name="18.922" table:display="true" table:show-details="true"/>
                <table:data-pilot-member table:name="18.925" table:display="true" table:show-details="true"/>
                <table:data-pilot-member table:name="18.93" table:display="true" table:show-details="true"/>
                <table:data-pilot-member table:name="18.931" table:display="true" table:show-details="true"/>
                <table:data-pilot-member table:name="18.933" table:display="true" table:show-details="true"/>
                <table:data-pilot-member table:name="18.94" table:display="true" table:show-details="true"/>
                <table:data-pilot-member table:name="18.945" table:display="true" table:show-details="true"/>
                <table:data-pilot-member table:name="19.689" table:display="true" table:show-details="true"/>
                <table:data-pilot-member table:name="19.769" table:display="true" table:show-details="true"/>
                <table:data-pilot-member table:name="19.772" table:display="true" table:show-details="true"/>
                <table:data-pilot-member table:name="19.782" table:display="true" table:show-details="true"/>
                <table:data-pilot-member table:name="19.84" table:display="true" table:show-details="true"/>
                <table:data-pilot-member table:name="19.9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Hashing_1'.A1:'Pivot Table_Hashing_1'.J24" table:buttons="'Pivot Table_Hashing_1'.A2 'Pivot Table_Hashing_1'.B2 'Pivot Table_Hashing_1'.C1" table:show-filter-button="false" table:drill-down-on-double-click="false">
          <table:source-cell-range table:cell-range-address="Hashing.A1:Hashing.J10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moothing Radius" table:orientation="row" table:used-hierarchy="0" table:function="auto">
            <table:data-pilot-level table:show-empty="false" calcext:repeat-item-labels="false">
              <table:data-pilot-members>
                <table:data-pilot-member table:name="0.415" table:display="true" table:show-details="true"/>
                <table:data-pilot-member table:name="0.6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ble Size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25" table:display="true" table:show-details="true"/>
                <table:data-pilot-member table:name="125" table:display="true" table:show-details="true"/>
                <table:data-pilot-member table:name="625" table:display="true" table:show-details="true"/>
                <table:data-pilot-member table:name="3125" table:display="true" table:show-details="true"/>
                <table:data-pilot-member table:name="15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sco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231" table:display="true" table:show-details="true"/>
                <table:data-pilot-member table:name="0.232" table:display="true" table:show-details="true"/>
                <table:data-pilot-member table:name="0.233" table:display="true" table:show-details="true"/>
                <table:data-pilot-member table:name="0.236" table:display="true" table:show-details="true"/>
                <table:data-pilot-member table:name="0.267" table:display="true" table:show-details="true"/>
                <table:data-pilot-member table:name="0.268" table:display="true" table:show-details="true"/>
                <table:data-pilot-member table:name="0.269" table:display="true" table:show-details="true"/>
                <table:data-pilot-member table:name="0.271" table:display="true" table:show-details="true"/>
                <table:data-pilot-member table:name="0.349" table:display="true" table:show-details="true"/>
                <table:data-pilot-member table:name="0.35" table:display="true" table:show-details="true"/>
                <table:data-pilot-member table:name="0.351" table:display="true" table:show-details="true"/>
                <table:data-pilot-member table:name="0.352" table:display="true" table:show-details="true"/>
                <table:data-pilot-member table:name="0.37" table:display="true" table:show-details="true"/>
                <table:data-pilot-member table:name="0.373" table:display="true" table:show-details="true"/>
                <table:data-pilot-member table:name="0.374" table:display="true" table:show-details="true"/>
                <table:data-pilot-member table:name="0.377" table:display="true" table:show-details="true"/>
                <table:data-pilot-member table:name="0.38" table:display="true" table:show-details="true"/>
                <table:data-pilot-member table:name="0.383" table:display="true" table:show-details="true"/>
                <table:data-pilot-member table:name="0.384" table:display="true" table:show-details="true"/>
                <table:data-pilot-member table:name="0.387" table:display="true" table:show-details="true"/>
                <table:data-pilot-member table:name="0.388" table:display="true" table:show-details="true"/>
                <table:data-pilot-member table:name="0.476" table:display="true" table:show-details="true"/>
                <table:data-pilot-member table:name="0.479" table:display="true" table:show-details="true"/>
                <table:data-pilot-member table:name="0.481" table:display="true" table:show-details="true"/>
                <table:data-pilot-member table:name="0.482" table:display="true" table:show-details="true"/>
                <table:data-pilot-member table:name="0.682" table:display="true" table:show-details="true"/>
                <table:data-pilot-member table:name="0.683" table:display="true" table:show-details="true"/>
                <table:data-pilot-member table:name="0.687" table:display="true" table:show-details="true"/>
                <table:data-pilot-member table:name="0.855" table:display="true" table:show-details="true"/>
                <table:data-pilot-member table:name="0.859" table:display="true" table:show-details="true"/>
                <table:data-pilot-member table:name="0.862" table:display="true" table:show-details="true"/>
                <table:data-pilot-member table:name="0.865" table:display="true" table:show-details="true"/>
                <table:data-pilot-member table:name="0.869" table:display="true" table:show-details="true"/>
                <table:data-pilot-member table:name="0.911" table:display="true" table:show-details="true"/>
                <table:data-pilot-member table:name="0.912" table:display="true" table:show-details="true"/>
                <table:data-pilot-member table:name="0.917" table:display="true" table:show-details="true"/>
                <table:data-pilot-member table:name="0.918" table:display="true" table:show-details="true"/>
                <table:data-pilot-member table:name="0.922" table:display="true" table:show-details="true"/>
                <table:data-pilot-member table:name="0.998" table:display="true" table:show-details="true"/>
                <table:data-pilot-member table:name="1.021" table:display="true" table:show-details="true"/>
                <table:data-pilot-member table:name="1.025" table:display="true" table:show-details="true"/>
                <table:data-pilot-member table:name="1.027" table:display="true" table:show-details="true"/>
                <table:data-pilot-member table:name="1.456" table:display="true" table:show-details="true"/>
                <table:data-pilot-member table:name="1.464" table:display="true" table:show-details="true"/>
                <table:data-pilot-member table:name="1.475" table:display="true" table:show-details="true"/>
                <table:data-pilot-member table:name="1.479" table:display="true" table:show-details="true"/>
                <table:data-pilot-member table:name="2.114" table:display="true" table:show-details="true"/>
                <table:data-pilot-member table:name="2.116" table:display="true" table:show-details="true"/>
                <table:data-pilot-member table:name="2.12" table:display="true" table:show-details="true"/>
                <table:data-pilot-member table:name="2.136" table:display="true" table:show-details="true"/>
                <table:data-pilot-member table:name="2.155" table:display="true" table:show-details="true"/>
                <table:data-pilot-member table:name="2.413" table:display="true" table:show-details="true"/>
                <table:data-pilot-member table:name="2.42" table:display="true" table:show-details="true"/>
                <table:data-pilot-member table:name="2.431" table:display="true" table:show-details="true"/>
                <table:data-pilot-member table:name="2.467" table:display="true" table:show-details="true"/>
                <table:data-pilot-member table:name="2.483" table:display="true" table:show-details="true"/>
                <table:data-pilot-member table:name="2.658" table:display="true" table:show-details="true"/>
                <table:data-pilot-member table:name="2.661" table:display="true" table:show-details="true"/>
                <table:data-pilot-member table:name="2.6669" table:display="true" table:show-details="true"/>
                <table:data-pilot-member table:name="2.667" table:display="true" table:show-details="true"/>
                <table:data-pilot-member table:name="2.675" table:display="true" table:show-details="true"/>
                <table:data-pilot-member table:name="2.744" table:display="true" table:show-details="true"/>
                <table:data-pilot-member table:name="2.756" table:display="true" table:show-details="true"/>
                <table:data-pilot-member table:name="2.764" table:display="true" table:show-details="true"/>
                <table:data-pilot-member table:name="2.776" table:display="true" table:show-details="true"/>
                <table:data-pilot-member table:name="2.777" table:display="true" table:show-details="true"/>
                <table:data-pilot-member table:name="2.923" table:display="true" table:show-details="true"/>
                <table:data-pilot-member table:name="2.924" table:display="true" table:show-details="true"/>
                <table:data-pilot-member table:name="2.925" table:display="true" table:show-details="true"/>
                <table:data-pilot-member table:name="2.927" table:display="true" table:show-details="true"/>
                <table:data-pilot-member table:name="2.928" table:display="true" table:show-details="true"/>
                <table:data-pilot-member table:name="3.14" table:display="true" table:show-details="true"/>
                <table:data-pilot-member table:name="3.141" table:display="true" table:show-details="true"/>
                <table:data-pilot-member table:name="3.144" table:display="true" table:show-details="true"/>
                <table:data-pilot-member table:name="3.149" table:display="true" table:show-details="true"/>
                <table:data-pilot-member table:name="6.234" table:display="true" table:show-details="true"/>
                <table:data-pilot-member table:name="6.243" table:display="true" table:show-details="true"/>
                <table:data-pilot-member table:name="6.251" table:display="true" table:show-details="true"/>
                <table:data-pilot-member table:name="6.306" table:display="true" table:show-details="true"/>
                <table:data-pilot-member table:name="6.329" table:display="true" table:show-details="true"/>
                <table:data-pilot-member table:name="6.525" table:display="true" table:show-details="true"/>
                <table:data-pilot-member table:name="6.558" table:display="true" table:show-details="true"/>
                <table:data-pilot-member table:name="6.579" table:display="true" table:show-details="true"/>
                <table:data-pilot-member table:name="6.627" table:display="true" table:show-details="true"/>
                <table:data-pilot-member table:name="6.684" table:display="true" table:show-details="true"/>
                <table:data-pilot-member table:name="7.316" table:display="true" table:show-details="true"/>
                <table:data-pilot-member table:name="7.43" table:display="true" table:show-details="true"/>
                <table:data-pilot-member table:name="7.532" table:display="true" table:show-details="true"/>
                <table:data-pilot-member table:name="7.544" table:display="true" table:show-details="true"/>
                <table:data-pilot-member table:name="7.5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pdate Positions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ssure Kernel" table:orientation="data" table:used-hierarchy="0" table:function="average">
            <table:data-pilot-level table:show-empty="false" calcext:repeat-item-labels="false">
              <table:data-pilot-members>
                <table:data-pilot-member table:name="0.206" table:display="true" table:show-details="true"/>
                <table:data-pilot-member table:name="0.347" table:display="true" table:show-details="true"/>
                <table:data-pilot-member table:name="0.348" table:display="true" table:show-details="true"/>
                <table:data-pilot-member table:name="0.351" table:display="true" table:show-details="true"/>
                <table:data-pilot-member table:name="0.353" table:display="true" table:show-details="true"/>
                <table:data-pilot-member table:name="0.357" table:display="true" table:show-details="true"/>
                <table:data-pilot-member table:name="0.359" table:display="true" table:show-details="true"/>
                <table:data-pilot-member table:name="0.362" table:display="true" table:show-details="true"/>
                <table:data-pilot-member table:name="0.363" table:display="true" table:show-details="true"/>
                <table:data-pilot-member table:name="0.509" table:display="true" table:show-details="true"/>
                <table:data-pilot-member table:name="0.511" table:display="true" table:show-details="true"/>
                <table:data-pilot-member table:name="0.513" table:display="true" table:show-details="true"/>
                <table:data-pilot-member table:name="0.514" table:display="true" table:show-details="true"/>
                <table:data-pilot-member table:name="0.553" table:display="true" table:show-details="true"/>
                <table:data-pilot-member table:name="0.557" table:display="true" table:show-details="true"/>
                <table:data-pilot-member table:name="0.559" table:display="true" table:show-details="true"/>
                <table:data-pilot-member table:name="0.561" table:display="true" table:show-details="true"/>
                <table:data-pilot-member table:name="0.563" table:display="true" table:show-details="true"/>
                <table:data-pilot-member table:name="0.566" table:display="true" table:show-details="true"/>
                <table:data-pilot-member table:name="0.567" table:display="true" table:show-details="true"/>
                <table:data-pilot-member table:name="0.569" table:display="true" table:show-details="true"/>
                <table:data-pilot-member table:name="0.571" table:display="true" table:show-details="true"/>
                <table:data-pilot-member table:name="0.572" table:display="true" table:show-details="true"/>
                <table:data-pilot-member table:name="0.715" table:display="true" table:show-details="true"/>
                <table:data-pilot-member table:name="0.721" table:display="true" table:show-details="true"/>
                <table:data-pilot-member table:name="0.727" table:display="true" table:show-details="true"/>
                <table:data-pilot-member table:name="0.729" table:display="true" table:show-details="true"/>
                <table:data-pilot-member table:name="0.917" table:display="true" table:show-details="true"/>
                <table:data-pilot-member table:name="0.918" table:display="true" table:show-details="true"/>
                <table:data-pilot-member table:name="0.919" table:display="true" table:show-details="true"/>
                <table:data-pilot-member table:name="0.935" table:display="true" table:show-details="true"/>
                <table:data-pilot-member table:name="1.0482" table:display="true" table:show-details="true"/>
                <table:data-pilot-member table:name="1.117" table:display="true" table:show-details="true"/>
                <table:data-pilot-member table:name="1.18" table:display="true" table:show-details="true"/>
                <table:data-pilot-member table:name="1.185" table:display="true" table:show-details="true"/>
                <table:data-pilot-member table:name="1.189" table:display="true" table:show-details="true"/>
                <table:data-pilot-member table:name="1.196" table:display="true" table:show-details="true"/>
                <table:data-pilot-member table:name="1.371" table:display="true" table:show-details="true"/>
                <table:data-pilot-member table:name="1.378" table:display="true" table:show-details="true"/>
                <table:data-pilot-member table:name="1.38" table:display="true" table:show-details="true"/>
                <table:data-pilot-member table:name="1.382" table:display="true" table:show-details="true"/>
                <table:data-pilot-member table:name="1.395" table:display="true" table:show-details="true"/>
                <table:data-pilot-member table:name="1.442" table:display="true" table:show-details="true"/>
                <table:data-pilot-member table:name="1.482" table:display="true" table:show-details="true"/>
                <table:data-pilot-member table:name="1.483" table:display="true" table:show-details="true"/>
                <table:data-pilot-member table:name="1.491" table:display="true" table:show-details="true"/>
                <table:data-pilot-member table:name="1.499" table:display="true" table:show-details="true"/>
                <table:data-pilot-member table:name="1.988" table:display="true" table:show-details="true"/>
                <table:data-pilot-member table:name="1.999" table:display="true" table:show-details="true"/>
                <table:data-pilot-member table:name="2.003" table:display="true" table:show-details="true"/>
                <table:data-pilot-member table:name="2.022" table:display="true" table:show-details="true"/>
                <table:data-pilot-member table:name="2.026" table:display="true" table:show-details="true"/>
                <table:data-pilot-member table:name="2.488" table:display="true" table:show-details="true"/>
                <table:data-pilot-member table:name="2.493" table:display="true" table:show-details="true"/>
                <table:data-pilot-member table:name="2.513" table:display="true" table:show-details="true"/>
                <table:data-pilot-member table:name="2.514" table:display="true" table:show-details="true"/>
                <table:data-pilot-member table:name="2.525" table:display="true" table:show-details="true"/>
                <table:data-pilot-member table:name="3.034" table:display="true" table:show-details="true"/>
                <table:data-pilot-member table:name="3.047" table:display="true" table:show-details="true"/>
                <table:data-pilot-member table:name="3.056" table:display="true" table:show-details="true"/>
                <table:data-pilot-member table:name="3.09" table:display="true" table:show-details="true"/>
                <table:data-pilot-member table:name="3.113" table:display="true" table:show-details="true"/>
                <table:data-pilot-member table:name="3.698" table:display="true" table:show-details="true"/>
                <table:data-pilot-member table:name="3.708" table:display="true" table:show-details="true"/>
                <table:data-pilot-member table:name="3.761" table:display="true" table:show-details="true"/>
                <table:data-pilot-member table:name="3.767" table:display="true" table:show-details="true"/>
                <table:data-pilot-member table:name="3.78" table:display="true" table:show-details="true"/>
                <table:data-pilot-member table:name="4.057" table:display="true" table:show-details="true"/>
                <table:data-pilot-member table:name="4.058" table:display="true" table:show-details="true"/>
                <table:data-pilot-member table:name="4.059" table:display="true" table:show-details="true"/>
                <table:data-pilot-member table:name="4.061" table:display="true" table:show-details="true"/>
                <table:data-pilot-member table:name="5.177" table:display="true" table:show-details="true"/>
                <table:data-pilot-member table:name="5.182" table:display="true" table:show-details="true"/>
                <table:data-pilot-member table:name="5.187" table:display="true" table:show-details="true"/>
                <table:data-pilot-member table:name="5.192" table:display="true" table:show-details="true"/>
                <table:data-pilot-member table:name="5.933" table:display="true" table:show-details="true"/>
                <table:data-pilot-member table:name="5.935" table:display="true" table:show-details="true"/>
                <table:data-pilot-member table:name="5.937" table:display="true" table:show-details="true"/>
                <table:data-pilot-member table:name="5.942" table:display="true" table:show-details="true"/>
                <table:data-pilot-member table:name="5.946" table:display="true" table:show-details="true"/>
                <table:data-pilot-member table:name="6.529" table:display="true" table:show-details="true"/>
                <table:data-pilot-member table:name="6.534" table:display="true" table:show-details="true"/>
                <table:data-pilot-member table:name="6.571" table:display="true" table:show-details="true"/>
                <table:data-pilot-member table:name="6.586" table:display="true" table:show-details="true"/>
                <table:data-pilot-member table:name="6.691" table:display="true" table:show-details="true"/>
                <table:data-pilot-member table:name="7.154" table:display="true" table:show-details="true"/>
                <table:data-pilot-member table:name="7.165" table:display="true" table:show-details="true"/>
                <table:data-pilot-member table:name="7.221" table:display="true" table:show-details="true"/>
                <table:data-pilot-member table:name="7.255" table:display="true" table:show-details="true"/>
                <table:data-pilot-member table:name="7.382" table:display="true" table:show-details="true"/>
                <table:data-pilot-member table:name="9.314" table:display="true" table:show-details="true"/>
                <table:data-pilot-member table:name="9.382" table:display="true" table:show-details="true"/>
                <table:data-pilot-member table:name="9.409" table:display="true" table:show-details="true"/>
                <table:data-pilot-member table:name="9.431" table:display="true" table:show-details="true"/>
                <table:data-pilot-member table:name="9.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dict Postions" table:orientation="data" table:used-hierarchy="0" table:function="average">
            <table:data-pilot-level table:show-empty="false" calcext:repeat-item-labels="false">
              <table:data-pilot-members>
                <table:data-pilot-member table:name="0.002" table:display="true" table:show-details="true"/>
                <table:data-pilot-member table:name="0.003" table:display="true" table:show-details="true"/>
                <table:data-pilot-member table:name="0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ernal Force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n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202" table:display="true" table:show-details="true"/>
                <table:data-pilot-member table:name="0.204" table:display="true" table:show-details="true"/>
                <table:data-pilot-member table:name="0.205" table:display="true" table:show-details="true"/>
                <table:data-pilot-member table:name="0.206" table:display="true" table:show-details="true"/>
                <table:data-pilot-member table:name="0.226" table:display="true" table:show-details="true"/>
                <table:data-pilot-member table:name="0.227" table:display="true" table:show-details="true"/>
                <table:data-pilot-member table:name="0.307" table:display="true" table:show-details="true"/>
                <table:data-pilot-member table:name="0.308" table:display="true" table:show-details="true"/>
                <table:data-pilot-member table:name="0.309" table:display="true" table:show-details="true"/>
                <table:data-pilot-member table:name="0.31" table:display="true" table:show-details="true"/>
                <table:data-pilot-member table:name="0.321" table:display="true" table:show-details="true"/>
                <table:data-pilot-member table:name="0.322" table:display="true" table:show-details="true"/>
                <table:data-pilot-member table:name="0.323" table:display="true" table:show-details="true"/>
                <table:data-pilot-member table:name="0.324" table:display="true" table:show-details="true"/>
                <table:data-pilot-member table:name="0.325" table:display="true" table:show-details="true"/>
                <table:data-pilot-member table:name="0.327" table:display="true" table:show-details="true"/>
                <table:data-pilot-member table:name="0.42" table:display="true" table:show-details="true"/>
                <table:data-pilot-member table:name="0.421" table:display="true" table:show-details="true"/>
                <table:data-pilot-member table:name="0.422" table:display="true" table:show-details="true"/>
                <table:data-pilot-member table:name="0.423" table:display="true" table:show-details="true"/>
                <table:data-pilot-member table:name="0.601" table:display="true" table:show-details="true"/>
                <table:data-pilot-member table:name="0.602" table:display="true" table:show-details="true"/>
                <table:data-pilot-member table:name="0.603" table:display="true" table:show-details="true"/>
                <table:data-pilot-member table:name="0.606" table:display="true" table:show-details="true"/>
                <table:data-pilot-member table:name="0.746" table:display="true" table:show-details="true"/>
                <table:data-pilot-member table:name="0.749" table:display="true" table:show-details="true"/>
                <table:data-pilot-member table:name="0.753" table:display="true" table:show-details="true"/>
                <table:data-pilot-member table:name="0.755" table:display="true" table:show-details="true"/>
                <table:data-pilot-member table:name="0.778" table:display="true" table:show-details="true"/>
                <table:data-pilot-member table:name="0.779" table:display="true" table:show-details="true"/>
                <table:data-pilot-member table:name="0.781" table:display="true" table:show-details="true"/>
                <table:data-pilot-member table:name="0.784" table:display="true" table:show-details="true"/>
                <table:data-pilot-member table:name="0.877" table:display="true" table:show-details="true"/>
                <table:data-pilot-member table:name="0.886" table:display="true" table:show-details="true"/>
                <table:data-pilot-member table:name="0.889" table:display="true" table:show-details="true"/>
                <table:data-pilot-member table:name="0.89" table:display="true" table:show-details="true"/>
                <table:data-pilot-member table:name="1.262" table:display="true" table:show-details="true"/>
                <table:data-pilot-member table:name="1.275" table:display="true" table:show-details="true"/>
                <table:data-pilot-member table:name="1.276" table:display="true" table:show-details="true"/>
                <table:data-pilot-member table:name="1.284" table:display="true" table:show-details="true"/>
                <table:data-pilot-member table:name="1.286" table:display="true" table:show-details="true"/>
                <table:data-pilot-member table:name="1.903" table:display="true" table:show-details="true"/>
                <table:data-pilot-member table:name="1.913" table:display="true" table:show-details="true"/>
                <table:data-pilot-member table:name="1.915" table:display="true" table:show-details="true"/>
                <table:data-pilot-member table:name="2.087" table:display="true" table:show-details="true"/>
                <table:data-pilot-member table:name="2.092" table:display="true" table:show-details="true"/>
                <table:data-pilot-member table:name="2.117" table:display="true" table:show-details="true"/>
                <table:data-pilot-member table:name="2.137" table:display="true" table:show-details="true"/>
                <table:data-pilot-member table:name="2.144" table:display="true" table:show-details="true"/>
                <table:data-pilot-member table:name="2.266" table:display="true" table:show-details="true"/>
                <table:data-pilot-member table:name="2.277" table:display="true" table:show-details="true"/>
                <table:data-pilot-member table:name="2.285" table:display="true" table:show-details="true"/>
                <table:data-pilot-member table:name="2.293" table:display="true" table:show-details="true"/>
                <table:data-pilot-member table:name="2.301" table:display="true" table:show-details="true"/>
                <table:data-pilot-member table:name="2.488" table:display="true" table:show-details="true"/>
                <table:data-pilot-member table:name="2.489" table:display="true" table:show-details="true"/>
                <table:data-pilot-member table:name="2.491" table:display="true" table:show-details="true"/>
                <table:data-pilot-member table:name="2.643" table:display="true" table:show-details="true"/>
                <table:data-pilot-member table:name="2.644" table:display="true" table:show-details="true"/>
                <table:data-pilot-member table:name="2.646" table:display="true" table:show-details="true"/>
                <table:data-pilot-member table:name="2.649" table:display="true" table:show-details="true"/>
                <table:data-pilot-member table:name="2.783" table:display="true" table:show-details="true"/>
                <table:data-pilot-member table:name="2.784" table:display="true" table:show-details="true"/>
                <table:data-pilot-member table:name="2.791" table:display="true" table:show-details="true"/>
                <table:data-pilot-member table:name="3.293" table:display="true" table:show-details="true"/>
                <table:data-pilot-member table:name="3.644" table:display="true" table:show-details="true"/>
                <table:data-pilot-member table:name="4.144" table:display="true" table:show-details="true"/>
                <table:data-pilot-member table:name="4.165" table:display="true" table:show-details="true"/>
                <table:data-pilot-member table:name="4.21" table:display="true" table:show-details="true"/>
                <table:data-pilot-member table:name="4.228" table:display="true" table:show-details="true"/>
                <table:data-pilot-member table:name="4.237" table:display="true" table:show-details="true"/>
                <table:data-pilot-member table:name="4.26" table:display="true" table:show-details="true"/>
                <table:data-pilot-member table:name="4.303" table:display="true" table:show-details="true"/>
                <table:data-pilot-member table:name="4.365" table:display="true" table:show-details="true"/>
                <table:data-pilot-member table:name="4.573" table:display="true" table:show-details="true"/>
                <table:data-pilot-member table:name="4.576" table:display="true" table:show-details="true"/>
                <table:data-pilot-member table:name="4.619" table:display="true" table:show-details="true"/>
                <table:data-pilot-member table:name="4.821" table:display="true" table:show-details="true"/>
                <table:data-pilot-member table:name="4.858" table:display="true" table:show-details="true"/>
                <table:data-pilot-member table:name="4.9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ash Table Creation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1.04" table:display="true" table:show-details="true"/>
                <table:data-pilot-member table:name="1.041" table:display="true" table:show-details="true"/>
                <table:data-pilot-member table:name="1.048" table:display="true" table:show-details="true"/>
                <table:data-pilot-member table:name="1.049" table:display="true" table:show-details="true"/>
                <table:data-pilot-member table:name="1.05" table:display="true" table:show-details="true"/>
                <table:data-pilot-member table:name="1.054" table:display="true" table:show-details="true"/>
                <table:data-pilot-member table:name="1.268" table:display="true" table:show-details="true"/>
                <table:data-pilot-member table:name="1.269" table:display="true" table:show-details="true"/>
                <table:data-pilot-member table:name="1.319" table:display="true" table:show-details="true"/>
                <table:data-pilot-member table:name="1.32" table:display="true" table:show-details="true"/>
                <table:data-pilot-member table:name="1.321" table:display="true" table:show-details="true"/>
                <table:data-pilot-member table:name="1.798" table:display="true" table:show-details="true"/>
                <table:data-pilot-member table:name="1.799" table:display="true" table:show-details="true"/>
                <table:data-pilot-member table:name="1.8" table:display="true" table:show-details="true"/>
                <table:data-pilot-member table:name="1.801" table:display="true" table:show-details="true"/>
                <table:data-pilot-member table:name="1.869" table:display="true" table:show-details="true"/>
                <table:data-pilot-member table:name="1.887" table:display="true" table:show-details="true"/>
                <table:data-pilot-member table:name="1.904" table:display="true" table:show-details="true"/>
                <table:data-pilot-member table:name="1.91" table:display="true" table:show-details="true"/>
                <table:data-pilot-member table:name="2.066" table:display="true" table:show-details="true"/>
                <table:data-pilot-member table:name="2.159" table:display="true" table:show-details="true"/>
                <table:data-pilot-member table:name="2.18" table:display="true" table:show-details="true"/>
                <table:data-pilot-member table:name="2.596" table:display="true" table:show-details="true"/>
                <table:data-pilot-member table:name="2.657" table:display="true" table:show-details="true"/>
                <table:data-pilot-member table:name="2.6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rting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93" table:display="true" table:show-details="true"/>
                <table:data-pilot-member table:name="0.094" table:display="true" table:show-details="true"/>
                <table:data-pilot-member table:name="0.095" table:display="true" table:show-details="true"/>
                <table:data-pilot-member table:name="0.096" table:display="true" table:show-details="true"/>
                <table:data-pilot-member table:name="0.097" table:display="true" table:show-details="true"/>
                <table:data-pilot-member table:name="0.098" table:display="true" table:show-details="true"/>
                <table:data-pilot-member table:name="0.099" table:display="true" table:show-details="true"/>
                <table:data-pilot-member table:name="0.101" table:display="true" table:show-details="true"/>
                <table:data-pilot-member table:name="0.102" table:display="true" table:show-details="true"/>
                <table:data-pilot-member table:name="0.103" table:display="true" table:show-details="true"/>
                <table:data-pilot-member table:name="0.106" table:display="true" table:show-details="true"/>
                <table:data-pilot-member table:name="0.108" table:display="true" table:show-details="true"/>
                <table:data-pilot-member table:name="0.11" table:display="true" table:show-details="true"/>
                <table:data-pilot-member table:name="0.111" table:display="true" table:show-details="true"/>
                <table:data-pilot-member table:name="0.114" table:display="true" table:show-details="true"/>
                <table:data-pilot-member table:name="0.115" table:display="true" table:show-details="true"/>
                <table:data-pilot-member table:name="0.117" table:display="true" table:show-details="true"/>
                <table:data-pilot-member table:name="0.118" table:display="true" table:show-details="true"/>
                <table:data-pilot-member table:name="0.121" table:display="true" table:show-details="true"/>
                <table:data-pilot-member table:name="0.122" table:display="true" table:show-details="true"/>
                <table:data-pilot-member table:name="0.123" table:display="true" table:show-details="true"/>
                <table:data-pilot-member table:name="0.124" table:display="true" table:show-details="true"/>
                <table:data-pilot-member table:name="0.125" table:display="true" table:show-details="true"/>
                <table:data-pilot-member table:name="0.128" table:display="true" table:show-details="true"/>
                <table:data-pilot-member table:name="0.13" table:display="true" table:show-details="true"/>
                <table:data-pilot-member table:name="0.131" table:display="true" table:show-details="true"/>
                <table:data-pilot-member table:name="0.137" table:display="true" table:show-details="true"/>
                <table:data-pilot-member table:name="0.138" table:display="true" table:show-details="true"/>
                <table:data-pilot-member table:name="0.143" table:display="true" table:show-details="true"/>
                <table:data-pilot-member table:name="0.145" table:display="true" table:show-details="true"/>
                <table:data-pilot-member table:name="0.15" table:display="true" table:show-details="true"/>
                <table:data-pilot-member table:name="0.151" table:display="true" table:show-details="true"/>
                <table:data-pilot-member table:name="0.16" table:display="true" table:show-details="true"/>
                <table:data-pilot-member table:name="0.162" table:display="true" table:show-details="true"/>
                <table:data-pilot-member table:name="0.168" table:display="true" table:show-details="true"/>
                <table:data-pilot-member table:name="0.169" table:display="true" table:show-details="true"/>
                <table:data-pilot-member table:name="0.173" table:display="true" table:show-details="true"/>
                <table:data-pilot-member table:name="0.174" table:display="true" table:show-details="true"/>
                <table:data-pilot-member table:name="0.175" table:display="true" table:show-details="true"/>
                <table:data-pilot-member table:name="0.179" table:display="true" table:show-details="true"/>
                <table:data-pilot-member table:name="0.18" table:display="true" table:show-details="true"/>
                <table:data-pilot-member table:name="0.182" table:display="true" table:show-details="true"/>
                <table:data-pilot-member table:name="0.185" table:display="true" table:show-details="true"/>
                <table:data-pilot-member table:name="0.186" table:display="true" table:show-details="true"/>
                <table:data-pilot-member table:name="0.188" table:display="true" table:show-details="true"/>
                <table:data-pilot-member table:name="0.189" table:display="true" table:show-details="true"/>
                <table:data-pilot-member table:name="0.198" table:display="true" table:show-details="true"/>
                <table:data-pilot-member table:name="0.2" table:display="true" table:show-details="true"/>
                <table:data-pilot-member table:name="0.203" table:display="true" table:show-details="true"/>
                <table:data-pilot-member table:name="0.205" table:display="true" table:show-details="true"/>
                <table:data-pilot-member table:name="0.206" table:display="true" table:show-details="true"/>
                <table:data-pilot-member table:name="0.207" table:display="true" table:show-details="true"/>
                <table:data-pilot-member table:name="0.208" table:display="true" table:show-details="true"/>
                <table:data-pilot-member table:name="0.212" table:display="true" table:show-details="true"/>
                <table:data-pilot-member table:name="0.213" table:display="true" table:show-details="true"/>
                <table:data-pilot-member table:name="0.214" table:display="true" table:show-details="true"/>
                <table:data-pilot-member table:name="0.217" table:display="true" table:show-details="true"/>
                <table:data-pilot-member table:name="0.224" table:display="true" table:show-details="true"/>
                <table:data-pilot-member table:name="0.703" table:display="true" table:show-details="true"/>
                <table:data-pilot-member table:name="0.761" table:display="true" table:show-details="true"/>
                <table:data-pilot-member table:name="0.925" table:display="true" table:show-details="true"/>
                <table:data-pilot-member table:name="1.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05P0"/>
    </number:currency-style>
    <number:number-style style:name="N106" loext:transliteration-spellout="cardinal" number:transliteration-language="en" number:transliteration-country="GB">
      <number:number number:decimal-places="0" number:min-decimal-places="0" number:min-integer-digits="1"/>
    </number:number-style>
    <number:number-style style:name="N107" loext:transliteration-spellout="capitalize cardinal" number:transliteration-language="en" number:transliteration-country="GB">
      <number:number number:decimal-places="0" number:min-decimal-places="0" number:min-integer-digits="1"/>
    </number:number-style>
    <number:number-style style:name="N108" loext:transliteration-spellout="upper cardinal" number:transliteration-language="en" number:transliteration-country="GB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PLN" number:transliteration-language="en" number:transliteration-country="GB">
      <number:number number:decimal-places="0" number:min-decimal-places="0" number:min-integer-digits="1"/>
    </number:number-style>
    <number:number-style style:name="N111" loext:transliteration-spellout="PLN" number:transliteration-language="en" number:transliteration-country="GB">
      <number:number number:decimal-places="2" number:min-decimal-places="2" number:min-integer-digits="1"/>
    </number:number-style>
    <number:number-style style:name="N112" loext:transliteration-spellout="upper PLN" number:transliteration-language="en" number:transliteration-country="GB">
      <number:number number:decimal-places="0" number:min-decimal-places="0" number:min-integer-digits="1"/>
    </number:number-style>
    <number:number-style style:name="N113" loext:transliteration-spellout="upper PLN" number:transliteration-language="en" number:transliteration-country="GB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00:53.192901700</meta:creation-date>
    <dc:date>2025-12-11T18:11:29.559570800</dc:date>
    <meta:editing-duration>PT7H25M29S</meta:editing-duration>
    <meta:editing-cycles>4</meta:editing-cycles>
    <meta:generator>LibreOffice/25.8.3.2$Windows_X86_64 LibreOffice_project/8ca8d55c161d602844f5428fa4b58097424e324e</meta:generator>
    <meta:document-statistic meta:table-count="4" meta:cell-count="3976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382cm" svg:height="10.28cm" xlink:href=".." xlink:type="simple" loext:data-pilot-source="DataPilot1" chart:class="chart:area" chart:style-name="ch1">
        <chart:title svg:x="7.383cm" svg:y="0.341cm" chart:style-name="ch2">
          <text:p><text:span text:style-name="T1">Kernel Time - Stacked</text:span></text:p>
        </chart:title>
        <chart:legend chart:legend-position="end" svg:x="14.44cm" svg:y="3.096cm" style:legend-expansion="high" chart:style-name="ch3"/>
        <chart:plot-area chart:style-name="ch4" svg:x="1.398cm" svg:y="1.325cm" svg:width="12.655cm" svg:height="6.869cm">
          <chart:coordinate-region svg:x="2.51cm" svg:y="1.524cm" svg:width="11.402cm" svg:height="5.464cm"/>
          <chart:axis chart:dimension="x" chart:name="primary-x" chart:style-name="ch5" chartooo:axis-type="auto">
            <chartooo:date-scale/>
            <chart:title svg:x="6.671cm" svg:y="8.399cm" chart:style-name="ch2">
              <text:p><text:span text:style-name="T2">Particle Count</text:span></text:p>
            </chart:title>
            <chart:categories table:cell-range-address="PT@categories"/>
          </chart:axis>
          <chart:axis chart:dimension="y" chart:name="primary-y" chart:style-name="ch6">
            <chart:title svg:x="0.451cm" svg:y="5.513cm" chart:style-name="ch7">
              <text:p><text:span text:style-name="T2">Time [ms]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area">
            <chart:data-point chart:repeated="16"/>
          </chart:series>
          <chart:series chart:style-name="ch10" chart:values-cell-range-address="PT@data 1" chart:label-cell-address="PT@label 1" chart:class="chart:area">
            <chart:data-point chart:repeated="16"/>
          </chart:series>
          <chart:series chart:style-name="ch11" chart:values-cell-range-address="PT@data 2" chart:label-cell-address="PT@label 2" chart:class="chart:area">
            <chart:data-point chart:repeated="16"/>
          </chart:series>
          <chart:series chart:style-name="ch12" chart:values-cell-range-address="PT@data 3" chart:label-cell-address="PT@label 3" chart:class="chart:area">
            <chart:data-point chart:repeated="16"/>
          </chart:series>
          <chart:series chart:style-name="ch13" chart:values-cell-range-address="PT@data 4" chart:label-cell-address="PT@label 4" chart:class="chart:area">
            <chart:data-point chart:repeated="16"/>
          </chart:series>
          <chart:series chart:style-name="ch14" chart:values-cell-range-address="PT@data 5" chart:label-cell-address="PT@label 5" chart:class="chart:area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PT@label 0</svg:desc>
                </draw:g>
              </table:table-cell>
              <table:table-cell office:value-type="string">
                <text:p>Average - Update Positions</text:p>
                <draw:g>
                  <svg:desc>PT@label 1</svg:desc>
                </draw:g>
              </table:table-cell>
              <table:table-cell office:value-type="string">
                <text:p>Average - Pressure Kernel</text:p>
                <draw:g>
                  <svg:desc>PT@label 2</svg:desc>
                </draw:g>
              </table:table-cell>
              <table:table-cell office:value-type="string">
                <text:p>Average - Predict Postions</text:p>
                <draw:g>
                  <svg:desc>PT@label 3</svg:desc>
                </draw:g>
              </table:table-cell>
              <table:table-cell office:value-type="string">
                <text:p>Average - External Forces</text:p>
                <draw:g>
                  <svg:desc>PT@label 4</svg:desc>
                </draw:g>
              </table:table-cell>
              <table:table-cell office:value-type="string">
                <text:p>Average - Density Kerne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1">
                <text:p>0.001</text:p>
                <draw:g>
                  <svg:desc>PT@data 0</svg:desc>
                </draw:g>
              </table:table-cell>
              <table:table-cell office:value-type="float" office:value="0.0016">
                <text:p>0.0016</text:p>
                <draw:g>
                  <svg:desc>PT@data 1</svg:desc>
                </draw:g>
              </table:table-cell>
              <table:table-cell office:value-type="float" office:value="0.002">
                <text:p>0.002</text:p>
                <draw:g>
                  <svg:desc>PT@data 2</svg:desc>
                </draw:g>
              </table:table-cell>
              <table:table-cell office:value-type="float" office:value="0.001">
                <text:p>0.001</text:p>
                <draw:g>
                  <svg:desc>PT@data 3</svg:desc>
                </draw:g>
              </table:table-cell>
              <table:table-cell office:value-type="float" office:value="0">
                <text:p>0</text:p>
                <draw:g>
                  <svg:desc>PT@data 4</svg:desc>
                </draw:g>
              </table:table-cell>
              <table:table-cell office:value-type="float" office:value="0.001">
                <text:p>0.00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4.479cm" svg:y="0.316cm" chart:style-name="ch2">
          <text:p>Simulation frame time composition</text:p>
        </chart:title>
        <chart:subtitle svg:x="7.559cm" svg:y="1.275cm" chart:style-name="ch2">
          <text:p><text:span text:style-name="T1">R=1</text:span></text:p>
        </chart:subtitle>
        <chart:legend chart:legend-position="end" svg:x="10.502cm" svg:y="2.461cm" style:legend-expansion="high" chart:style-name="ch3"/>
        <chart:plot-area chart:style-name="ch4" svg:x="1.33cm" svg:y="2.138cm" svg:width="8.853cm" svg:height="5.707cm">
          <chart:coordinate-region svg:x="1.964cm" svg:y="2.337cm" svg:width="7.739cm" svg:height="4.861cm"/>
          <chart:axis chart:dimension="x" chart:name="primary-x" chart:style-name="ch5" chartooo:axis-type="auto">
            <chartooo:date-scale/>
            <chart:title svg:x="4.322cm" svg:y="8.025cm" chart:style-name="ch2">
              <text:p><text:span text:style-name="T2">Hashing Table Size</text:span></text:p>
            </chart:title>
            <chart:categories table:cell-range-address="'Pivot Table_Hashing_1'.B47:'Pivot Table_Hashing_1'.B53"/>
          </chart:axis>
          <chart:axis chart:dimension="y" chart:name="primary-y" chart:style-name="ch5">
            <chart:title svg:x="0.451cm" svg:y="5.745cm" chart:style-name="ch6">
              <text:p><text:span text:style-name="T2">Time [ms]</text:span></text:p>
            </chart:title>
            <chart:grid chart:style-name="ch7" chart:class="major"/>
          </chart:axis>
          <chart:series chart:style-name="ch8" chart:values-cell-range-address="'Pivot Table_Hashing_1'.C47:'Pivot Table_Hashing_1'.C53" chart:label-cell-address="'Pivot Table_Hashing_1'.C46:'Pivot Table_Hashing_1'.C46" chart:class="chart:area">
            <chart:data-point chart:repeated="7"/>
          </chart:series>
          <chart:series chart:style-name="ch9" chart:values-cell-range-address="'Pivot Table_Hashing_1'.D47:'Pivot Table_Hashing_1'.D53" chart:label-cell-address="'Pivot Table_Hashing_1'.D46:'Pivot Table_Hashing_1'.D46" chart:class="chart:area">
            <chart:data-point chart:repeated="7"/>
          </chart:series>
          <chart:series chart:style-name="ch10" chart:values-cell-range-address="'Pivot Table_Hashing_1'.E47:'Pivot Table_Hashing_1'.E53" chart:label-cell-address="'Pivot Table_Hashing_1'.E46:'Pivot Table_Hashing_1'.E46" chart:class="chart:area">
            <chart:data-point chart:repeated="7"/>
          </chart:series>
          <chart:series chart:style-name="ch11" chart:values-cell-range-address="'Pivot Table_Hashing_1'.F47:'Pivot Table_Hashing_1'.F53" chart:label-cell-address="'Pivot Table_Hashing_1'.F46:'Pivot Table_Hashing_1'.F46" chart:class="chart:area">
            <chart:data-point chart:repeated="7"/>
          </chart:series>
          <chart:series chart:style-name="ch12" chart:values-cell-range-address="'Pivot Table_Hashing_1'.G47:'Pivot Table_Hashing_1'.G53" chart:label-cell-address="'Pivot Table_Hashing_1'.G46:'Pivot Table_Hashing_1'.G46" chart:class="chart:area">
            <chart:data-point chart:repeated="7"/>
          </chart:series>
          <chart:series chart:style-name="ch13" chart:values-cell-range-address="'Pivot Table_Hashing_1'.H47:'Pivot Table_Hashing_1'.H53" chart:label-cell-address="'Pivot Table_Hashing_1'.H46:'Pivot Table_Hashing_1'.H46" chart:class="chart:area">
            <chart:data-point chart:repeated="7"/>
          </chart:series>
          <chart:series chart:style-name="ch14" chart:values-cell-range-address="'Pivot Table_Hashing_1'.I47:'Pivot Table_Hashing_1'.I53" chart:label-cell-address="'Pivot Table_Hashing_1'.I46:'Pivot Table_Hashing_1'.I46" chart:class="chart:area">
            <chart:data-point chart:repeated="7"/>
          </chart:series>
          <chart:series chart:style-name="ch15" chart:values-cell-range-address="'Pivot Table_Hashing_1'.J47:'Pivot Table_Hashing_1'.J53" chart:label-cell-address="'Pivot Table_Hashing_1'.J46:'Pivot Table_Hashing_1'.J46" chart:class="chart:area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46:'Pivot Table_Hashing_1'.C46</svg:desc>
                </draw:g>
              </table:table-cell>
              <table:table-cell office:value-type="string">
                <text:p>Average - Update Positions</text:p>
                <draw:g>
                  <svg:desc>'Pivot Table_Hashing_1'.D46:'Pivot Table_Hashing_1'.D46</svg:desc>
                </draw:g>
              </table:table-cell>
              <table:table-cell office:value-type="string">
                <text:p>Average - Pressure Kernel</text:p>
                <draw:g>
                  <svg:desc>'Pivot Table_Hashing_1'.E46:'Pivot Table_Hashing_1'.E46</svg:desc>
                </draw:g>
              </table:table-cell>
              <table:table-cell office:value-type="string">
                <text:p>Average - Predict Postions</text:p>
                <draw:g>
                  <svg:desc>'Pivot Table_Hashing_1'.F46:'Pivot Table_Hashing_1'.F46</svg:desc>
                </draw:g>
              </table:table-cell>
              <table:table-cell office:value-type="string">
                <text:p>Average - External Forces</text:p>
                <draw:g>
                  <svg:desc>'Pivot Table_Hashing_1'.G46:'Pivot Table_Hashing_1'.G46</svg:desc>
                </draw:g>
              </table:table-cell>
              <table:table-cell office:value-type="string">
                <text:p>Average - Density Kernel</text:p>
                <draw:g>
                  <svg:desc>'Pivot Table_Hashing_1'.H46:'Pivot Table_Hashing_1'.H46</svg:desc>
                </draw:g>
              </table:table-cell>
              <table:table-cell office:value-type="string">
                <text:p>Average - Hash Table Creation</text:p>
                <draw:g>
                  <svg:desc>'Pivot Table_Hashing_1'.I46:'Pivot Table_Hashing_1'.I46</svg:desc>
                </draw:g>
              </table:table-cell>
              <table:table-cell office:value-type="string">
                <text:p>Average - Sorting</text:p>
                <draw:g>
                  <svg:desc>'Pivot Table_Hashing_1'.J46:'Pivot Table_Hashing_1'.J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47:'Pivot Table_Hashing_1'.B53</svg:desc>
                </draw:g>
              </table:table-cell>
              <table:table-cell office:value-type="float" office:value="3.1436">
                <text:p>3.1436</text:p>
                <draw:g>
                  <svg:desc>'Pivot Table_Hashing_1'.C47:'Pivot Table_Hashing_1'.C53</svg:desc>
                </draw:g>
              </table:table-cell>
              <table:table-cell office:value-type="float" office:value="0.001">
                <text:p>0.001</text:p>
                <draw:g>
                  <svg:desc>'Pivot Table_Hashing_1'.D47:'Pivot Table_Hashing_1'.D53</svg:desc>
                </draw:g>
              </table:table-cell>
              <table:table-cell office:value-type="float" office:value="5.9386">
                <text:p>5.9386</text:p>
                <draw:g>
                  <svg:desc>'Pivot Table_Hashing_1'.E47:'Pivot Table_Hashing_1'.E53</svg:desc>
                </draw:g>
              </table:table-cell>
              <table:table-cell office:value-type="float" office:value="0.0026">
                <text:p>0.0026</text:p>
                <draw:g>
                  <svg:desc>'Pivot Table_Hashing_1'.F47:'Pivot Table_Hashing_1'.F53</svg:desc>
                </draw:g>
              </table:table-cell>
              <table:table-cell office:value-type="float" office:value="0.0002">
                <text:p>0.0002</text:p>
                <draw:g>
                  <svg:desc>'Pivot Table_Hashing_1'.G47:'Pivot Table_Hashing_1'.G53</svg:desc>
                </draw:g>
              </table:table-cell>
              <table:table-cell office:value-type="float" office:value="2.9572">
                <text:p>2.9572</text:p>
                <draw:g>
                  <svg:desc>'Pivot Table_Hashing_1'.H47:'Pivot Table_Hashing_1'.H53</svg:desc>
                </draw:g>
              </table:table-cell>
              <table:table-cell office:value-type="float" office:value="0.001">
                <text:p>0.001</text:p>
                <draw:g>
                  <svg:desc>'Pivot Table_Hashing_1'.I47:'Pivot Table_Hashing_1'.I53</svg:desc>
                </draw:g>
              </table:table-cell>
              <table:table-cell office:value-type="float" office:value="0.0032">
                <text:p>0.0032</text:p>
                <draw:g>
                  <svg:desc>'Pivot Table_Hashing_1'.J47:'Pivot Table_Hashing_1'.J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4746">
                <text:p>7.4746</text:p>
              </table:table-cell>
              <table:table-cell office:value-type="float" office:value="0.0014">
                <text:p>0.0014</text:p>
              </table:table-cell>
              <table:table-cell office:value-type="float" office:value="9.4096">
                <text:p>9.409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7538">
                <text:p>4.7538</text:p>
              </table:table-cell>
              <table:table-cell office:value-type="float" office:value="1.3918">
                <text:p>1.391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634">
                <text:p>2.7634</text:p>
              </table:table-cell>
              <table:table-cell office:value-type="float" office:value="0.0022">
                <text:p>0.0022</text:p>
              </table:table-cell>
              <table:table-cell office:value-type="float" office:value="3.7428">
                <text:p>3.742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2.2844">
                <text:p>2.2844</text:p>
              </table:table-cell>
              <table:table-cell office:value-type="float" office:value="1.32">
                <text:p>1.32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4676">
                <text:p>1.4676</text:p>
              </table:table-cell>
              <table:table-cell office:value-type="float" office:value="0.0014">
                <text:p>0.0014</text:p>
              </table:table-cell>
              <table:table-cell office:value-type="float" office:value="2.0076">
                <text:p>2.0076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1.2766">
                <text:p>1.2766</text:p>
              </table:table-cell>
              <table:table-cell office:value-type="float" office:value="1.4918">
                <text:p>1.4918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4794">
                <text:p>1.479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39264">
                <text:p>1.3926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916">
                <text:p>0.916</text:p>
              </table:table-cell>
              <table:table-cell office:value-type="float" office:value="0.0016">
                <text:p>0.0016</text:p>
              </table:table-cell>
              <table:table-cell office:value-type="float" office:value="1.3812">
                <text:p>1.3812</text:p>
              </table:table-cell>
              <table:table-cell office:value-type="float" office:value="0.0042">
                <text:p>0.0042</text:p>
              </table:table-cell>
              <table:table-cell office:value-type="float" office:value="0.0006">
                <text:p>0.0006</text:p>
              </table:table-cell>
              <table:table-cell office:value-type="float" office:value="0.7812">
                <text:p>0.7812</text:p>
              </table:table-cell>
              <table:table-cell office:value-type="float" office:value="2.1308">
                <text:p>2.1308</text:p>
              </table:table-cell>
              <table:table-cell office:value-type="float" office:value="0.2502">
                <text:p>0.25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2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4.479cm" svg:y="0.316cm" chart:style-name="ch2">
          <text:p>Simulation frame time composition</text:p>
        </chart:title>
        <chart:subtitle svg:x="7.559cm" svg:y="1.275cm" chart:style-name="ch2">
          <text:p><text:span text:style-name="T1">R=1</text:span></text:p>
        </chart:subtitle>
        <chart:legend chart:legend-position="end" svg:x="10.502cm" svg:y="2.461cm" style:legend-expansion="high" chart:style-name="ch3"/>
        <chart:plot-area chart:style-name="ch4" svg:x="1.33cm" svg:y="2.138cm" svg:width="8.853cm" svg:height="5.707cm">
          <chart:coordinate-region svg:x="2.461cm" svg:y="2.337cm" svg:width="7.242cm" svg:height="4.861cm"/>
          <chart:axis chart:dimension="x" chart:name="primary-x" chart:style-name="ch5" chartooo:axis-type="auto">
            <chartooo:date-scale/>
            <chart:title svg:x="4.322cm" svg:y="8.025cm" chart:style-name="ch2">
              <text:p><text:span text:style-name="T2">Hashing Table Size</text:span></text:p>
            </chart:title>
            <chart:categories table:cell-range-address="'Pivot Table_Hashing_1'.B47:'Pivot Table_Hashing_1'.B53"/>
          </chart:axis>
          <chart:axis chart:dimension="y" chart:name="primary-y" chart:style-name="ch6">
            <chart:title svg:x="0.451cm" svg:y="5.674cm" chart:style-name="ch7">
              <text:p><text:span text:style-name="T2">Time [%]</text:span></text:p>
            </chart:title>
            <chart:grid chart:style-name="ch8" chart:class="major"/>
          </chart:axis>
          <chart:series chart:style-name="ch9" chart:values-cell-range-address="'Pivot Table_Hashing_1'.C47:'Pivot Table_Hashing_1'.C53" chart:label-cell-address="'Pivot Table_Hashing_1'.C46:'Pivot Table_Hashing_1'.C46" chart:class="chart:area">
            <chart:data-point chart:repeated="7"/>
          </chart:series>
          <chart:series chart:style-name="ch10" chart:values-cell-range-address="'Pivot Table_Hashing_1'.D47:'Pivot Table_Hashing_1'.D53" chart:label-cell-address="'Pivot Table_Hashing_1'.D46:'Pivot Table_Hashing_1'.D46" chart:class="chart:area">
            <chart:data-point chart:repeated="7"/>
          </chart:series>
          <chart:series chart:style-name="ch11" chart:values-cell-range-address="'Pivot Table_Hashing_1'.E47:'Pivot Table_Hashing_1'.E53" chart:label-cell-address="'Pivot Table_Hashing_1'.E46:'Pivot Table_Hashing_1'.E46" chart:class="chart:area">
            <chart:data-point chart:repeated="7"/>
          </chart:series>
          <chart:series chart:style-name="ch12" chart:values-cell-range-address="'Pivot Table_Hashing_1'.F47:'Pivot Table_Hashing_1'.F53" chart:label-cell-address="'Pivot Table_Hashing_1'.F46:'Pivot Table_Hashing_1'.F46" chart:class="chart:area">
            <chart:data-point chart:repeated="7"/>
          </chart:series>
          <chart:series chart:style-name="ch13" chart:values-cell-range-address="'Pivot Table_Hashing_1'.G47:'Pivot Table_Hashing_1'.G53" chart:label-cell-address="'Pivot Table_Hashing_1'.G46:'Pivot Table_Hashing_1'.G46" chart:class="chart:area">
            <chart:data-point chart:repeated="7"/>
          </chart:series>
          <chart:series chart:style-name="ch14" chart:values-cell-range-address="'Pivot Table_Hashing_1'.H47:'Pivot Table_Hashing_1'.H53" chart:label-cell-address="'Pivot Table_Hashing_1'.H46:'Pivot Table_Hashing_1'.H46" chart:class="chart:area">
            <chart:data-point chart:repeated="7"/>
          </chart:series>
          <chart:series chart:style-name="ch15" chart:values-cell-range-address="'Pivot Table_Hashing_1'.I47:'Pivot Table_Hashing_1'.I53" chart:label-cell-address="'Pivot Table_Hashing_1'.I46:'Pivot Table_Hashing_1'.I46" chart:class="chart:area">
            <chart:data-point chart:repeated="7"/>
          </chart:series>
          <chart:series chart:style-name="ch16" chart:values-cell-range-address="'Pivot Table_Hashing_1'.J47:'Pivot Table_Hashing_1'.J53" chart:label-cell-address="'Pivot Table_Hashing_1'.J46:'Pivot Table_Hashing_1'.J46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46:'Pivot Table_Hashing_1'.C46</svg:desc>
                </draw:g>
              </table:table-cell>
              <table:table-cell office:value-type="string">
                <text:p>Average - Update Positions</text:p>
                <draw:g>
                  <svg:desc>'Pivot Table_Hashing_1'.D46:'Pivot Table_Hashing_1'.D46</svg:desc>
                </draw:g>
              </table:table-cell>
              <table:table-cell office:value-type="string">
                <text:p>Average - Pressure Kernel</text:p>
                <draw:g>
                  <svg:desc>'Pivot Table_Hashing_1'.E46:'Pivot Table_Hashing_1'.E46</svg:desc>
                </draw:g>
              </table:table-cell>
              <table:table-cell office:value-type="string">
                <text:p>Average - Predict Postions</text:p>
                <draw:g>
                  <svg:desc>'Pivot Table_Hashing_1'.F46:'Pivot Table_Hashing_1'.F46</svg:desc>
                </draw:g>
              </table:table-cell>
              <table:table-cell office:value-type="string">
                <text:p>Average - External Forces</text:p>
                <draw:g>
                  <svg:desc>'Pivot Table_Hashing_1'.G46:'Pivot Table_Hashing_1'.G46</svg:desc>
                </draw:g>
              </table:table-cell>
              <table:table-cell office:value-type="string">
                <text:p>Average - Density Kernel</text:p>
                <draw:g>
                  <svg:desc>'Pivot Table_Hashing_1'.H46:'Pivot Table_Hashing_1'.H46</svg:desc>
                </draw:g>
              </table:table-cell>
              <table:table-cell office:value-type="string">
                <text:p>Average - Hash Table Creation</text:p>
                <draw:g>
                  <svg:desc>'Pivot Table_Hashing_1'.I46:'Pivot Table_Hashing_1'.I46</svg:desc>
                </draw:g>
              </table:table-cell>
              <table:table-cell office:value-type="string">
                <text:p>Average - Sorting</text:p>
                <draw:g>
                  <svg:desc>'Pivot Table_Hashing_1'.J46:'Pivot Table_Hashing_1'.J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47:'Pivot Table_Hashing_1'.B53</svg:desc>
                </draw:g>
              </table:table-cell>
              <table:table-cell office:value-type="float" office:value="3.1436">
                <text:p>3.1436</text:p>
                <draw:g>
                  <svg:desc>'Pivot Table_Hashing_1'.C47:'Pivot Table_Hashing_1'.C53</svg:desc>
                </draw:g>
              </table:table-cell>
              <table:table-cell office:value-type="float" office:value="0.001">
                <text:p>0.001</text:p>
                <draw:g>
                  <svg:desc>'Pivot Table_Hashing_1'.D47:'Pivot Table_Hashing_1'.D53</svg:desc>
                </draw:g>
              </table:table-cell>
              <table:table-cell office:value-type="float" office:value="5.9386">
                <text:p>5.9386</text:p>
                <draw:g>
                  <svg:desc>'Pivot Table_Hashing_1'.E47:'Pivot Table_Hashing_1'.E53</svg:desc>
                </draw:g>
              </table:table-cell>
              <table:table-cell office:value-type="float" office:value="0.0026">
                <text:p>0.0026</text:p>
                <draw:g>
                  <svg:desc>'Pivot Table_Hashing_1'.F47:'Pivot Table_Hashing_1'.F53</svg:desc>
                </draw:g>
              </table:table-cell>
              <table:table-cell office:value-type="float" office:value="0.0002">
                <text:p>0.0002</text:p>
                <draw:g>
                  <svg:desc>'Pivot Table_Hashing_1'.G47:'Pivot Table_Hashing_1'.G53</svg:desc>
                </draw:g>
              </table:table-cell>
              <table:table-cell office:value-type="float" office:value="2.9572">
                <text:p>2.9572</text:p>
                <draw:g>
                  <svg:desc>'Pivot Table_Hashing_1'.H47:'Pivot Table_Hashing_1'.H53</svg:desc>
                </draw:g>
              </table:table-cell>
              <table:table-cell office:value-type="float" office:value="0.001">
                <text:p>0.001</text:p>
                <draw:g>
                  <svg:desc>'Pivot Table_Hashing_1'.I47:'Pivot Table_Hashing_1'.I53</svg:desc>
                </draw:g>
              </table:table-cell>
              <table:table-cell office:value-type="float" office:value="0.0032">
                <text:p>0.0032</text:p>
                <draw:g>
                  <svg:desc>'Pivot Table_Hashing_1'.J47:'Pivot Table_Hashing_1'.J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4746">
                <text:p>7.4746</text:p>
              </table:table-cell>
              <table:table-cell office:value-type="float" office:value="0.0014">
                <text:p>0.0014</text:p>
              </table:table-cell>
              <table:table-cell office:value-type="float" office:value="9.4096">
                <text:p>9.409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7538">
                <text:p>4.7538</text:p>
              </table:table-cell>
              <table:table-cell office:value-type="float" office:value="1.3918">
                <text:p>1.391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634">
                <text:p>2.7634</text:p>
              </table:table-cell>
              <table:table-cell office:value-type="float" office:value="0.0022">
                <text:p>0.0022</text:p>
              </table:table-cell>
              <table:table-cell office:value-type="float" office:value="3.7428">
                <text:p>3.742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2.2844">
                <text:p>2.2844</text:p>
              </table:table-cell>
              <table:table-cell office:value-type="float" office:value="1.32">
                <text:p>1.32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4676">
                <text:p>1.4676</text:p>
              </table:table-cell>
              <table:table-cell office:value-type="float" office:value="0.0014">
                <text:p>0.0014</text:p>
              </table:table-cell>
              <table:table-cell office:value-type="float" office:value="2.0076">
                <text:p>2.0076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1.2766">
                <text:p>1.2766</text:p>
              </table:table-cell>
              <table:table-cell office:value-type="float" office:value="1.4918">
                <text:p>1.4918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4794">
                <text:p>1.479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39264">
                <text:p>1.3926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916">
                <text:p>0.916</text:p>
              </table:table-cell>
              <table:table-cell office:value-type="float" office:value="0.0016">
                <text:p>0.0016</text:p>
              </table:table-cell>
              <table:table-cell office:value-type="float" office:value="1.3812">
                <text:p>1.3812</text:p>
              </table:table-cell>
              <table:table-cell office:value-type="float" office:value="0.0042">
                <text:p>0.0042</text:p>
              </table:table-cell>
              <table:table-cell office:value-type="float" office:value="0.0006">
                <text:p>0.0006</text:p>
              </table:table-cell>
              <table:table-cell office:value-type="float" office:value="0.7812">
                <text:p>0.7812</text:p>
              </table:table-cell>
              <table:table-cell office:value-type="float" office:value="2.1308">
                <text:p>2.1308</text:p>
              </table:table-cell>
              <table:table-cell office:value-type="float" office:value="0.2502">
                <text:p>0.25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704cm" svg:y="0.316cm" chart:style-name="ch2">
          <text:p>Kernel Time</text:p>
        </chart:title>
        <chart:subtitle svg:x="7.56cm" svg:y="1.275cm" chart:style-name="ch2">
          <text:p><text:span text:style-name="T1">R=1</text:span></text:p>
        </chart:subtitle>
        <chart:legend chart:legend-position="end" svg:x="9.915cm" svg:y="2.458cm" style:legend-expansion="high" chart:style-name="ch3"/>
        <chart:plot-area chart:style-name="ch4" svg:x="1.331cm" svg:y="2.138cm" svg:width="8.264cm" svg:height="5.701cm">
          <chart:coordinate-region svg:x="1.965cm" svg:y="2.337cm" svg:width="7.15cm" svg:height="4.855cm"/>
          <chart:axis chart:dimension="x" chart:name="primary-x" chart:style-name="ch5" chartooo:axis-type="auto">
            <chartooo:date-scale/>
            <chart:title svg:x="4.029cm" svg:y="8.019cm" chart:style-name="ch2">
              <text:p><text:span text:style-name="T2">Hashing Table Size</text:span></text:p>
            </chart:title>
            <chart:categories table:cell-range-address="'Pivot Table_Hashing_1'.B47:'Pivot Table_Hashing_1'.B53"/>
          </chart:axis>
          <chart:axis chart:dimension="y" chart:name="primary-y" chart:style-name="ch5">
            <chart:title svg:x="0.451cm" svg:y="5.742cm" chart:style-name="ch6">
              <text:p><text:span text:style-name="T2">Time [ms]</text:span></text:p>
            </chart:title>
            <chart:grid chart:style-name="ch7" chart:class="major"/>
          </chart:axis>
          <chart:series chart:style-name="ch8" chart:values-cell-range-address="'Pivot Table_Hashing_1'.C47:'Pivot Table_Hashing_1'.C53" chart:label-cell-address="'Pivot Table_Hashing_1'.C46:'Pivot Table_Hashing_1'.C46" chart:class="chart:line">
            <chart:data-point chart:repeated="7"/>
          </chart:series>
          <chart:series chart:style-name="ch9" chart:values-cell-range-address="'Pivot Table_Hashing_1'.D47:'Pivot Table_Hashing_1'.D53" chart:label-cell-address="'Pivot Table_Hashing_1'.D46:'Pivot Table_Hashing_1'.D46" chart:class="chart:line">
            <chart:data-point chart:repeated="7"/>
          </chart:series>
          <chart:series chart:style-name="ch10" chart:values-cell-range-address="'Pivot Table_Hashing_1'.E47:'Pivot Table_Hashing_1'.E53" chart:label-cell-address="'Pivot Table_Hashing_1'.E46:'Pivot Table_Hashing_1'.E46" chart:class="chart:line">
            <chart:data-point chart:repeated="7"/>
          </chart:series>
          <chart:series chart:style-name="ch11" chart:values-cell-range-address="'Pivot Table_Hashing_1'.F47:'Pivot Table_Hashing_1'.F53" chart:label-cell-address="'Pivot Table_Hashing_1'.F46:'Pivot Table_Hashing_1'.F46" chart:class="chart:line">
            <chart:data-point chart:repeated="7"/>
          </chart:series>
          <chart:series chart:style-name="ch12" chart:values-cell-range-address="'Pivot Table_Hashing_1'.G47:'Pivot Table_Hashing_1'.G53" chart:label-cell-address="'Pivot Table_Hashing_1'.G46:'Pivot Table_Hashing_1'.G46" chart:class="chart:line">
            <chart:data-point chart:repeated="7"/>
          </chart:series>
          <chart:series chart:style-name="ch13" chart:values-cell-range-address="'Pivot Table_Hashing_1'.H47:'Pivot Table_Hashing_1'.H53" chart:label-cell-address="'Pivot Table_Hashing_1'.H46:'Pivot Table_Hashing_1'.H46" chart:class="chart:line">
            <chart:data-point chart:repeated="7"/>
          </chart:series>
          <chart:series chart:style-name="ch14" chart:values-cell-range-address="'Pivot Table_Hashing_1'.I47:'Pivot Table_Hashing_1'.I53" chart:label-cell-address="'Pivot Table_Hashing_1'.I46:'Pivot Table_Hashing_1'.I46" chart:class="chart:line">
            <chart:data-point chart:repeated="7"/>
          </chart:series>
          <chart:series chart:style-name="ch15" chart:values-cell-range-address="'Pivot Table_Hashing_1'.J47:'Pivot Table_Hashing_1'.J53" chart:label-cell-address="'Pivot Table_Hashing_1'.J46:'Pivot Table_Hashing_1'.J46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46:'Pivot Table_Hashing_1'.C46</svg:desc>
                </draw:g>
              </table:table-cell>
              <table:table-cell office:value-type="string">
                <text:p>Average - Update Positions</text:p>
                <draw:g>
                  <svg:desc>'Pivot Table_Hashing_1'.D46:'Pivot Table_Hashing_1'.D46</svg:desc>
                </draw:g>
              </table:table-cell>
              <table:table-cell office:value-type="string">
                <text:p>Average - Pressure Kernel</text:p>
                <draw:g>
                  <svg:desc>'Pivot Table_Hashing_1'.E46:'Pivot Table_Hashing_1'.E46</svg:desc>
                </draw:g>
              </table:table-cell>
              <table:table-cell office:value-type="string">
                <text:p>Average - Predict Postions</text:p>
                <draw:g>
                  <svg:desc>'Pivot Table_Hashing_1'.F46:'Pivot Table_Hashing_1'.F46</svg:desc>
                </draw:g>
              </table:table-cell>
              <table:table-cell office:value-type="string">
                <text:p>Average - External Forces</text:p>
                <draw:g>
                  <svg:desc>'Pivot Table_Hashing_1'.G46:'Pivot Table_Hashing_1'.G46</svg:desc>
                </draw:g>
              </table:table-cell>
              <table:table-cell office:value-type="string">
                <text:p>Average - Density Kernel</text:p>
                <draw:g>
                  <svg:desc>'Pivot Table_Hashing_1'.H46:'Pivot Table_Hashing_1'.H46</svg:desc>
                </draw:g>
              </table:table-cell>
              <table:table-cell office:value-type="string">
                <text:p>Average - Hash Table Creation</text:p>
                <draw:g>
                  <svg:desc>'Pivot Table_Hashing_1'.I46:'Pivot Table_Hashing_1'.I46</svg:desc>
                </draw:g>
              </table:table-cell>
              <table:table-cell office:value-type="string">
                <text:p>Average - Sorting</text:p>
                <draw:g>
                  <svg:desc>'Pivot Table_Hashing_1'.J46:'Pivot Table_Hashing_1'.J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47:'Pivot Table_Hashing_1'.B53</svg:desc>
                </draw:g>
              </table:table-cell>
              <table:table-cell office:value-type="float" office:value="3.1436">
                <text:p>3.1436</text:p>
                <draw:g>
                  <svg:desc>'Pivot Table_Hashing_1'.C47:'Pivot Table_Hashing_1'.C53</svg:desc>
                </draw:g>
              </table:table-cell>
              <table:table-cell office:value-type="float" office:value="0.001">
                <text:p>0.001</text:p>
                <draw:g>
                  <svg:desc>'Pivot Table_Hashing_1'.D47:'Pivot Table_Hashing_1'.D53</svg:desc>
                </draw:g>
              </table:table-cell>
              <table:table-cell office:value-type="float" office:value="5.9386">
                <text:p>5.9386</text:p>
                <draw:g>
                  <svg:desc>'Pivot Table_Hashing_1'.E47:'Pivot Table_Hashing_1'.E53</svg:desc>
                </draw:g>
              </table:table-cell>
              <table:table-cell office:value-type="float" office:value="0.0026">
                <text:p>0.0026</text:p>
                <draw:g>
                  <svg:desc>'Pivot Table_Hashing_1'.F47:'Pivot Table_Hashing_1'.F53</svg:desc>
                </draw:g>
              </table:table-cell>
              <table:table-cell office:value-type="float" office:value="0.0002">
                <text:p>0.0002</text:p>
                <draw:g>
                  <svg:desc>'Pivot Table_Hashing_1'.G47:'Pivot Table_Hashing_1'.G53</svg:desc>
                </draw:g>
              </table:table-cell>
              <table:table-cell office:value-type="float" office:value="2.9572">
                <text:p>2.9572</text:p>
                <draw:g>
                  <svg:desc>'Pivot Table_Hashing_1'.H47:'Pivot Table_Hashing_1'.H53</svg:desc>
                </draw:g>
              </table:table-cell>
              <table:table-cell office:value-type="float" office:value="0.001">
                <text:p>0.001</text:p>
                <draw:g>
                  <svg:desc>'Pivot Table_Hashing_1'.I47:'Pivot Table_Hashing_1'.I53</svg:desc>
                </draw:g>
              </table:table-cell>
              <table:table-cell office:value-type="float" office:value="0.0032">
                <text:p>0.0032</text:p>
                <draw:g>
                  <svg:desc>'Pivot Table_Hashing_1'.J47:'Pivot Table_Hashing_1'.J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4746">
                <text:p>7.4746</text:p>
              </table:table-cell>
              <table:table-cell office:value-type="float" office:value="0.0014">
                <text:p>0.0014</text:p>
              </table:table-cell>
              <table:table-cell office:value-type="float" office:value="9.4096">
                <text:p>9.409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7538">
                <text:p>4.7538</text:p>
              </table:table-cell>
              <table:table-cell office:value-type="float" office:value="1.3918">
                <text:p>1.391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634">
                <text:p>2.7634</text:p>
              </table:table-cell>
              <table:table-cell office:value-type="float" office:value="0.0022">
                <text:p>0.0022</text:p>
              </table:table-cell>
              <table:table-cell office:value-type="float" office:value="3.7428">
                <text:p>3.742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2.2844">
                <text:p>2.2844</text:p>
              </table:table-cell>
              <table:table-cell office:value-type="float" office:value="1.32">
                <text:p>1.32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4676">
                <text:p>1.4676</text:p>
              </table:table-cell>
              <table:table-cell office:value-type="float" office:value="0.0014">
                <text:p>0.0014</text:p>
              </table:table-cell>
              <table:table-cell office:value-type="float" office:value="2.0076">
                <text:p>2.0076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1.2766">
                <text:p>1.2766</text:p>
              </table:table-cell>
              <table:table-cell office:value-type="float" office:value="1.4918">
                <text:p>1.4918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4794">
                <text:p>1.479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39264">
                <text:p>1.3926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916">
                <text:p>0.916</text:p>
              </table:table-cell>
              <table:table-cell office:value-type="float" office:value="0.0016">
                <text:p>0.0016</text:p>
              </table:table-cell>
              <table:table-cell office:value-type="float" office:value="1.3812">
                <text:p>1.3812</text:p>
              </table:table-cell>
              <table:table-cell office:value-type="float" office:value="0.0042">
                <text:p>0.0042</text:p>
              </table:table-cell>
              <table:table-cell office:value-type="float" office:value="0.0006">
                <text:p>0.0006</text:p>
              </table:table-cell>
              <table:table-cell office:value-type="float" office:value="0.7812">
                <text:p>0.7812</text:p>
              </table:table-cell>
              <table:table-cell office:value-type="float" office:value="2.1308">
                <text:p>2.1308</text:p>
              </table:table-cell>
              <table:table-cell office:value-type="float" office:value="0.2502">
                <text:p>0.25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4.104cm" svg:y="0.316cm" chart:style-name="ch2">
          <text:p>Simulation Time by Smoothing Radius</text:p>
        </chart:title>
        <chart:legend chart:legend-position="end" svg:x="13.346cm" svg:y="3.703cm" style:legend-expansion="high" chart:style-name="ch3"/>
        <chart:plot-area chart:style-name="ch4" svg:x="1.331cm" svg:y="1.275cm" svg:width="11.695cm" svg:height="6.564cm">
          <chart:coordinate-region svg:x="1.965cm" svg:y="1.474cm" svg:width="10.581cm" svg:height="5.718cm"/>
          <chart:axis chart:dimension="x" chart:name="primary-x" chart:style-name="ch5" chartooo:axis-type="auto">
            <chartooo:date-scale/>
            <chart:title svg:x="5.744cm" svg:y="8.019cm" chart:style-name="ch2">
              <text:p><text:span text:style-name="T1">Hashing Table Size</text:span></text:p>
            </chart:title>
            <chart:categories table:cell-range-address="'Pivot Table_Hashing_1'.A59:'Pivot Table_Hashing_1'.A65"/>
          </chart:axis>
          <chart:axis chart:dimension="y" chart:name="primary-y" chart:style-name="ch5">
            <chart:title svg:x="0.451cm" svg:y="5.311cm" chart:style-name="ch6">
              <text:p><text:span text:style-name="T1">Time [ms]</text:span></text:p>
            </chart:title>
            <chart:grid chart:style-name="ch7" chart:class="major"/>
          </chart:axis>
          <chart:series chart:style-name="ch8" chart:values-cell-range-address="'Pivot Table_Hashing_1'.B59:'Pivot Table_Hashing_1'.B65" chart:label-cell-address="'Pivot Table_Hashing_1'.B58:'Pivot Table_Hashing_1'.B58" chart:class="chart:line">
            <chart:data-point chart:repeated="7"/>
          </chart:series>
          <chart:series chart:style-name="ch9" chart:values-cell-range-address="'Pivot Table_Hashing_1'.C59:'Pivot Table_Hashing_1'.C65" chart:label-cell-address="'Pivot Table_Hashing_1'.C58:'Pivot Table_Hashing_1'.C58" chart:class="chart:line">
            <chart:data-point chart:repeated="7"/>
          </chart:series>
          <chart:series chart:style-name="ch10" chart:values-cell-range-address="'Pivot Table_Hashing_1'.D59:'Pivot Table_Hashing_1'.D65" chart:label-cell-address="'Pivot Table_Hashing_1'.D58:'Pivot Table_Hashing_1'.D58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=0.415</text:p>
                <draw:g>
                  <svg:desc>'Pivot Table_Hashing_1'.B58:'Pivot Table_Hashing_1'.B58</svg:desc>
                </draw:g>
              </table:table-cell>
              <table:table-cell office:value-type="string">
                <text:p>R=0.6</text:p>
                <draw:g>
                  <svg:desc>'Pivot Table_Hashing_1'.C58:'Pivot Table_Hashing_1'.C58</svg:desc>
                </draw:g>
              </table:table-cell>
              <table:table-cell office:value-type="string">
                <text:p>R=1</text:p>
                <draw:g>
                  <svg:desc>'Pivot Table_Hashing_1'.D58:'Pivot Table_Hashing_1'.D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A59:'Pivot Table_Hashing_1'.A65</svg:desc>
                </draw:g>
              </table:table-cell>
              <table:table-cell office:value-type="float" office:value="9.38218">
                <text:p>9.38218</text:p>
                <draw:g>
                  <svg:desc>'Pivot Table_Hashing_1'.B59:'Pivot Table_Hashing_1'.B65</svg:desc>
                </draw:g>
              </table:table-cell>
              <table:table-cell office:value-type="float" office:value="10.7636">
                <text:p>10.7636</text:p>
                <draw:g>
                  <svg:desc>'Pivot Table_Hashing_1'.C59:'Pivot Table_Hashing_1'.C65</svg:desc>
                </draw:g>
              </table:table-cell>
              <table:table-cell office:value-type="float" office:value="12.0474">
                <text:p>12.0474</text:p>
                <draw:g>
                  <svg:desc>'Pivot Table_Hashing_1'.D59:'Pivot Table_Hashing_1'.D6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2816">
                <text:p>18.2816</text:p>
              </table:table-cell>
              <table:table-cell office:value-type="float" office:value="19.4806">
                <text:p>19.4806</text:p>
              </table:table-cell>
              <table:table-cell office:value-type="float" office:value="23.131">
                <text:p>23.1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9278">
                <text:p>7.9278</text:p>
              </table:table-cell>
              <table:table-cell office:value-type="float" office:value="9.0644">
                <text:p>9.0644</text:p>
              </table:table-cell>
              <table:table-cell office:value-type="float" office:value="10.2208">
                <text:p>10.220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7022">
                <text:p>3.7022</text:p>
              </table:table-cell>
              <table:table-cell office:value-type="float" office:value="4.2686">
                <text:p>4.2686</text:p>
              </table:table-cell>
              <table:table-cell office:value-type="float" office:value="6.3712">
                <text:p>6.371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.805">
                <text:p>2.805</text:p>
              </table:table-cell>
              <table:table-cell office:value-type="float" office:value="3.1258">
                <text:p>3.1258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2.3886">
                <text:p>2.3886</text:p>
              </table:table-cell>
              <table:table-cell office:value-type="float" office:value="2.9444">
                <text:p>2.9444</text:p>
              </table:table-cell>
              <table:table-cell office:value-type="float" office:value="4.75824">
                <text:p>4.75824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2.98">
                <text:p>2.98</text:p>
              </table:table-cell>
              <table:table-cell office:value-type="float" office:value="3.5912">
                <text:p>3.5912</text:p>
              </table:table-cell>
              <table:table-cell office:value-type="float" office:value="5.4658">
                <text:p>5.46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2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216cm" svg:height="10.839cm" xlink:href=".." xlink:type="simple" loext:data-pilot-source="DataPilot1" chart:class="chart:area" chart:style-name="ch1">
        <chart:title svg:x="6.088cm" svg:y="0.352cm" chart:style-name="ch2">
          <text:p>Simulation frame time composition</text:p>
        </chart:title>
        <chart:legend chart:legend-position="end" svg:x="14.274cm" svg:y="3.375cm" style:legend-expansion="high" chart:style-name="ch3"/>
        <chart:plot-area chart:style-name="ch4" svg:x="1.395cm" svg:y="1.347cm" svg:width="12.495cm" svg:height="7.395cm">
          <chart:coordinate-region svg:x="2.526cm" svg:y="1.546cm" svg:width="11.223cm" svg:height="5.99cm"/>
          <chart:axis chart:dimension="x" chart:name="primary-x" chart:style-name="ch5" chartooo:axis-type="auto">
            <chartooo:date-scale/>
            <chart:title svg:x="6.623cm" svg:y="8.958cm" chart:style-name="ch2">
              <text:p><text:span text:style-name="T1">Particle count</text:span></text:p>
            </chart:title>
            <chart:categories table:cell-range-address="PT@categories"/>
          </chart:axis>
          <chart:axis chart:dimension="y" chart:name="primary-y" chart:style-name="ch6">
            <chart:title svg:x="0.451cm" svg:y="6.46cm" chart:style-name="ch7">
              <text:p><text:span text:style-name="T1">Simulation time [%]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area">
            <chart:data-point chart:repeated="16"/>
          </chart:series>
          <chart:series chart:style-name="ch10" chart:values-cell-range-address="PT@data 1" chart:label-cell-address="PT@label 1" chart:class="chart:area">
            <chart:data-point chart:repeated="16"/>
          </chart:series>
          <chart:series chart:style-name="ch11" chart:values-cell-range-address="PT@data 2" chart:label-cell-address="PT@label 2" chart:class="chart:area">
            <chart:data-point chart:repeated="16"/>
          </chart:series>
          <chart:series chart:style-name="ch12" chart:values-cell-range-address="PT@data 3" chart:label-cell-address="PT@label 3" chart:class="chart:area">
            <chart:data-point chart:repeated="16"/>
          </chart:series>
          <chart:series chart:style-name="ch13" chart:values-cell-range-address="PT@data 4" chart:label-cell-address="PT@label 4" chart:class="chart:area">
            <chart:data-point chart:repeated="16"/>
          </chart:series>
          <chart:series chart:style-name="ch14" chart:values-cell-range-address="PT@data 5" chart:label-cell-address="PT@label 5" chart:class="chart:area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PT@label 0</svg:desc>
                </draw:g>
              </table:table-cell>
              <table:table-cell office:value-type="string">
                <text:p>Average - Update Positions</text:p>
                <draw:g>
                  <svg:desc>PT@label 1</svg:desc>
                </draw:g>
              </table:table-cell>
              <table:table-cell office:value-type="string">
                <text:p>Average - Pressure Kernel</text:p>
                <draw:g>
                  <svg:desc>PT@label 2</svg:desc>
                </draw:g>
              </table:table-cell>
              <table:table-cell office:value-type="string">
                <text:p>Average - Predict Postions</text:p>
                <draw:g>
                  <svg:desc>PT@label 3</svg:desc>
                </draw:g>
              </table:table-cell>
              <table:table-cell office:value-type="string">
                <text:p>Average - External Forces</text:p>
                <draw:g>
                  <svg:desc>PT@label 4</svg:desc>
                </draw:g>
              </table:table-cell>
              <table:table-cell office:value-type="string">
                <text:p>Average - Density Kerne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1">
                <text:p>0.001</text:p>
                <draw:g>
                  <svg:desc>PT@data 0</svg:desc>
                </draw:g>
              </table:table-cell>
              <table:table-cell office:value-type="float" office:value="0.0016">
                <text:p>0.0016</text:p>
                <draw:g>
                  <svg:desc>PT@data 1</svg:desc>
                </draw:g>
              </table:table-cell>
              <table:table-cell office:value-type="float" office:value="0.002">
                <text:p>0.002</text:p>
                <draw:g>
                  <svg:desc>PT@data 2</svg:desc>
                </draw:g>
              </table:table-cell>
              <table:table-cell office:value-type="float" office:value="0.001">
                <text:p>0.001</text:p>
                <draw:g>
                  <svg:desc>PT@data 3</svg:desc>
                </draw:g>
              </table:table-cell>
              <table:table-cell office:value-type="float" office:value="0">
                <text:p>0</text:p>
                <draw:g>
                  <svg:desc>PT@data 4</svg:desc>
                </draw:g>
              </table:table-cell>
              <table:table-cell office:value-type="float" office:value="0.001">
                <text:p>0.00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842cm" svg:height="10.036cm" xlink:href=".." xlink:type="simple" loext:data-pilot-source="DataPilot1" chart:class="chart:line" chart:style-name="ch1">
        <chart:title svg:x="7.625cm" svg:y="0.336cm" chart:style-name="ch2">
          <text:p>Kernel Time</text:p>
        </chart:title>
        <chart:legend chart:legend-position="end" svg:x="12.311cm" svg:y="2.974cm" style:legend-expansion="high" chart:style-name="ch3"/>
        <chart:plot-area chart:style-name="ch4" svg:x="1.367cm" svg:y="1.315cm" svg:width="10.588cm" svg:height="6.64cm">
          <chart:coordinate-region svg:x="2.479cm" svg:y="1.514cm" svg:width="9.336cm" svg:height="5.235cm"/>
          <chart:axis chart:dimension="x" chart:name="primary-x" chart:style-name="ch5" chartooo:axis-type="auto">
            <chartooo:date-scale/>
            <chart:title svg:x="5.642cm" svg:y="8.155cm" chart:style-name="ch2">
              <text:p><text:span text:style-name="T1">Particle count</text:span></text:p>
            </chart:title>
            <chart:categories table:cell-range-address="PT@categories"/>
          </chart:axis>
          <chart:axis chart:dimension="y" chart:name="primary-y" chart:style-name="ch6">
            <chart:title svg:x="0.451cm" svg:y="5.389cm" chart:style-name="ch7">
              <text:p><text:span text:style-name="T1">Time [ms]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6"/>
          </chart:series>
          <chart:series chart:style-name="ch10" chart:values-cell-range-address="PT@data 1" chart:label-cell-address="PT@label 1" chart:class="chart:line">
            <chart:data-point chart:repeated="16"/>
          </chart:series>
          <chart:series chart:style-name="ch11" chart:values-cell-range-address="PT@data 2" chart:label-cell-address="PT@label 2" chart:class="chart:line">
            <chart:data-point chart:repeated="16"/>
          </chart:series>
          <chart:series chart:style-name="ch12" chart:values-cell-range-address="PT@data 3" chart:label-cell-address="PT@label 3" chart:class="chart:line">
            <chart:data-point chart:repeated="16"/>
          </chart:series>
          <chart:series chart:style-name="ch13" chart:values-cell-range-address="PT@data 4" chart:label-cell-address="PT@label 4" chart:class="chart:line">
            <chart:data-point chart:repeated="16"/>
          </chart:series>
          <chart:series chart:style-name="ch14" chart:values-cell-range-address="PT@data 5" chart:label-cell-address="PT@label 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PT@label 0</svg:desc>
                </draw:g>
              </table:table-cell>
              <table:table-cell office:value-type="string">
                <text:p>Average - Update Positions</text:p>
                <draw:g>
                  <svg:desc>PT@label 1</svg:desc>
                </draw:g>
              </table:table-cell>
              <table:table-cell office:value-type="string">
                <text:p>Average - Pressure Kernel</text:p>
                <draw:g>
                  <svg:desc>PT@label 2</svg:desc>
                </draw:g>
              </table:table-cell>
              <table:table-cell office:value-type="string">
                <text:p>Average - Predict Postions</text:p>
                <draw:g>
                  <svg:desc>PT@label 3</svg:desc>
                </draw:g>
              </table:table-cell>
              <table:table-cell office:value-type="string">
                <text:p>Average - External Forces</text:p>
                <draw:g>
                  <svg:desc>PT@label 4</svg:desc>
                </draw:g>
              </table:table-cell>
              <table:table-cell office:value-type="string">
                <text:p>Average - Density Kerne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1">
                <text:p>0.001</text:p>
                <draw:g>
                  <svg:desc>PT@data 0</svg:desc>
                </draw:g>
              </table:table-cell>
              <table:table-cell office:value-type="float" office:value="0.0016">
                <text:p>0.0016</text:p>
                <draw:g>
                  <svg:desc>PT@data 1</svg:desc>
                </draw:g>
              </table:table-cell>
              <table:table-cell office:value-type="float" office:value="0.002">
                <text:p>0.002</text:p>
                <draw:g>
                  <svg:desc>PT@data 2</svg:desc>
                </draw:g>
              </table:table-cell>
              <table:table-cell office:value-type="float" office:value="0.001">
                <text:p>0.001</text:p>
                <draw:g>
                  <svg:desc>PT@data 3</svg:desc>
                </draw:g>
              </table:table-cell>
              <table:table-cell office:value-type="float" office:value="0">
                <text:p>0</text:p>
                <draw:g>
                  <svg:desc>PT@data 4</svg:desc>
                </draw:g>
              </table:table-cell>
              <table:table-cell office:value-type="float" office:value="0.001">
                <text:p>0.00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area" chart:style-name="ch1">
        <chart:title svg:x="5.692cm" svg:y="0.316cm" chart:style-name="ch2">
          <text:p>Kernel Time - Stacked</text:p>
        </chart:title>
        <chart:subtitle svg:x="7.174cm" svg:y="1.275cm" chart:style-name="ch2">
          <text:p><text:span text:style-name="T1">R=0.415</text:span></text:p>
        </chart:subtitle>
        <chart:legend chart:legend-position="end" svg:x="10.504cm" svg:y="2.458cm" style:legend-expansion="high" chart:style-name="ch3"/>
        <chart:plot-area chart:style-name="ch4" svg:x="1.331cm" svg:y="2.138cm" svg:width="8.853cm" svg:height="5.701cm">
          <chart:coordinate-region svg:x="1.964cm" svg:y="2.337cm" svg:width="7.739cm" svg:height="4.855cm"/>
          <chart:axis chart:dimension="x" chart:name="primary-x" chart:style-name="ch5" chartooo:axis-type="auto">
            <chartooo:date-scale/>
            <chart:title svg:x="4.323cm" svg:y="8.019cm" chart:style-name="ch2">
              <text:p><text:span text:style-name="T2">Hashing Table Size</text:span></text:p>
            </chart:title>
            <chart:categories table:cell-range-address="'Pivot Table_Hashing_1'.B29:'Pivot Table_Hashing_1'.B35"/>
          </chart:axis>
          <chart:axis chart:dimension="y" chart:name="primary-y" chart:style-name="ch5">
            <chart:title svg:x="0.451cm" svg:y="5.742cm" chart:style-name="ch6">
              <text:p><text:span text:style-name="T2">Time [ms]</text:span></text:p>
            </chart:title>
            <chart:grid chart:style-name="ch7" chart:class="major"/>
          </chart:axis>
          <chart:series chart:style-name="ch8" chart:values-cell-range-address="'Pivot Table_Hashing_1'.C29:'Pivot Table_Hashing_1'.C35" chart:label-cell-address="'Pivot Table_Hashing_1'.C28:'Pivot Table_Hashing_1'.C28" chart:class="chart:area">
            <chart:data-point chart:repeated="7"/>
          </chart:series>
          <chart:series chart:style-name="ch9" chart:values-cell-range-address="'Pivot Table_Hashing_1'.D29:'Pivot Table_Hashing_1'.D35" chart:label-cell-address="'Pivot Table_Hashing_1'.D28:'Pivot Table_Hashing_1'.D28" chart:class="chart:area">
            <chart:data-point chart:repeated="7"/>
          </chart:series>
          <chart:series chart:style-name="ch10" chart:values-cell-range-address="'Pivot Table_Hashing_1'.E29:'Pivot Table_Hashing_1'.E35" chart:label-cell-address="'Pivot Table_Hashing_1'.E28:'Pivot Table_Hashing_1'.E28" chart:class="chart:area">
            <chart:data-point chart:repeated="7"/>
          </chart:series>
          <chart:series chart:style-name="ch11" chart:values-cell-range-address="'Pivot Table_Hashing_1'.F29:'Pivot Table_Hashing_1'.F35" chart:label-cell-address="'Pivot Table_Hashing_1'.F28:'Pivot Table_Hashing_1'.F28" chart:class="chart:area">
            <chart:data-point chart:repeated="7"/>
          </chart:series>
          <chart:series chart:style-name="ch12" chart:values-cell-range-address="'Pivot Table_Hashing_1'.G29:'Pivot Table_Hashing_1'.G35" chart:label-cell-address="'Pivot Table_Hashing_1'.G28:'Pivot Table_Hashing_1'.G28" chart:class="chart:area">
            <chart:data-point chart:repeated="7"/>
          </chart:series>
          <chart:series chart:style-name="ch13" chart:values-cell-range-address="'Pivot Table_Hashing_1'.H29:'Pivot Table_Hashing_1'.H35" chart:label-cell-address="'Pivot Table_Hashing_1'.H28:'Pivot Table_Hashing_1'.H28" chart:class="chart:area">
            <chart:data-point chart:repeated="7"/>
          </chart:series>
          <chart:series chart:style-name="ch14" chart:values-cell-range-address="'Pivot Table_Hashing_1'.I29:'Pivot Table_Hashing_1'.I35" chart:label-cell-address="'Pivot Table_Hashing_1'.I28:'Pivot Table_Hashing_1'.I28" chart:class="chart:area">
            <chart:data-point chart:repeated="7"/>
          </chart:series>
          <chart:series chart:style-name="ch15" chart:values-cell-range-address="'Pivot Table_Hashing_1'.J29:'Pivot Table_Hashing_1'.J35" chart:label-cell-address="'Pivot Table_Hashing_1'.J28:'Pivot Table_Hashing_1'.J28" chart:class="chart:area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28:'Pivot Table_Hashing_1'.C28</svg:desc>
                </draw:g>
              </table:table-cell>
              <table:table-cell office:value-type="string">
                <text:p>Average - Update Positions</text:p>
                <draw:g>
                  <svg:desc>'Pivot Table_Hashing_1'.D28:'Pivot Table_Hashing_1'.D28</svg:desc>
                </draw:g>
              </table:table-cell>
              <table:table-cell office:value-type="string">
                <text:p>Average - Pressure Kernel</text:p>
                <draw:g>
                  <svg:desc>'Pivot Table_Hashing_1'.E28:'Pivot Table_Hashing_1'.E28</svg:desc>
                </draw:g>
              </table:table-cell>
              <table:table-cell office:value-type="string">
                <text:p>Average - Predict Postions</text:p>
                <draw:g>
                  <svg:desc>'Pivot Table_Hashing_1'.F28:'Pivot Table_Hashing_1'.F28</svg:desc>
                </draw:g>
              </table:table-cell>
              <table:table-cell office:value-type="string">
                <text:p>Average - External Forces</text:p>
                <draw:g>
                  <svg:desc>'Pivot Table_Hashing_1'.G28:'Pivot Table_Hashing_1'.G28</svg:desc>
                </draw:g>
              </table:table-cell>
              <table:table-cell office:value-type="string">
                <text:p>Average - Density Kernel</text:p>
                <draw:g>
                  <svg:desc>'Pivot Table_Hashing_1'.H28:'Pivot Table_Hashing_1'.H28</svg:desc>
                </draw:g>
              </table:table-cell>
              <table:table-cell office:value-type="string">
                <text:p>Average - Hash Table Creation</text:p>
                <draw:g>
                  <svg:desc>'Pivot Table_Hashing_1'.I28:'Pivot Table_Hashing_1'.I28</svg:desc>
                </draw:g>
              </table:table-cell>
              <table:table-cell office:value-type="string">
                <text:p>Average - Sorting</text:p>
                <draw:g>
                  <svg:desc>'Pivot Table_Hashing_1'.J28:'Pivot Table_Hashing_1'.J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29:'Pivot Table_Hashing_1'.B35</svg:desc>
                </draw:g>
              </table:table-cell>
              <table:table-cell office:value-type="float" office:value="2.66558">
                <text:p>2.66558</text:p>
                <draw:g>
                  <svg:desc>'Pivot Table_Hashing_1'.C29:'Pivot Table_Hashing_1'.C35</svg:desc>
                </draw:g>
              </table:table-cell>
              <table:table-cell office:value-type="float" office:value="0.001">
                <text:p>0.001</text:p>
                <draw:g>
                  <svg:desc>'Pivot Table_Hashing_1'.D29:'Pivot Table_Hashing_1'.D35</svg:desc>
                </draw:g>
              </table:table-cell>
              <table:table-cell office:value-type="float" office:value="4.0584">
                <text:p>4.0584</text:p>
                <draw:g>
                  <svg:desc>'Pivot Table_Hashing_1'.E29:'Pivot Table_Hashing_1'.E35</svg:desc>
                </draw:g>
              </table:table-cell>
              <table:table-cell office:value-type="float" office:value="0.0022">
                <text:p>0.0022</text:p>
                <draw:g>
                  <svg:desc>'Pivot Table_Hashing_1'.F29:'Pivot Table_Hashing_1'.F35</svg:desc>
                </draw:g>
              </table:table-cell>
              <table:table-cell office:value-type="float" office:value="0">
                <text:p>0</text:p>
                <draw:g>
                  <svg:desc>'Pivot Table_Hashing_1'.G29:'Pivot Table_Hashing_1'.G35</svg:desc>
                </draw:g>
              </table:table-cell>
              <table:table-cell office:value-type="float" office:value="2.6498">
                <text:p>2.6498</text:p>
                <draw:g>
                  <svg:desc>'Pivot Table_Hashing_1'.H29:'Pivot Table_Hashing_1'.H35</svg:desc>
                </draw:g>
              </table:table-cell>
              <table:table-cell office:value-type="float" office:value="0.0012">
                <text:p>0.0012</text:p>
                <draw:g>
                  <svg:desc>'Pivot Table_Hashing_1'.I29:'Pivot Table_Hashing_1'.I35</svg:desc>
                </draw:g>
              </table:table-cell>
              <table:table-cell office:value-type="float" office:value="0.004">
                <text:p>0.004</text:p>
                <draw:g>
                  <svg:desc>'Pivot Table_Hashing_1'.J29:'Pivot Table_Hashing_1'.J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726">
                <text:p>6.2726</text:p>
              </table:table-cell>
              <table:table-cell office:value-type="float" office:value="0.0014">
                <text:p>0.0014</text:p>
              </table:table-cell>
              <table:table-cell office:value-type="float" office:value="6.5822">
                <text:p>6.5822</text:p>
              </table:table-cell>
              <table:table-cell office:value-type="float" office:value="0.0026">
                <text:p>0.0026</text:p>
              </table:table-cell>
              <table:table-cell office:value-type="float" office:value="0.0004">
                <text:p>0.0004</text:p>
              </table:table-cell>
              <table:table-cell office:value-type="float" office:value="4.2758">
                <text:p>4.2758</text:p>
              </table:table-cell>
              <table:table-cell office:value-type="float" office:value="1.0494">
                <text:p>1.0494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282">
                <text:p>2.1282</text:p>
              </table:table-cell>
              <table:table-cell office:value-type="float" office:value="0.002">
                <text:p>0.002</text:p>
              </table:table-cell>
              <table:table-cell office:value-type="float" office:value="2.5066">
                <text:p>2.506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1.9094">
                <text:p>1.9094</text:p>
              </table:table-cell>
              <table:table-cell office:value-type="float" office:value="1.2684">
                <text:p>1.268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834">
                <text:p>0.6834</text:p>
              </table:table-cell>
              <table:table-cell office:value-type="float" office:value="0.0018">
                <text:p>0.0018</text:p>
              </table:table-cell>
              <table:table-cell office:value-type="float" office:value="0.9216">
                <text:p>0.921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6026">
                <text:p>0.6026</text:p>
              </table:table-cell>
              <table:table-cell office:value-type="float" office:value="1.3202">
                <text:p>1.3202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3502">
                <text:p>0.3502</text:p>
              </table:table-cell>
              <table:table-cell office:value-type="float" office:value="0.0016">
                <text:p>0.0016</text:p>
              </table:table-cell>
              <table:table-cell office:value-type="float" office:value="0.4506">
                <text:p>0.450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3088">
                <text:p>0.3088</text:p>
              </table:table-cell>
              <table:table-cell office:value-type="float" office:value="1.4878">
                <text:p>1.4878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2686">
                <text:p>0.2686</text:p>
              </table:table-cell>
              <table:table-cell office:value-type="float" office:value="0.0012">
                <text:p>0.0012</text:p>
              </table:table-cell>
              <table:table-cell office:value-type="float" office:value="0.3606">
                <text:p>0.360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2262">
                <text:p>0.2262</text:p>
              </table:table-cell>
              <table:table-cell office:value-type="float" office:value="1.32">
                <text:p>1.32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2336">
                <text:p>0.2336</text:p>
              </table:table-cell>
              <table:table-cell office:value-type="float" office:value="0.0012">
                <text:p>0.0012</text:p>
              </table:table-cell>
              <table:table-cell office:value-type="float" office:value="0.3494">
                <text:p>0.3494</text:p>
              </table:table-cell>
              <table:table-cell office:value-type="float" office:value="0.0028">
                <text:p>0.0028</text:p>
              </table:table-cell>
              <table:table-cell office:value-type="float" office:value="0.0004">
                <text:p>0.0004</text:p>
              </table:table-cell>
              <table:table-cell office:value-type="float" office:value="0.2038">
                <text:p>0.2038</text:p>
              </table:table-cell>
              <table:table-cell office:value-type="float" office:value="1.9764">
                <text:p>1.9764</text:p>
              </table:table-cell>
              <table:table-cell office:value-type="float" office:value="0.2124">
                <text:p>0.2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2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4.479cm" svg:y="0.316cm" chart:style-name="ch2">
          <text:p>Simulation frame time composition</text:p>
        </chart:title>
        <chart:subtitle svg:x="7.173cm" svg:y="1.275cm" chart:style-name="ch2">
          <text:p><text:span text:style-name="T1">R=0.415</text:span></text:p>
        </chart:subtitle>
        <chart:legend chart:legend-position="end" svg:x="10.502cm" svg:y="2.461cm" style:legend-expansion="high" chart:style-name="ch3"/>
        <chart:plot-area chart:style-name="ch4" svg:x="1.33cm" svg:y="2.138cm" svg:width="8.853cm" svg:height="5.707cm">
          <chart:coordinate-region svg:x="2.461cm" svg:y="2.337cm" svg:width="7.242cm" svg:height="4.861cm"/>
          <chart:axis chart:dimension="x" chart:name="primary-x" chart:style-name="ch5" chartooo:axis-type="auto">
            <chartooo:date-scale/>
            <chart:title svg:x="4.322cm" svg:y="8.025cm" chart:style-name="ch2">
              <text:p><text:span text:style-name="T2">Hashing Table Size</text:span></text:p>
            </chart:title>
            <chart:categories table:cell-range-address="'Pivot Table_Hashing_1'.B29:'Pivot Table_Hashing_1'.B35"/>
          </chart:axis>
          <chart:axis chart:dimension="y" chart:name="primary-y" chart:style-name="ch6">
            <chart:title svg:x="0.451cm" svg:y="5.674cm" chart:style-name="ch7">
              <text:p><text:span text:style-name="T2">Time [%]</text:span></text:p>
            </chart:title>
            <chart:grid chart:style-name="ch8" chart:class="major"/>
          </chart:axis>
          <chart:series chart:style-name="ch9" chart:values-cell-range-address="'Pivot Table_Hashing_1'.C29:'Pivot Table_Hashing_1'.C35" chart:label-cell-address="'Pivot Table_Hashing_1'.C28:'Pivot Table_Hashing_1'.C28" chart:class="chart:area">
            <chart:data-point chart:repeated="7"/>
          </chart:series>
          <chart:series chart:style-name="ch10" chart:values-cell-range-address="'Pivot Table_Hashing_1'.D29:'Pivot Table_Hashing_1'.D35" chart:label-cell-address="'Pivot Table_Hashing_1'.D28:'Pivot Table_Hashing_1'.D28" chart:class="chart:area">
            <chart:data-point chart:repeated="7"/>
          </chart:series>
          <chart:series chart:style-name="ch11" chart:values-cell-range-address="'Pivot Table_Hashing_1'.E29:'Pivot Table_Hashing_1'.E35" chart:label-cell-address="'Pivot Table_Hashing_1'.E28:'Pivot Table_Hashing_1'.E28" chart:class="chart:area">
            <chart:data-point chart:repeated="7"/>
          </chart:series>
          <chart:series chart:style-name="ch12" chart:values-cell-range-address="'Pivot Table_Hashing_1'.F29:'Pivot Table_Hashing_1'.F35" chart:label-cell-address="'Pivot Table_Hashing_1'.F28:'Pivot Table_Hashing_1'.F28" chart:class="chart:area">
            <chart:data-point chart:repeated="7"/>
          </chart:series>
          <chart:series chart:style-name="ch13" chart:values-cell-range-address="'Pivot Table_Hashing_1'.G29:'Pivot Table_Hashing_1'.G35" chart:label-cell-address="'Pivot Table_Hashing_1'.G28:'Pivot Table_Hashing_1'.G28" chart:class="chart:area">
            <chart:data-point chart:repeated="7"/>
          </chart:series>
          <chart:series chart:style-name="ch14" chart:values-cell-range-address="'Pivot Table_Hashing_1'.H29:'Pivot Table_Hashing_1'.H35" chart:label-cell-address="'Pivot Table_Hashing_1'.H28:'Pivot Table_Hashing_1'.H28" chart:class="chart:area">
            <chart:data-point chart:repeated="7"/>
          </chart:series>
          <chart:series chart:style-name="ch15" chart:values-cell-range-address="'Pivot Table_Hashing_1'.I29:'Pivot Table_Hashing_1'.I35" chart:label-cell-address="'Pivot Table_Hashing_1'.I28:'Pivot Table_Hashing_1'.I28" chart:class="chart:area">
            <chart:data-point chart:repeated="7"/>
          </chart:series>
          <chart:series chart:style-name="ch16" chart:values-cell-range-address="'Pivot Table_Hashing_1'.J29:'Pivot Table_Hashing_1'.J35" chart:label-cell-address="'Pivot Table_Hashing_1'.J28:'Pivot Table_Hashing_1'.J28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28:'Pivot Table_Hashing_1'.C28</svg:desc>
                </draw:g>
              </table:table-cell>
              <table:table-cell office:value-type="string">
                <text:p>Average - Update Positions</text:p>
                <draw:g>
                  <svg:desc>'Pivot Table_Hashing_1'.D28:'Pivot Table_Hashing_1'.D28</svg:desc>
                </draw:g>
              </table:table-cell>
              <table:table-cell office:value-type="string">
                <text:p>Average - Pressure Kernel</text:p>
                <draw:g>
                  <svg:desc>'Pivot Table_Hashing_1'.E28:'Pivot Table_Hashing_1'.E28</svg:desc>
                </draw:g>
              </table:table-cell>
              <table:table-cell office:value-type="string">
                <text:p>Average - Predict Postions</text:p>
                <draw:g>
                  <svg:desc>'Pivot Table_Hashing_1'.F28:'Pivot Table_Hashing_1'.F28</svg:desc>
                </draw:g>
              </table:table-cell>
              <table:table-cell office:value-type="string">
                <text:p>Average - External Forces</text:p>
                <draw:g>
                  <svg:desc>'Pivot Table_Hashing_1'.G28:'Pivot Table_Hashing_1'.G28</svg:desc>
                </draw:g>
              </table:table-cell>
              <table:table-cell office:value-type="string">
                <text:p>Average - Density Kernel</text:p>
                <draw:g>
                  <svg:desc>'Pivot Table_Hashing_1'.H28:'Pivot Table_Hashing_1'.H28</svg:desc>
                </draw:g>
              </table:table-cell>
              <table:table-cell office:value-type="string">
                <text:p>Average - Hash Table Creation</text:p>
                <draw:g>
                  <svg:desc>'Pivot Table_Hashing_1'.I28:'Pivot Table_Hashing_1'.I28</svg:desc>
                </draw:g>
              </table:table-cell>
              <table:table-cell office:value-type="string">
                <text:p>Average - Sorting</text:p>
                <draw:g>
                  <svg:desc>'Pivot Table_Hashing_1'.J28:'Pivot Table_Hashing_1'.J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29:'Pivot Table_Hashing_1'.B35</svg:desc>
                </draw:g>
              </table:table-cell>
              <table:table-cell office:value-type="float" office:value="2.66558">
                <text:p>2.66558</text:p>
                <draw:g>
                  <svg:desc>'Pivot Table_Hashing_1'.C29:'Pivot Table_Hashing_1'.C35</svg:desc>
                </draw:g>
              </table:table-cell>
              <table:table-cell office:value-type="float" office:value="0.001">
                <text:p>0.001</text:p>
                <draw:g>
                  <svg:desc>'Pivot Table_Hashing_1'.D29:'Pivot Table_Hashing_1'.D35</svg:desc>
                </draw:g>
              </table:table-cell>
              <table:table-cell office:value-type="float" office:value="4.0584">
                <text:p>4.0584</text:p>
                <draw:g>
                  <svg:desc>'Pivot Table_Hashing_1'.E29:'Pivot Table_Hashing_1'.E35</svg:desc>
                </draw:g>
              </table:table-cell>
              <table:table-cell office:value-type="float" office:value="0.0022">
                <text:p>0.0022</text:p>
                <draw:g>
                  <svg:desc>'Pivot Table_Hashing_1'.F29:'Pivot Table_Hashing_1'.F35</svg:desc>
                </draw:g>
              </table:table-cell>
              <table:table-cell office:value-type="float" office:value="0">
                <text:p>0</text:p>
                <draw:g>
                  <svg:desc>'Pivot Table_Hashing_1'.G29:'Pivot Table_Hashing_1'.G35</svg:desc>
                </draw:g>
              </table:table-cell>
              <table:table-cell office:value-type="float" office:value="2.6498">
                <text:p>2.6498</text:p>
                <draw:g>
                  <svg:desc>'Pivot Table_Hashing_1'.H29:'Pivot Table_Hashing_1'.H35</svg:desc>
                </draw:g>
              </table:table-cell>
              <table:table-cell office:value-type="float" office:value="0.0012">
                <text:p>0.0012</text:p>
                <draw:g>
                  <svg:desc>'Pivot Table_Hashing_1'.I29:'Pivot Table_Hashing_1'.I35</svg:desc>
                </draw:g>
              </table:table-cell>
              <table:table-cell office:value-type="float" office:value="0.004">
                <text:p>0.004</text:p>
                <draw:g>
                  <svg:desc>'Pivot Table_Hashing_1'.J29:'Pivot Table_Hashing_1'.J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726">
                <text:p>6.2726</text:p>
              </table:table-cell>
              <table:table-cell office:value-type="float" office:value="0.0014">
                <text:p>0.0014</text:p>
              </table:table-cell>
              <table:table-cell office:value-type="float" office:value="6.5822">
                <text:p>6.5822</text:p>
              </table:table-cell>
              <table:table-cell office:value-type="float" office:value="0.0026">
                <text:p>0.0026</text:p>
              </table:table-cell>
              <table:table-cell office:value-type="float" office:value="0.0004">
                <text:p>0.0004</text:p>
              </table:table-cell>
              <table:table-cell office:value-type="float" office:value="4.2758">
                <text:p>4.2758</text:p>
              </table:table-cell>
              <table:table-cell office:value-type="float" office:value="1.0494">
                <text:p>1.0494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282">
                <text:p>2.1282</text:p>
              </table:table-cell>
              <table:table-cell office:value-type="float" office:value="0.002">
                <text:p>0.002</text:p>
              </table:table-cell>
              <table:table-cell office:value-type="float" office:value="2.5066">
                <text:p>2.506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1.9094">
                <text:p>1.9094</text:p>
              </table:table-cell>
              <table:table-cell office:value-type="float" office:value="1.2684">
                <text:p>1.268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834">
                <text:p>0.6834</text:p>
              </table:table-cell>
              <table:table-cell office:value-type="float" office:value="0.0018">
                <text:p>0.0018</text:p>
              </table:table-cell>
              <table:table-cell office:value-type="float" office:value="0.9216">
                <text:p>0.921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6026">
                <text:p>0.6026</text:p>
              </table:table-cell>
              <table:table-cell office:value-type="float" office:value="1.3202">
                <text:p>1.3202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3502">
                <text:p>0.3502</text:p>
              </table:table-cell>
              <table:table-cell office:value-type="float" office:value="0.0016">
                <text:p>0.0016</text:p>
              </table:table-cell>
              <table:table-cell office:value-type="float" office:value="0.4506">
                <text:p>0.450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3088">
                <text:p>0.3088</text:p>
              </table:table-cell>
              <table:table-cell office:value-type="float" office:value="1.4878">
                <text:p>1.4878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2686">
                <text:p>0.2686</text:p>
              </table:table-cell>
              <table:table-cell office:value-type="float" office:value="0.0012">
                <text:p>0.0012</text:p>
              </table:table-cell>
              <table:table-cell office:value-type="float" office:value="0.3606">
                <text:p>0.360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2262">
                <text:p>0.2262</text:p>
              </table:table-cell>
              <table:table-cell office:value-type="float" office:value="1.32">
                <text:p>1.32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2336">
                <text:p>0.2336</text:p>
              </table:table-cell>
              <table:table-cell office:value-type="float" office:value="0.0012">
                <text:p>0.0012</text:p>
              </table:table-cell>
              <table:table-cell office:value-type="float" office:value="0.3494">
                <text:p>0.3494</text:p>
              </table:table-cell>
              <table:table-cell office:value-type="float" office:value="0.0028">
                <text:p>0.0028</text:p>
              </table:table-cell>
              <table:table-cell office:value-type="float" office:value="0.0004">
                <text:p>0.0004</text:p>
              </table:table-cell>
              <table:table-cell office:value-type="float" office:value="0.2038">
                <text:p>0.2038</text:p>
              </table:table-cell>
              <table:table-cell office:value-type="float" office:value="1.9764">
                <text:p>1.9764</text:p>
              </table:table-cell>
              <table:table-cell office:value-type="float" office:value="0.2124">
                <text:p>0.2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704cm" svg:y="0.316cm" chart:style-name="ch2">
          <text:p>Kernel Time</text:p>
        </chart:title>
        <chart:subtitle svg:x="7.174cm" svg:y="1.275cm" chart:style-name="ch2">
          <text:p><text:span text:style-name="T1">R=0.415</text:span></text:p>
        </chart:subtitle>
        <chart:legend chart:legend-position="end" svg:x="9.915cm" svg:y="2.458cm" style:legend-expansion="high" chart:style-name="ch3"/>
        <chart:plot-area chart:style-name="ch4" svg:x="1.331cm" svg:y="2.138cm" svg:width="8.264cm" svg:height="5.701cm">
          <chart:coordinate-region svg:x="1.773cm" svg:y="2.337cm" svg:width="7.342cm" svg:height="4.855cm"/>
          <chart:axis chart:dimension="x" chart:name="primary-x" chart:style-name="ch5" chartooo:axis-type="auto">
            <chartooo:date-scale/>
            <chart:title svg:x="4.029cm" svg:y="8.019cm" chart:style-name="ch2">
              <text:p><text:span text:style-name="T2">Hashing Table Size</text:span></text:p>
            </chart:title>
            <chart:categories table:cell-range-address="'Pivot Table_Hashing_1'.B29:'Pivot Table_Hashing_1'.B35"/>
          </chart:axis>
          <chart:axis chart:dimension="y" chart:name="primary-y" chart:style-name="ch5">
            <chart:title svg:x="0.451cm" svg:y="5.742cm" chart:style-name="ch6">
              <text:p><text:span text:style-name="T2">Time [ms]</text:span></text:p>
            </chart:title>
            <chart:grid chart:style-name="ch7" chart:class="major"/>
          </chart:axis>
          <chart:series chart:style-name="ch8" chart:values-cell-range-address="'Pivot Table_Hashing_1'.C29:'Pivot Table_Hashing_1'.C35" chart:label-cell-address="'Pivot Table_Hashing_1'.C28:'Pivot Table_Hashing_1'.C28" chart:class="chart:line">
            <chart:data-point chart:repeated="7"/>
          </chart:series>
          <chart:series chart:style-name="ch9" chart:values-cell-range-address="'Pivot Table_Hashing_1'.D29:'Pivot Table_Hashing_1'.D35" chart:label-cell-address="'Pivot Table_Hashing_1'.D28:'Pivot Table_Hashing_1'.D28" chart:class="chart:line">
            <chart:data-point chart:repeated="7"/>
          </chart:series>
          <chart:series chart:style-name="ch10" chart:values-cell-range-address="'Pivot Table_Hashing_1'.E29:'Pivot Table_Hashing_1'.E35" chart:label-cell-address="'Pivot Table_Hashing_1'.E28:'Pivot Table_Hashing_1'.E28" chart:class="chart:line">
            <chart:data-point chart:repeated="7"/>
          </chart:series>
          <chart:series chart:style-name="ch11" chart:values-cell-range-address="'Pivot Table_Hashing_1'.F29:'Pivot Table_Hashing_1'.F35" chart:label-cell-address="'Pivot Table_Hashing_1'.F28:'Pivot Table_Hashing_1'.F28" chart:class="chart:line">
            <chart:data-point chart:repeated="7"/>
          </chart:series>
          <chart:series chart:style-name="ch12" chart:values-cell-range-address="'Pivot Table_Hashing_1'.G29:'Pivot Table_Hashing_1'.G35" chart:label-cell-address="'Pivot Table_Hashing_1'.G28:'Pivot Table_Hashing_1'.G28" chart:class="chart:line">
            <chart:data-point chart:repeated="7"/>
          </chart:series>
          <chart:series chart:style-name="ch13" chart:values-cell-range-address="'Pivot Table_Hashing_1'.H29:'Pivot Table_Hashing_1'.H35" chart:label-cell-address="'Pivot Table_Hashing_1'.H28:'Pivot Table_Hashing_1'.H28" chart:class="chart:line">
            <chart:data-point chart:repeated="7"/>
          </chart:series>
          <chart:series chart:style-name="ch14" chart:values-cell-range-address="'Pivot Table_Hashing_1'.I29:'Pivot Table_Hashing_1'.I35" chart:label-cell-address="'Pivot Table_Hashing_1'.I28:'Pivot Table_Hashing_1'.I28" chart:class="chart:line">
            <chart:data-point chart:repeated="7"/>
          </chart:series>
          <chart:series chart:style-name="ch15" chart:values-cell-range-address="'Pivot Table_Hashing_1'.J29:'Pivot Table_Hashing_1'.J35" chart:label-cell-address="'Pivot Table_Hashing_1'.J28:'Pivot Table_Hashing_1'.J28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28:'Pivot Table_Hashing_1'.C28</svg:desc>
                </draw:g>
              </table:table-cell>
              <table:table-cell office:value-type="string">
                <text:p>Average - Update Positions</text:p>
                <draw:g>
                  <svg:desc>'Pivot Table_Hashing_1'.D28:'Pivot Table_Hashing_1'.D28</svg:desc>
                </draw:g>
              </table:table-cell>
              <table:table-cell office:value-type="string">
                <text:p>Average - Pressure Kernel</text:p>
                <draw:g>
                  <svg:desc>'Pivot Table_Hashing_1'.E28:'Pivot Table_Hashing_1'.E28</svg:desc>
                </draw:g>
              </table:table-cell>
              <table:table-cell office:value-type="string">
                <text:p>Average - Predict Postions</text:p>
                <draw:g>
                  <svg:desc>'Pivot Table_Hashing_1'.F28:'Pivot Table_Hashing_1'.F28</svg:desc>
                </draw:g>
              </table:table-cell>
              <table:table-cell office:value-type="string">
                <text:p>Average - External Forces</text:p>
                <draw:g>
                  <svg:desc>'Pivot Table_Hashing_1'.G28:'Pivot Table_Hashing_1'.G28</svg:desc>
                </draw:g>
              </table:table-cell>
              <table:table-cell office:value-type="string">
                <text:p>Average - Density Kernel</text:p>
                <draw:g>
                  <svg:desc>'Pivot Table_Hashing_1'.H28:'Pivot Table_Hashing_1'.H28</svg:desc>
                </draw:g>
              </table:table-cell>
              <table:table-cell office:value-type="string">
                <text:p>Average - Hash Table Creation</text:p>
                <draw:g>
                  <svg:desc>'Pivot Table_Hashing_1'.I28:'Pivot Table_Hashing_1'.I28</svg:desc>
                </draw:g>
              </table:table-cell>
              <table:table-cell office:value-type="string">
                <text:p>Average - Sorting</text:p>
                <draw:g>
                  <svg:desc>'Pivot Table_Hashing_1'.J28:'Pivot Table_Hashing_1'.J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29:'Pivot Table_Hashing_1'.B35</svg:desc>
                </draw:g>
              </table:table-cell>
              <table:table-cell office:value-type="float" office:value="2.66558">
                <text:p>2.66558</text:p>
                <draw:g>
                  <svg:desc>'Pivot Table_Hashing_1'.C29:'Pivot Table_Hashing_1'.C35</svg:desc>
                </draw:g>
              </table:table-cell>
              <table:table-cell office:value-type="float" office:value="0.001">
                <text:p>0.001</text:p>
                <draw:g>
                  <svg:desc>'Pivot Table_Hashing_1'.D29:'Pivot Table_Hashing_1'.D35</svg:desc>
                </draw:g>
              </table:table-cell>
              <table:table-cell office:value-type="float" office:value="4.0584">
                <text:p>4.0584</text:p>
                <draw:g>
                  <svg:desc>'Pivot Table_Hashing_1'.E29:'Pivot Table_Hashing_1'.E35</svg:desc>
                </draw:g>
              </table:table-cell>
              <table:table-cell office:value-type="float" office:value="0.0022">
                <text:p>0.0022</text:p>
                <draw:g>
                  <svg:desc>'Pivot Table_Hashing_1'.F29:'Pivot Table_Hashing_1'.F35</svg:desc>
                </draw:g>
              </table:table-cell>
              <table:table-cell office:value-type="float" office:value="0">
                <text:p>0</text:p>
                <draw:g>
                  <svg:desc>'Pivot Table_Hashing_1'.G29:'Pivot Table_Hashing_1'.G35</svg:desc>
                </draw:g>
              </table:table-cell>
              <table:table-cell office:value-type="float" office:value="2.6498">
                <text:p>2.6498</text:p>
                <draw:g>
                  <svg:desc>'Pivot Table_Hashing_1'.H29:'Pivot Table_Hashing_1'.H35</svg:desc>
                </draw:g>
              </table:table-cell>
              <table:table-cell office:value-type="float" office:value="0.0012">
                <text:p>0.0012</text:p>
                <draw:g>
                  <svg:desc>'Pivot Table_Hashing_1'.I29:'Pivot Table_Hashing_1'.I35</svg:desc>
                </draw:g>
              </table:table-cell>
              <table:table-cell office:value-type="float" office:value="0.004">
                <text:p>0.004</text:p>
                <draw:g>
                  <svg:desc>'Pivot Table_Hashing_1'.J29:'Pivot Table_Hashing_1'.J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726">
                <text:p>6.2726</text:p>
              </table:table-cell>
              <table:table-cell office:value-type="float" office:value="0.0014">
                <text:p>0.0014</text:p>
              </table:table-cell>
              <table:table-cell office:value-type="float" office:value="6.5822">
                <text:p>6.5822</text:p>
              </table:table-cell>
              <table:table-cell office:value-type="float" office:value="0.0026">
                <text:p>0.0026</text:p>
              </table:table-cell>
              <table:table-cell office:value-type="float" office:value="0.0004">
                <text:p>0.0004</text:p>
              </table:table-cell>
              <table:table-cell office:value-type="float" office:value="4.2758">
                <text:p>4.2758</text:p>
              </table:table-cell>
              <table:table-cell office:value-type="float" office:value="1.0494">
                <text:p>1.0494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282">
                <text:p>2.1282</text:p>
              </table:table-cell>
              <table:table-cell office:value-type="float" office:value="0.002">
                <text:p>0.002</text:p>
              </table:table-cell>
              <table:table-cell office:value-type="float" office:value="2.5066">
                <text:p>2.506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1.9094">
                <text:p>1.9094</text:p>
              </table:table-cell>
              <table:table-cell office:value-type="float" office:value="1.2684">
                <text:p>1.268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834">
                <text:p>0.6834</text:p>
              </table:table-cell>
              <table:table-cell office:value-type="float" office:value="0.0018">
                <text:p>0.0018</text:p>
              </table:table-cell>
              <table:table-cell office:value-type="float" office:value="0.9216">
                <text:p>0.921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6026">
                <text:p>0.6026</text:p>
              </table:table-cell>
              <table:table-cell office:value-type="float" office:value="1.3202">
                <text:p>1.3202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3502">
                <text:p>0.3502</text:p>
              </table:table-cell>
              <table:table-cell office:value-type="float" office:value="0.0016">
                <text:p>0.0016</text:p>
              </table:table-cell>
              <table:table-cell office:value-type="float" office:value="0.4506">
                <text:p>0.450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3088">
                <text:p>0.3088</text:p>
              </table:table-cell>
              <table:table-cell office:value-type="float" office:value="1.4878">
                <text:p>1.4878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2686">
                <text:p>0.2686</text:p>
              </table:table-cell>
              <table:table-cell office:value-type="float" office:value="0.0012">
                <text:p>0.0012</text:p>
              </table:table-cell>
              <table:table-cell office:value-type="float" office:value="0.3606">
                <text:p>0.360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2262">
                <text:p>0.2262</text:p>
              </table:table-cell>
              <table:table-cell office:value-type="float" office:value="1.32">
                <text:p>1.32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2336">
                <text:p>0.2336</text:p>
              </table:table-cell>
              <table:table-cell office:value-type="float" office:value="0.0012">
                <text:p>0.0012</text:p>
              </table:table-cell>
              <table:table-cell office:value-type="float" office:value="0.3494">
                <text:p>0.3494</text:p>
              </table:table-cell>
              <table:table-cell office:value-type="float" office:value="0.0028">
                <text:p>0.0028</text:p>
              </table:table-cell>
              <table:table-cell office:value-type="float" office:value="0.0004">
                <text:p>0.0004</text:p>
              </table:table-cell>
              <table:table-cell office:value-type="float" office:value="0.2038">
                <text:p>0.2038</text:p>
              </table:table-cell>
              <table:table-cell office:value-type="float" office:value="1.9764">
                <text:p>1.9764</text:p>
              </table:table-cell>
              <table:table-cell office:value-type="float" office:value="0.2124">
                <text:p>0.21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area" chart:style-name="ch1">
        <chart:title svg:x="5.692cm" svg:y="0.316cm" chart:style-name="ch2">
          <text:p>Kernel Time - Stacked</text:p>
        </chart:title>
        <chart:subtitle svg:x="7.395cm" svg:y="1.275cm" chart:style-name="ch2">
          <text:p><text:span text:style-name="T1">R=0.6</text:span></text:p>
        </chart:subtitle>
        <chart:legend chart:legend-position="end" svg:x="10.504cm" svg:y="2.458cm" style:legend-expansion="high" chart:style-name="ch3"/>
        <chart:plot-area chart:style-name="ch4" svg:x="1.331cm" svg:y="2.138cm" svg:width="8.853cm" svg:height="5.701cm">
          <chart:coordinate-region svg:x="1.965cm" svg:y="2.337cm" svg:width="7.739cm" svg:height="4.855cm"/>
          <chart:axis chart:dimension="x" chart:name="primary-x" chart:style-name="ch5" chartooo:axis-type="auto">
            <chartooo:date-scale/>
            <chart:title svg:x="4.323cm" svg:y="8.019cm" chart:style-name="ch2">
              <text:p><text:span text:style-name="T2">Hashing Table Size</text:span></text:p>
            </chart:title>
            <chart:categories table:cell-range-address="'Pivot Table_Hashing_1'.B38:'Pivot Table_Hashing_1'.B44"/>
          </chart:axis>
          <chart:axis chart:dimension="y" chart:name="primary-y" chart:style-name="ch5">
            <chart:title svg:x="0.451cm" svg:y="5.742cm" chart:style-name="ch6">
              <text:p><text:span text:style-name="T2">Time [ms]</text:span></text:p>
            </chart:title>
            <chart:grid chart:style-name="ch7" chart:class="major"/>
          </chart:axis>
          <chart:series chart:style-name="ch8" chart:values-cell-range-address="'Pivot Table_Hashing_1'.C38:'Pivot Table_Hashing_1'.C44" chart:label-cell-address="'Pivot Table_Hashing_1'.C37:'Pivot Table_Hashing_1'.C37" chart:class="chart:area">
            <chart:data-point chart:repeated="7"/>
          </chart:series>
          <chart:series chart:style-name="ch9" chart:values-cell-range-address="'Pivot Table_Hashing_1'.D38:'Pivot Table_Hashing_1'.D44" chart:label-cell-address="'Pivot Table_Hashing_1'.D37:'Pivot Table_Hashing_1'.D37" chart:class="chart:area">
            <chart:data-point chart:repeated="7"/>
          </chart:series>
          <chart:series chart:style-name="ch10" chart:values-cell-range-address="'Pivot Table_Hashing_1'.E38:'Pivot Table_Hashing_1'.E44" chart:label-cell-address="'Pivot Table_Hashing_1'.E37:'Pivot Table_Hashing_1'.E37" chart:class="chart:area">
            <chart:data-point chart:repeated="7"/>
          </chart:series>
          <chart:series chart:style-name="ch11" chart:values-cell-range-address="'Pivot Table_Hashing_1'.F38:'Pivot Table_Hashing_1'.F44" chart:label-cell-address="'Pivot Table_Hashing_1'.F37:'Pivot Table_Hashing_1'.F37" chart:class="chart:area">
            <chart:data-point chart:repeated="7"/>
          </chart:series>
          <chart:series chart:style-name="ch12" chart:values-cell-range-address="'Pivot Table_Hashing_1'.G38:'Pivot Table_Hashing_1'.G44" chart:label-cell-address="'Pivot Table_Hashing_1'.G37:'Pivot Table_Hashing_1'.G37" chart:class="chart:area">
            <chart:data-point chart:repeated="7"/>
          </chart:series>
          <chart:series chart:style-name="ch13" chart:values-cell-range-address="'Pivot Table_Hashing_1'.H38:'Pivot Table_Hashing_1'.H44" chart:label-cell-address="'Pivot Table_Hashing_1'.H37:'Pivot Table_Hashing_1'.H37" chart:class="chart:area">
            <chart:data-point chart:repeated="7"/>
          </chart:series>
          <chart:series chart:style-name="ch14" chart:values-cell-range-address="'Pivot Table_Hashing_1'.I38:'Pivot Table_Hashing_1'.I44" chart:label-cell-address="'Pivot Table_Hashing_1'.I37:'Pivot Table_Hashing_1'.I37" chart:class="chart:area">
            <chart:data-point chart:repeated="7"/>
          </chart:series>
          <chart:series chart:style-name="ch15" chart:values-cell-range-address="'Pivot Table_Hashing_1'.J38:'Pivot Table_Hashing_1'.J44" chart:label-cell-address="'Pivot Table_Hashing_1'.J37:'Pivot Table_Hashing_1'.J37" chart:class="chart:area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37:'Pivot Table_Hashing_1'.C37</svg:desc>
                </draw:g>
              </table:table-cell>
              <table:table-cell office:value-type="string">
                <text:p>Average - Update Positions</text:p>
                <draw:g>
                  <svg:desc>'Pivot Table_Hashing_1'.D37:'Pivot Table_Hashing_1'.D37</svg:desc>
                </draw:g>
              </table:table-cell>
              <table:table-cell office:value-type="string">
                <text:p>Average - Pressure Kernel</text:p>
                <draw:g>
                  <svg:desc>'Pivot Table_Hashing_1'.E37:'Pivot Table_Hashing_1'.E37</svg:desc>
                </draw:g>
              </table:table-cell>
              <table:table-cell office:value-type="string">
                <text:p>Average - Predict Postions</text:p>
                <draw:g>
                  <svg:desc>'Pivot Table_Hashing_1'.F37:'Pivot Table_Hashing_1'.F37</svg:desc>
                </draw:g>
              </table:table-cell>
              <table:table-cell office:value-type="string">
                <text:p>Average - External Forces</text:p>
                <draw:g>
                  <svg:desc>'Pivot Table_Hashing_1'.G37:'Pivot Table_Hashing_1'.G37</svg:desc>
                </draw:g>
              </table:table-cell>
              <table:table-cell office:value-type="string">
                <text:p>Average - Density Kernel</text:p>
                <draw:g>
                  <svg:desc>'Pivot Table_Hashing_1'.H37:'Pivot Table_Hashing_1'.H37</svg:desc>
                </draw:g>
              </table:table-cell>
              <table:table-cell office:value-type="string">
                <text:p>Average - Hash Table Creation</text:p>
                <draw:g>
                  <svg:desc>'Pivot Table_Hashing_1'.I37:'Pivot Table_Hashing_1'.I37</svg:desc>
                </draw:g>
              </table:table-cell>
              <table:table-cell office:value-type="string">
                <text:p>Average - Sorting</text:p>
                <draw:g>
                  <svg:desc>'Pivot Table_Hashing_1'.J37:'Pivot Table_Hashing_1'.J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38:'Pivot Table_Hashing_1'.B44</svg:desc>
                </draw:g>
              </table:table-cell>
              <table:table-cell office:value-type="float" office:value="2.9254">
                <text:p>2.9254</text:p>
                <draw:g>
                  <svg:desc>'Pivot Table_Hashing_1'.C38:'Pivot Table_Hashing_1'.C44</svg:desc>
                </draw:g>
              </table:table-cell>
              <table:table-cell office:value-type="float" office:value="0.001">
                <text:p>0.001</text:p>
                <draw:g>
                  <svg:desc>'Pivot Table_Hashing_1'.D38:'Pivot Table_Hashing_1'.D44</svg:desc>
                </draw:g>
              </table:table-cell>
              <table:table-cell office:value-type="float" office:value="5.183">
                <text:p>5.183</text:p>
                <draw:g>
                  <svg:desc>'Pivot Table_Hashing_1'.E38:'Pivot Table_Hashing_1'.E44</svg:desc>
                </draw:g>
              </table:table-cell>
              <table:table-cell office:value-type="float" office:value="0.0024">
                <text:p>0.0024</text:p>
                <draw:g>
                  <svg:desc>'Pivot Table_Hashing_1'.F38:'Pivot Table_Hashing_1'.F44</svg:desc>
                </draw:g>
              </table:table-cell>
              <table:table-cell office:value-type="float" office:value="0.0002">
                <text:p>0.0002</text:p>
                <draw:g>
                  <svg:desc>'Pivot Table_Hashing_1'.G38:'Pivot Table_Hashing_1'.G44</svg:desc>
                </draw:g>
              </table:table-cell>
              <table:table-cell office:value-type="float" office:value="2.6452">
                <text:p>2.6452</text:p>
                <draw:g>
                  <svg:desc>'Pivot Table_Hashing_1'.H38:'Pivot Table_Hashing_1'.H44</svg:desc>
                </draw:g>
              </table:table-cell>
              <table:table-cell office:value-type="float" office:value="0.0014">
                <text:p>0.0014</text:p>
                <draw:g>
                  <svg:desc>'Pivot Table_Hashing_1'.I38:'Pivot Table_Hashing_1'.I44</svg:desc>
                </draw:g>
              </table:table-cell>
              <table:table-cell office:value-type="float" office:value="0.005">
                <text:p>0.005</text:p>
                <draw:g>
                  <svg:desc>'Pivot Table_Hashing_1'.J38:'Pivot Table_Hashing_1'.J4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5946">
                <text:p>6.5946</text:p>
              </table:table-cell>
              <table:table-cell office:value-type="float" office:value="0.0016">
                <text:p>0.0016</text:p>
              </table:table-cell>
              <table:table-cell office:value-type="float" office:value="7.2354">
                <text:p>7.2354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345">
                <text:p>4.345</text:p>
              </table:table-cell>
              <table:table-cell office:value-type="float" office:value="1.2062">
                <text:p>1.20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4428">
                <text:p>2.4428</text:p>
              </table:table-cell>
              <table:table-cell office:value-type="float" office:value="0.001">
                <text:p>0.001</text:p>
              </table:table-cell>
              <table:table-cell office:value-type="float" office:value="3.068">
                <text:p>3.068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2.1154">
                <text:p>2.1154</text:p>
              </table:table-cell>
              <table:table-cell office:value-type="float" office:value="1.32">
                <text:p>1.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62">
                <text:p>0.862</text:p>
              </table:table-cell>
              <table:table-cell office:value-type="float" office:value="0.0018">
                <text:p>0.0018</text:p>
              </table:table-cell>
              <table:table-cell office:value-type="float" office:value="1.1734">
                <text:p>1.173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7498">
                <text:p>0.7498</text:p>
              </table:table-cell>
              <table:table-cell office:value-type="float" office:value="1.3192">
                <text:p>1.3192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">
                <text:p>0.48</text:p>
              </table:table-cell>
              <table:table-cell office:value-type="float" office:value="0.0016">
                <text:p>0.0016</text:p>
              </table:table-cell>
              <table:table-cell office:value-type="float" office:value="0.7238">
                <text:p>0.723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4212">
                <text:p>0.4212</text:p>
              </table:table-cell>
              <table:table-cell office:value-type="float" office:value="1.32">
                <text:p>1.32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383">
                <text:p>0.383</text:p>
              </table:table-cell>
              <table:table-cell office:value-type="float" office:value="0.0012">
                <text:p>0.0012</text:p>
              </table:table-cell>
              <table:table-cell office:value-type="float" office:value="0.5586">
                <text:p>0.5586</text:p>
              </table:table-cell>
              <table:table-cell office:value-type="float" office:value="0.0042">
                <text:p>0.0042</text:p>
              </table:table-cell>
              <table:table-cell office:value-type="float" office:value="0.001">
                <text:p>0.001</text:p>
              </table:table-cell>
              <table:table-cell office:value-type="float" office:value="0.3244">
                <text:p>0.3244</text:p>
              </table:table-cell>
              <table:table-cell office:value-type="float" office:value="1.32">
                <text:p>1.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3748">
                <text:p>0.3748</text:p>
              </table:table-cell>
              <table:table-cell office:value-type="float" office:value="0.0012">
                <text:p>0.0012</text:p>
              </table:table-cell>
              <table:table-cell office:value-type="float" office:value="0.569">
                <text:p>0.569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0.3226">
                <text:p>0.3226</text:p>
              </table:table-cell>
              <table:table-cell office:value-type="float" office:value="1.8744">
                <text:p>1.8744</text:p>
              </table:table-cell>
              <table:table-cell office:value-type="float" office:value="0.4464">
                <text:p>0.44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2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4.479cm" svg:y="0.316cm" chart:style-name="ch2">
          <text:p>Simulation frame time composition</text:p>
        </chart:title>
        <chart:subtitle svg:x="7.394cm" svg:y="1.275cm" chart:style-name="ch2">
          <text:p><text:span text:style-name="T1">R=0.6</text:span></text:p>
        </chart:subtitle>
        <chart:legend chart:legend-position="end" svg:x="10.502cm" svg:y="2.461cm" style:legend-expansion="high" chart:style-name="ch3"/>
        <chart:plot-area chart:style-name="ch4" svg:x="1.33cm" svg:y="2.138cm" svg:width="8.853cm" svg:height="5.707cm">
          <chart:coordinate-region svg:x="2.461cm" svg:y="2.337cm" svg:width="7.242cm" svg:height="4.861cm"/>
          <chart:axis chart:dimension="x" chart:name="primary-x" chart:style-name="ch5" chartooo:axis-type="auto">
            <chartooo:date-scale/>
            <chart:title svg:x="4.322cm" svg:y="8.025cm" chart:style-name="ch2">
              <text:p><text:span text:style-name="T2">Hashing Table Size</text:span></text:p>
            </chart:title>
            <chart:categories table:cell-range-address="'Pivot Table_Hashing_1'.B38:'Pivot Table_Hashing_1'.B44"/>
          </chart:axis>
          <chart:axis chart:dimension="y" chart:name="primary-y" chart:style-name="ch6">
            <chart:title svg:x="0.451cm" svg:y="5.674cm" chart:style-name="ch7">
              <text:p><text:span text:style-name="T2">Time [%]</text:span></text:p>
            </chart:title>
            <chart:grid chart:style-name="ch8" chart:class="major"/>
          </chart:axis>
          <chart:series chart:style-name="ch9" chart:values-cell-range-address="'Pivot Table_Hashing_1'.C38:'Pivot Table_Hashing_1'.C44" chart:label-cell-address="'Pivot Table_Hashing_1'.C37:'Pivot Table_Hashing_1'.C37" chart:class="chart:area">
            <chart:data-point chart:repeated="7"/>
          </chart:series>
          <chart:series chart:style-name="ch10" chart:values-cell-range-address="'Pivot Table_Hashing_1'.D38:'Pivot Table_Hashing_1'.D44" chart:label-cell-address="'Pivot Table_Hashing_1'.D37:'Pivot Table_Hashing_1'.D37" chart:class="chart:area">
            <chart:data-point chart:repeated="7"/>
          </chart:series>
          <chart:series chart:style-name="ch11" chart:values-cell-range-address="'Pivot Table_Hashing_1'.E38:'Pivot Table_Hashing_1'.E44" chart:label-cell-address="'Pivot Table_Hashing_1'.E37:'Pivot Table_Hashing_1'.E37" chart:class="chart:area">
            <chart:data-point chart:repeated="7"/>
          </chart:series>
          <chart:series chart:style-name="ch12" chart:values-cell-range-address="'Pivot Table_Hashing_1'.F38:'Pivot Table_Hashing_1'.F44" chart:label-cell-address="'Pivot Table_Hashing_1'.F37:'Pivot Table_Hashing_1'.F37" chart:class="chart:area">
            <chart:data-point chart:repeated="7"/>
          </chart:series>
          <chart:series chart:style-name="ch13" chart:values-cell-range-address="'Pivot Table_Hashing_1'.G38:'Pivot Table_Hashing_1'.G44" chart:label-cell-address="'Pivot Table_Hashing_1'.G37:'Pivot Table_Hashing_1'.G37" chart:class="chart:area">
            <chart:data-point chart:repeated="7"/>
          </chart:series>
          <chart:series chart:style-name="ch14" chart:values-cell-range-address="'Pivot Table_Hashing_1'.H38:'Pivot Table_Hashing_1'.H44" chart:label-cell-address="'Pivot Table_Hashing_1'.H37:'Pivot Table_Hashing_1'.H37" chart:class="chart:area">
            <chart:data-point chart:repeated="7"/>
          </chart:series>
          <chart:series chart:style-name="ch15" chart:values-cell-range-address="'Pivot Table_Hashing_1'.I38:'Pivot Table_Hashing_1'.I44" chart:label-cell-address="'Pivot Table_Hashing_1'.I37:'Pivot Table_Hashing_1'.I37" chart:class="chart:area">
            <chart:data-point chart:repeated="7"/>
          </chart:series>
          <chart:series chart:style-name="ch16" chart:values-cell-range-address="'Pivot Table_Hashing_1'.J38:'Pivot Table_Hashing_1'.J44" chart:label-cell-address="'Pivot Table_Hashing_1'.J37:'Pivot Table_Hashing_1'.J37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37:'Pivot Table_Hashing_1'.C37</svg:desc>
                </draw:g>
              </table:table-cell>
              <table:table-cell office:value-type="string">
                <text:p>Average - Update Positions</text:p>
                <draw:g>
                  <svg:desc>'Pivot Table_Hashing_1'.D37:'Pivot Table_Hashing_1'.D37</svg:desc>
                </draw:g>
              </table:table-cell>
              <table:table-cell office:value-type="string">
                <text:p>Average - Pressure Kernel</text:p>
                <draw:g>
                  <svg:desc>'Pivot Table_Hashing_1'.E37:'Pivot Table_Hashing_1'.E37</svg:desc>
                </draw:g>
              </table:table-cell>
              <table:table-cell office:value-type="string">
                <text:p>Average - Predict Postions</text:p>
                <draw:g>
                  <svg:desc>'Pivot Table_Hashing_1'.F37:'Pivot Table_Hashing_1'.F37</svg:desc>
                </draw:g>
              </table:table-cell>
              <table:table-cell office:value-type="string">
                <text:p>Average - External Forces</text:p>
                <draw:g>
                  <svg:desc>'Pivot Table_Hashing_1'.G37:'Pivot Table_Hashing_1'.G37</svg:desc>
                </draw:g>
              </table:table-cell>
              <table:table-cell office:value-type="string">
                <text:p>Average - Density Kernel</text:p>
                <draw:g>
                  <svg:desc>'Pivot Table_Hashing_1'.H37:'Pivot Table_Hashing_1'.H37</svg:desc>
                </draw:g>
              </table:table-cell>
              <table:table-cell office:value-type="string">
                <text:p>Average - Hash Table Creation</text:p>
                <draw:g>
                  <svg:desc>'Pivot Table_Hashing_1'.I37:'Pivot Table_Hashing_1'.I37</svg:desc>
                </draw:g>
              </table:table-cell>
              <table:table-cell office:value-type="string">
                <text:p>Average - Sorting</text:p>
                <draw:g>
                  <svg:desc>'Pivot Table_Hashing_1'.J37:'Pivot Table_Hashing_1'.J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38:'Pivot Table_Hashing_1'.B44</svg:desc>
                </draw:g>
              </table:table-cell>
              <table:table-cell office:value-type="float" office:value="2.9254">
                <text:p>2.9254</text:p>
                <draw:g>
                  <svg:desc>'Pivot Table_Hashing_1'.C38:'Pivot Table_Hashing_1'.C44</svg:desc>
                </draw:g>
              </table:table-cell>
              <table:table-cell office:value-type="float" office:value="0.001">
                <text:p>0.001</text:p>
                <draw:g>
                  <svg:desc>'Pivot Table_Hashing_1'.D38:'Pivot Table_Hashing_1'.D44</svg:desc>
                </draw:g>
              </table:table-cell>
              <table:table-cell office:value-type="float" office:value="5.183">
                <text:p>5.183</text:p>
                <draw:g>
                  <svg:desc>'Pivot Table_Hashing_1'.E38:'Pivot Table_Hashing_1'.E44</svg:desc>
                </draw:g>
              </table:table-cell>
              <table:table-cell office:value-type="float" office:value="0.0024">
                <text:p>0.0024</text:p>
                <draw:g>
                  <svg:desc>'Pivot Table_Hashing_1'.F38:'Pivot Table_Hashing_1'.F44</svg:desc>
                </draw:g>
              </table:table-cell>
              <table:table-cell office:value-type="float" office:value="0.0002">
                <text:p>0.0002</text:p>
                <draw:g>
                  <svg:desc>'Pivot Table_Hashing_1'.G38:'Pivot Table_Hashing_1'.G44</svg:desc>
                </draw:g>
              </table:table-cell>
              <table:table-cell office:value-type="float" office:value="2.6452">
                <text:p>2.6452</text:p>
                <draw:g>
                  <svg:desc>'Pivot Table_Hashing_1'.H38:'Pivot Table_Hashing_1'.H44</svg:desc>
                </draw:g>
              </table:table-cell>
              <table:table-cell office:value-type="float" office:value="0.0014">
                <text:p>0.0014</text:p>
                <draw:g>
                  <svg:desc>'Pivot Table_Hashing_1'.I38:'Pivot Table_Hashing_1'.I44</svg:desc>
                </draw:g>
              </table:table-cell>
              <table:table-cell office:value-type="float" office:value="0.005">
                <text:p>0.005</text:p>
                <draw:g>
                  <svg:desc>'Pivot Table_Hashing_1'.J38:'Pivot Table_Hashing_1'.J4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5946">
                <text:p>6.5946</text:p>
              </table:table-cell>
              <table:table-cell office:value-type="float" office:value="0.0016">
                <text:p>0.0016</text:p>
              </table:table-cell>
              <table:table-cell office:value-type="float" office:value="7.2354">
                <text:p>7.2354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345">
                <text:p>4.345</text:p>
              </table:table-cell>
              <table:table-cell office:value-type="float" office:value="1.2062">
                <text:p>1.20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4428">
                <text:p>2.4428</text:p>
              </table:table-cell>
              <table:table-cell office:value-type="float" office:value="0.001">
                <text:p>0.001</text:p>
              </table:table-cell>
              <table:table-cell office:value-type="float" office:value="3.068">
                <text:p>3.068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2.1154">
                <text:p>2.1154</text:p>
              </table:table-cell>
              <table:table-cell office:value-type="float" office:value="1.32">
                <text:p>1.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62">
                <text:p>0.862</text:p>
              </table:table-cell>
              <table:table-cell office:value-type="float" office:value="0.0018">
                <text:p>0.0018</text:p>
              </table:table-cell>
              <table:table-cell office:value-type="float" office:value="1.1734">
                <text:p>1.173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7498">
                <text:p>0.7498</text:p>
              </table:table-cell>
              <table:table-cell office:value-type="float" office:value="1.3192">
                <text:p>1.3192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">
                <text:p>0.48</text:p>
              </table:table-cell>
              <table:table-cell office:value-type="float" office:value="0.0016">
                <text:p>0.0016</text:p>
              </table:table-cell>
              <table:table-cell office:value-type="float" office:value="0.7238">
                <text:p>0.723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4212">
                <text:p>0.4212</text:p>
              </table:table-cell>
              <table:table-cell office:value-type="float" office:value="1.32">
                <text:p>1.32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383">
                <text:p>0.383</text:p>
              </table:table-cell>
              <table:table-cell office:value-type="float" office:value="0.0012">
                <text:p>0.0012</text:p>
              </table:table-cell>
              <table:table-cell office:value-type="float" office:value="0.5586">
                <text:p>0.5586</text:p>
              </table:table-cell>
              <table:table-cell office:value-type="float" office:value="0.0042">
                <text:p>0.0042</text:p>
              </table:table-cell>
              <table:table-cell office:value-type="float" office:value="0.001">
                <text:p>0.001</text:p>
              </table:table-cell>
              <table:table-cell office:value-type="float" office:value="0.3244">
                <text:p>0.3244</text:p>
              </table:table-cell>
              <table:table-cell office:value-type="float" office:value="1.32">
                <text:p>1.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3748">
                <text:p>0.3748</text:p>
              </table:table-cell>
              <table:table-cell office:value-type="float" office:value="0.0012">
                <text:p>0.0012</text:p>
              </table:table-cell>
              <table:table-cell office:value-type="float" office:value="0.569">
                <text:p>0.569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0.3226">
                <text:p>0.3226</text:p>
              </table:table-cell>
              <table:table-cell office:value-type="float" office:value="1.8744">
                <text:p>1.8744</text:p>
              </table:table-cell>
              <table:table-cell office:value-type="float" office:value="0.4464">
                <text:p>0.44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line" chart:style-name="ch1">
        <chart:title svg:x="6.703cm" svg:y="0.316cm" chart:style-name="ch2">
          <text:p>Kernel Time</text:p>
        </chart:title>
        <chart:subtitle svg:x="7.394cm" svg:y="1.275cm" chart:style-name="ch2">
          <text:p><text:span text:style-name="T1">R=0.6</text:span></text:p>
        </chart:subtitle>
        <chart:legend chart:legend-position="end" svg:x="9.913cm" svg:y="2.461cm" style:legend-expansion="high" chart:style-name="ch3"/>
        <chart:plot-area chart:style-name="ch4" svg:x="1.33cm" svg:y="2.138cm" svg:width="8.264cm" svg:height="5.707cm">
          <chart:coordinate-region svg:x="1.772cm" svg:y="2.337cm" svg:width="7.342cm" svg:height="4.861cm"/>
          <chart:axis chart:dimension="x" chart:name="primary-x" chart:style-name="ch5" chartooo:axis-type="auto">
            <chartooo:date-scale/>
            <chart:title svg:x="4.028cm" svg:y="8.025cm" chart:style-name="ch2">
              <text:p><text:span text:style-name="T2">Hashing Table Size</text:span></text:p>
            </chart:title>
            <chart:categories table:cell-range-address="'Pivot Table_Hashing_1'.B38:'Pivot Table_Hashing_1'.B44"/>
          </chart:axis>
          <chart:axis chart:dimension="y" chart:name="primary-y" chart:style-name="ch5">
            <chart:title svg:x="0.451cm" svg:y="5.745cm" chart:style-name="ch6">
              <text:p><text:span text:style-name="T2">Time [ms]</text:span></text:p>
            </chart:title>
            <chart:grid chart:style-name="ch7" chart:class="major"/>
          </chart:axis>
          <chart:series chart:style-name="ch8" chart:values-cell-range-address="'Pivot Table_Hashing_1'.C38:'Pivot Table_Hashing_1'.C44" chart:label-cell-address="'Pivot Table_Hashing_1'.C37:'Pivot Table_Hashing_1'.C37" chart:class="chart:line">
            <chart:data-point chart:repeated="7"/>
          </chart:series>
          <chart:series chart:style-name="ch9" chart:values-cell-range-address="'Pivot Table_Hashing_1'.D38:'Pivot Table_Hashing_1'.D44" chart:label-cell-address="'Pivot Table_Hashing_1'.D37:'Pivot Table_Hashing_1'.D37" chart:class="chart:line">
            <chart:data-point chart:repeated="7"/>
          </chart:series>
          <chart:series chart:style-name="ch10" chart:values-cell-range-address="'Pivot Table_Hashing_1'.E38:'Pivot Table_Hashing_1'.E44" chart:label-cell-address="'Pivot Table_Hashing_1'.E37:'Pivot Table_Hashing_1'.E37" chart:class="chart:line">
            <chart:data-point chart:repeated="7"/>
          </chart:series>
          <chart:series chart:style-name="ch11" chart:values-cell-range-address="'Pivot Table_Hashing_1'.F38:'Pivot Table_Hashing_1'.F44" chart:label-cell-address="'Pivot Table_Hashing_1'.F37:'Pivot Table_Hashing_1'.F37" chart:class="chart:line">
            <chart:data-point chart:repeated="7"/>
          </chart:series>
          <chart:series chart:style-name="ch12" chart:values-cell-range-address="'Pivot Table_Hashing_1'.G38:'Pivot Table_Hashing_1'.G44" chart:label-cell-address="'Pivot Table_Hashing_1'.G37:'Pivot Table_Hashing_1'.G37" chart:class="chart:line">
            <chart:data-point chart:repeated="7"/>
          </chart:series>
          <chart:series chart:style-name="ch13" chart:values-cell-range-address="'Pivot Table_Hashing_1'.H38:'Pivot Table_Hashing_1'.H44" chart:label-cell-address="'Pivot Table_Hashing_1'.H37:'Pivot Table_Hashing_1'.H37" chart:class="chart:line">
            <chart:data-point chart:repeated="7"/>
          </chart:series>
          <chart:series chart:style-name="ch14" chart:values-cell-range-address="'Pivot Table_Hashing_1'.I38:'Pivot Table_Hashing_1'.I44" chart:label-cell-address="'Pivot Table_Hashing_1'.I37:'Pivot Table_Hashing_1'.I37" chart:class="chart:line">
            <chart:data-point chart:repeated="7"/>
          </chart:series>
          <chart:series chart:style-name="ch15" chart:values-cell-range-address="'Pivot Table_Hashing_1'.J38:'Pivot Table_Hashing_1'.J44" chart:label-cell-address="'Pivot Table_Hashing_1'.J37:'Pivot Table_Hashing_1'.J37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'Pivot Table_Hashing_1'.C37:'Pivot Table_Hashing_1'.C37</svg:desc>
                </draw:g>
              </table:table-cell>
              <table:table-cell office:value-type="string">
                <text:p>Average - Update Positions</text:p>
                <draw:g>
                  <svg:desc>'Pivot Table_Hashing_1'.D37:'Pivot Table_Hashing_1'.D37</svg:desc>
                </draw:g>
              </table:table-cell>
              <table:table-cell office:value-type="string">
                <text:p>Average - Pressure Kernel</text:p>
                <draw:g>
                  <svg:desc>'Pivot Table_Hashing_1'.E37:'Pivot Table_Hashing_1'.E37</svg:desc>
                </draw:g>
              </table:table-cell>
              <table:table-cell office:value-type="string">
                <text:p>Average - Predict Postions</text:p>
                <draw:g>
                  <svg:desc>'Pivot Table_Hashing_1'.F37:'Pivot Table_Hashing_1'.F37</svg:desc>
                </draw:g>
              </table:table-cell>
              <table:table-cell office:value-type="string">
                <text:p>Average - External Forces</text:p>
                <draw:g>
                  <svg:desc>'Pivot Table_Hashing_1'.G37:'Pivot Table_Hashing_1'.G37</svg:desc>
                </draw:g>
              </table:table-cell>
              <table:table-cell office:value-type="string">
                <text:p>Average - Density Kernel</text:p>
                <draw:g>
                  <svg:desc>'Pivot Table_Hashing_1'.H37:'Pivot Table_Hashing_1'.H37</svg:desc>
                </draw:g>
              </table:table-cell>
              <table:table-cell office:value-type="string">
                <text:p>Average - Hash Table Creation</text:p>
                <draw:g>
                  <svg:desc>'Pivot Table_Hashing_1'.I37:'Pivot Table_Hashing_1'.I37</svg:desc>
                </draw:g>
              </table:table-cell>
              <table:table-cell office:value-type="string">
                <text:p>Average - Sorting</text:p>
                <draw:g>
                  <svg:desc>'Pivot Table_Hashing_1'.J37:'Pivot Table_Hashing_1'.J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38:'Pivot Table_Hashing_1'.B44</svg:desc>
                </draw:g>
              </table:table-cell>
              <table:table-cell office:value-type="float" office:value="2.9254">
                <text:p>2.9254</text:p>
                <draw:g>
                  <svg:desc>'Pivot Table_Hashing_1'.C38:'Pivot Table_Hashing_1'.C44</svg:desc>
                </draw:g>
              </table:table-cell>
              <table:table-cell office:value-type="float" office:value="0.001">
                <text:p>0.001</text:p>
                <draw:g>
                  <svg:desc>'Pivot Table_Hashing_1'.D38:'Pivot Table_Hashing_1'.D44</svg:desc>
                </draw:g>
              </table:table-cell>
              <table:table-cell office:value-type="float" office:value="5.183">
                <text:p>5.183</text:p>
                <draw:g>
                  <svg:desc>'Pivot Table_Hashing_1'.E38:'Pivot Table_Hashing_1'.E44</svg:desc>
                </draw:g>
              </table:table-cell>
              <table:table-cell office:value-type="float" office:value="0.0024">
                <text:p>0.0024</text:p>
                <draw:g>
                  <svg:desc>'Pivot Table_Hashing_1'.F38:'Pivot Table_Hashing_1'.F44</svg:desc>
                </draw:g>
              </table:table-cell>
              <table:table-cell office:value-type="float" office:value="0.0002">
                <text:p>0.0002</text:p>
                <draw:g>
                  <svg:desc>'Pivot Table_Hashing_1'.G38:'Pivot Table_Hashing_1'.G44</svg:desc>
                </draw:g>
              </table:table-cell>
              <table:table-cell office:value-type="float" office:value="2.6452">
                <text:p>2.6452</text:p>
                <draw:g>
                  <svg:desc>'Pivot Table_Hashing_1'.H38:'Pivot Table_Hashing_1'.H44</svg:desc>
                </draw:g>
              </table:table-cell>
              <table:table-cell office:value-type="float" office:value="0.0014">
                <text:p>0.0014</text:p>
                <draw:g>
                  <svg:desc>'Pivot Table_Hashing_1'.I38:'Pivot Table_Hashing_1'.I44</svg:desc>
                </draw:g>
              </table:table-cell>
              <table:table-cell office:value-type="float" office:value="0.005">
                <text:p>0.005</text:p>
                <draw:g>
                  <svg:desc>'Pivot Table_Hashing_1'.J38:'Pivot Table_Hashing_1'.J4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5946">
                <text:p>6.5946</text:p>
              </table:table-cell>
              <table:table-cell office:value-type="float" office:value="0.0016">
                <text:p>0.0016</text:p>
              </table:table-cell>
              <table:table-cell office:value-type="float" office:value="7.2354">
                <text:p>7.2354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345">
                <text:p>4.345</text:p>
              </table:table-cell>
              <table:table-cell office:value-type="float" office:value="1.2062">
                <text:p>1.20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4428">
                <text:p>2.4428</text:p>
              </table:table-cell>
              <table:table-cell office:value-type="float" office:value="0.001">
                <text:p>0.001</text:p>
              </table:table-cell>
              <table:table-cell office:value-type="float" office:value="3.068">
                <text:p>3.068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2.1154">
                <text:p>2.1154</text:p>
              </table:table-cell>
              <table:table-cell office:value-type="float" office:value="1.32">
                <text:p>1.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62">
                <text:p>0.862</text:p>
              </table:table-cell>
              <table:table-cell office:value-type="float" office:value="0.0018">
                <text:p>0.0018</text:p>
              </table:table-cell>
              <table:table-cell office:value-type="float" office:value="1.1734">
                <text:p>1.173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7498">
                <text:p>0.7498</text:p>
              </table:table-cell>
              <table:table-cell office:value-type="float" office:value="1.3192">
                <text:p>1.3192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">
                <text:p>0.48</text:p>
              </table:table-cell>
              <table:table-cell office:value-type="float" office:value="0.0016">
                <text:p>0.0016</text:p>
              </table:table-cell>
              <table:table-cell office:value-type="float" office:value="0.7238">
                <text:p>0.723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4212">
                <text:p>0.4212</text:p>
              </table:table-cell>
              <table:table-cell office:value-type="float" office:value="1.32">
                <text:p>1.32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383">
                <text:p>0.383</text:p>
              </table:table-cell>
              <table:table-cell office:value-type="float" office:value="0.0012">
                <text:p>0.0012</text:p>
              </table:table-cell>
              <table:table-cell office:value-type="float" office:value="0.5586">
                <text:p>0.5586</text:p>
              </table:table-cell>
              <table:table-cell office:value-type="float" office:value="0.0042">
                <text:p>0.0042</text:p>
              </table:table-cell>
              <table:table-cell office:value-type="float" office:value="0.001">
                <text:p>0.001</text:p>
              </table:table-cell>
              <table:table-cell office:value-type="float" office:value="0.3244">
                <text:p>0.3244</text:p>
              </table:table-cell>
              <table:table-cell office:value-type="float" office:value="1.32">
                <text:p>1.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3748">
                <text:p>0.3748</text:p>
              </table:table-cell>
              <table:table-cell office:value-type="float" office:value="0.0012">
                <text:p>0.0012</text:p>
              </table:table-cell>
              <table:table-cell office:value-type="float" office:value="0.569">
                <text:p>0.569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0.3226">
                <text:p>0.3226</text:p>
              </table:table-cell>
              <table:table-cell office:value-type="float" office:value="1.8744">
                <text:p>1.8744</text:p>
              </table:table-cell>
              <table:table-cell office:value-type="float" office:value="0.4464">
                <text:p>0.44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